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30000004465AA41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1" svg:font-family="Monospace" style:font-pitch="fixed"/>
    <style:font-face style:name="Courier New1" svg:font-family="'Courier New'" style:font-family-generic="modern" style:font-pitch="fixed"/>
    <style:font-face style:name="Monospace3" svg:font-family="Monospace" style:font-family-generic="roman" style:font-pitch="fixed"/>
    <style:font-face style:name="Arial2" svg:font-family="Arial" style:font-pitch="variable"/>
    <style:font-face style:name="Lohit Hindi1" svg:font-family="'Lohit Hindi'" style:font-pitch="variable"/>
    <style:font-face style:name="Monospace" svg:font-family="Monospace" style:font-pitch="variable"/>
    <style:font-face style:name="WenQuanYi Micro Hei1" svg:font-family="'WenQuanYi Micro He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onospace2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color="#ff9966" draw:fill-gradient-name="Gradient_20_16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6" style:family="graphic" style:parent-style-name="standard">
      <style:graphic-properties svg:stroke-width="0.102cm" draw:marker-start-width="0.352cm" draw:marker-end-width="0.352cm" draw:fill="gradient" draw:fill-color="#ff9966" draw:fill-gradient-name="Gradient_20_25" draw:textarea-horizontal-align="justify" draw:textarea-vertical-align="bottom" draw:auto-grow-height="false" fo:padding-top="0.175cm" fo:padding-bottom="0.175cm" fo:padding-left="0.3cm" fo:padding-right="0.3cm" draw:shadow-offset-x="0.102cm" draw:shadow-offset-y="0.102cm"/>
    </style:style>
    <style:style style:name="gr7" style:family="graphic" style:parent-style-name="standard">
      <style:graphic-properties svg:stroke-width="0.102cm" draw:marker-start-width="0.352cm" draw:marker-end-width="0.352cm" draw:fill="gradient" draw:fill-color="#ff9966" draw:fill-gradient-name="Gradient_20_26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8" style:family="graphic" style:parent-style-name="standard">
      <style:graphic-properties svg:stroke-width="0.102cm" draw:marker-start-width="0.352cm" draw:marker-end-width="0.352cm" draw:fill="gradient" draw:fill-color="#ff9966" draw:fill-gradient-name="Gradient_20_28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b3b3b3"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style:text-autospace="none"/>
    </style:style>
    <style:style style:name="P7" style:family="paragraph">
      <style:paragraph-properties fo:text-align="start" style:text-autospace="none"/>
      <style:text-properties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P8" style:family="paragraph">
      <style:paragraph-properties fo:text-align="start" style:text-autospace="none"/>
      <style:text-properties fo:color="#00000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9" style:family="paragraph">
      <style:paragraph-properties fo:text-align="start" style:text-autospace="none"/>
      <style:text-properties fo:color="#000000" style:font-name="Monospace1" fo:font-size="17pt" style:text-underline-style="none" fo:font-weight="normal" style:font-name-asian="Monospace1" style:font-size-asian="17pt" style:font-weight-asian="normal" style:font-name-complex="Monospace1" style:font-size-complex="17pt" style:font-weight-complex="normal"/>
    </style:style>
    <style:style style:name="P10" style:family="paragraph">
      <style:paragraph-properties fo:text-align="start" style:text-autospace="none"/>
      <style:text-properties fo:color="#00000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start" style:text-autospace="none"/>
      <style:text-properties fo:color="#646464" style:font-name="Monospace3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text-align="start" style:text-autospace="none"/>
      <style:text-properties fo:color="#000000" style:font-name="Monospace1" fo:font-size="19pt" style:text-underline-style="none" fo:font-weight="normal" style:font-name-asian="Monospace1" style:font-size-asian="19pt" style:font-weight-asian="normal" style:font-name-complex="Monospace1" style:font-size-complex="19pt" style:font-weight-complex="normal"/>
    </style:style>
    <style:style style:name="P15" style:family="paragraph">
      <style:paragraph-properties fo:text-align="start" style:text-autospace="none"/>
      <style:text-properties fo:color="#000000" style:font-name="Monospace1" fo:font-size="20pt" style:text-underline-style="none" fo:font-weight="normal" style:font-name-asian="Monospace1" style:font-size-asian="20pt" style:font-weight-asian="normal" style:font-name-complex="Monospace1" style:font-size-complex="20pt" style:font-weight-complex="normal"/>
    </style:style>
    <style:style style:name="P16" style:family="paragraph">
      <style:paragraph-properties fo:text-align="start" style:text-autospace="none"/>
      <style:text-properties fo:color="#646464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17" style:family="paragraph">
      <style:paragraph-properties fo:text-align="start" style:text-autospace="none"/>
      <style:text-properties fo:color="#000000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style:paragraph-properties fo:text-align="center"/>
      <style:text-properties style:font-name="Courier New1" fo:font-size="18pt" fo:font-weight="bold" style:font-size-asian="18pt" style:font-weight-asian="bold" style:font-size-complex="18pt" style:font-weight-complex="bold"/>
    </style:style>
    <style:style style:name="P20" style:family="paragraph">
      <style:paragraph-properties fo:text-align="center"/>
      <style:text-properties style:font-name="Courier New1" fo:font-size="16pt" fo:font-weight="bold" style:font-size-asian="16pt" style:font-weight-asian="bold" style:font-size-complex="16pt" style:font-weight-complex="bold"/>
    </style:style>
    <style:style style:name="P21" style:family="paragraph">
      <style:paragraph-properties style:text-autospace="none"/>
      <style:text-properties fo:color="#646464" style:font-name="Monospace1" fo:font-size="20pt" style:text-underline-style="none" style:font-name-asian="Monospace1" style:font-size-asian="20pt" style:font-name-complex="Monospace1" style:font-size-complex="20pt"/>
    </style:style>
    <style:style style:name="P22" style:family="paragraph">
      <style:paragraph-properties style:text-autospace="none"/>
      <style:text-properties style:font-name="Monospace1" fo:font-size="20pt" style:text-underline-style="none" style:font-name-asian="Monospace1" style:font-size-asian="20pt" style:font-name-complex="Monospace1" style:font-size-complex="20pt"/>
    </style:style>
    <style:style style:name="P23" style:family="paragraph">
      <style:paragraph-properties style:text-autospace="none"/>
      <style:text-properties fo:color="#000000" style:font-name="Monospace1" fo:font-size="20pt" style:text-underline-style="none" style:font-name-asian="Monospace1" style:font-size-asian="20pt" style:font-name-complex="Monospace1" style:font-size-complex="20pt"/>
    </style:style>
    <style:style style:name="P24" style:family="paragraph">
      <style:paragraph-properties fo:text-align="start" style:text-autospace="none"/>
      <style:text-properties fo:color="#000000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P25" style:family="paragraph">
      <style:text-properties fo:font-weight="bold" style:font-weight-asian="bold" style:font-weight-complex="bold"/>
    </style:style>
    <style:style style:name="P26" style:family="paragraph">
      <style:paragraph-properties fo:text-align="start" style:text-autospace="none"/>
      <style:text-properties fo:color="#3f5fb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27" style:family="paragraph">
      <style:paragraph-properties fo:text-align="start" style:text-autospace="none"/>
      <style:text-properties style:use-window-font-color="tru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28" style:family="paragraph">
      <style:paragraph-properties fo:text-align="start" style:text-autospace="none"/>
      <style:text-properties fo:color="#3f5fbf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P29" style:family="paragraph">
      <style:paragraph-properties fo:text-align="start" style:text-autospace="none"/>
      <style:text-properties fo:color="#000000" style:font-name="Monospace1" fo:font-size="8pt" style:text-underline-style="none" fo:font-weight="normal" style:font-name-asian="Monospace1" style:font-size-asian="8pt" style:font-weight-asian="normal" style:font-name-complex="Monospace1" style:font-size-complex="8pt" style:font-weight-complex="normal"/>
    </style:style>
    <style:style style:name="P30" style:family="paragraph">
      <style:paragraph-properties fo:text-align="start" style:text-autospace="none"/>
      <style:text-properties fo:color="#646464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31" style:family="paragraph">
      <style:paragraph-properties fo:text-align="start" style:text-autospace="none"/>
      <style:text-properties fo:color="#000000" style:font-name="Monospace1" fo:font-size="10pt" style:text-underline-style="none" fo:font-weight="normal" style:font-name-asian="Monospace1" style:font-size-asian="10pt" style:font-weight-asian="normal" style:font-name-complex="Monospace1" style:font-size-complex="10pt" style:font-weight-complex="normal"/>
    </style:style>
    <style:style style:name="P32" style:family="paragraph">
      <style:paragraph-properties fo:text-align="start" style:text-autospace="none"/>
      <style:text-properties fo:color="#3f5fbf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33" style:family="paragraph">
      <style:paragraph-properties fo:text-align="start" style:text-autospace="none"/>
      <style:text-properties fo:color="#000000" style:font-name="Monospace1" fo:font-size="12pt" style:text-underline-style="none" fo:font-weight="normal" style:font-name-asian="Monospace1" style:font-size-asian="12pt" style:font-weight-asian="normal" style:font-name-complex="Monospace1" style:font-size-complex="12pt" style:font-weight-complex="normal"/>
    </style:style>
    <style:style style:name="P34" style:family="paragraph">
      <style:paragraph-properties fo:text-align="start" style:text-autospace="none"/>
      <style:text-properties fo:color="#646464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b3b3b3" fo:font-size="18pt" fo:font-weight="bold" style:font-weight-asian="bold" style:font-weight-complex="bold"/>
    </style:style>
    <style:style style:name="T3" style:family="text">
      <style:text-properties fo:color="#000000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4" style:family="text">
      <style:text-properties fo:color="#0000c0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5" style:family="text">
      <style:text-properties fo:color="#7f0055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6" style:family="text">
      <style:text-properties fo:color="#0000c0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c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7f0055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Monospace1" fo:font-size="16pt" style:font-name-asian="Monospace1" style:font-size-asian="16pt" style:font-name-complex="Monospace1" style:font-size-complex="16pt"/>
    </style:style>
    <style:style style:name="T14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7f0055" style:text-outline="false" style:text-line-through-style="none" style:text-line-through-type="none" style:font-name="Monospace1" fo:font-size="17pt" fo:font-style="normal" fo:text-shadow="none" style:text-underline-style="none" fo:font-weight="bold" style:letter-kerning="true" style:font-name-asian="Monospace1" style:font-size-asian="17pt" style:font-style-asian="normal" style:font-weight-asian="bold" style:font-name-complex="Monospace1" style:font-size-complex="17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c0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a00ff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f0055" style:text-outline="false" style:text-line-through-style="none" style:text-line-through-type="none" style:font-name="Monospace1" fo:font-size="18pt" fo:font-style="normal" fo:text-shadow="none" style:text-underline-style="none" fo:font-weight="bold" style:letter-kerning="true" style:font-name-asian="Monospace1" style:font-size-asian="18pt" style:font-style-asian="normal" style:font-weight-asian="bold" style:font-name-complex="Monospace1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646464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Monospace1" fo:font-size="18pt" fo:font-style="italic" fo:text-shadow="none" style:text-underline-style="none" fo:font-weight="normal" style:letter-kerning="true" style:font-name-asian="Monospace1" style:font-size-asian="18pt" style:font-style-asian="italic" style:font-weight-asian="normal" style:font-name-complex="Monospace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2a00f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3f7f5f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Monospace1" fo:font-size="17pt" style:text-underline-style="none" style:font-name-asian="Monospace1" style:font-size-asian="17pt" style:font-name-complex="Monospace1" style:font-size-complex="17pt"/>
    </style:style>
    <style:style style:name="T27" style:family="text">
      <style:text-properties fo:color="#000000" style:text-outline="false" style:text-line-through-style="none" style:text-line-through-type="none" style:font-name="Monospace1" fo:font-size="17pt" fo:font-style="normal" fo:text-shadow="none" style:text-underline-style="none" style:letter-kerning="true" style:font-name-asian="Monospace1" style:font-size-asian="17pt" style:font-style-asian="normal" style:font-name-complex="Monospace1" style:font-size-complex="17pt" style:font-style-complex="normal" style:text-emphasize="none" style:font-relief="none" style:text-overline-style="none" style:text-overline-color="font-color"/>
    </style:style>
    <style:style style:name="T28" style:family="text">
      <style:text-properties fo:color="#646464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29" style:family="text">
      <style:text-properties fo:color="#7f0055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color="#646464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c0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6pt" style:font-style-asian="italic" style:font-weight-asian="normal" style:font-name-complex="Monospace1" style:font-size-complex="16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2a00ff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36" style:family="text">
      <style:text-properties fo:font-size="18pt"/>
    </style:style>
    <style:style style:name="T37" style:family="text">
      <style:text-properties fo:color="#646464" style:text-outline="false" style:text-line-through-style="none" style:text-line-through-type="none" style:font-name="Monospace1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38" style:family="text">
      <style:text-properties fo:color="#646464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40" style:family="text">
      <style:text-properties fo:color="#7f0055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41" style:family="text">
      <style:text-properties fo:color="#7f0055" style:text-outline="false" style:text-line-through-style="none" style:text-line-through-type="none" style:font-name="Monospace3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Monospace3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43" style:family="text">
      <style:text-properties fo:color="#7f0055" style:text-outline="false" style:text-line-through-style="none" style:text-line-through-type="none" style:font-name="Monospace3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Monospace3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font-name="Monospace3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46" style:family="text">
      <style:text-properties fo:color="#646464" style:text-outline="false" style:text-line-through-style="none" style:text-line-through-type="none" style:font-name="Monospace3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47" style:family="text">
      <style:text-properties fo:color="#6a3e3e" style:text-outline="false" style:text-line-through-style="none" style:text-line-through-type="none" style:font-name="Monospace3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808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3f7f7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7f007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1a1a1a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2a00ff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6pt" style:font-style-asian="italic" style:font-weight-asian="normal" style:font-name-complex="Monospace1" style:font-size-complex="16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style:font-name="Courier New1"/>
    </style:style>
    <style:style style:name="T54" style:family="text">
      <style:text-properties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808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3f7f7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7f007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1a1a1a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2a00ff" style:text-outline="false" style:text-line-through-style="none" style:text-line-through-type="none" style:font-name="Monospace1" fo:font-size="18pt" fo:font-style="italic" fo:text-shadow="none" style:text-underline-style="none" fo:font-weight="normal" style:letter-kerning="true" style:font-name-asian="Monospace1" style:font-size-asian="18pt" style:font-style-asian="italic" style:font-weight-asian="normal" style:font-name-complex="Monospace1" style:font-size-complex="18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color="#7f007f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color="#1a1a1a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color="#2a00ff" style:text-outline="false" style:text-line-through-style="none" style:text-line-through-type="none" style:font-name="Monospace1" fo:font-size="16pt" fo:font-style="italic" fo:text-shadow="none" style:text-underline-style="none" fo:font-weight="bold" style:letter-kerning="true" style:font-name-asian="Monospace1" style:font-size-asian="16pt" style:font-style-asian="italic" style:font-weight-asian="bold" style:font-name-complex="Monospace1" style:font-size-complex="16pt" style:font-style-complex="italic" style:font-weight-complex="bold" style:text-emphasize="none" style:font-relief="none" style:text-overline-style="none" style:text-overline-color="font-color"/>
    </style:style>
    <style:style style:name="T64" style:family="text">
      <style:text-properties fo:font-size="26pt" style:font-size-asian="26pt" style:font-size-complex="26pt"/>
    </style:style>
    <style:style style:name="T65" style:family="text">
      <style:text-properties fo:color="#646464" style:font-name="Monospace1" fo:font-size="19pt" fo:font-weight="bold" style:font-name-asian="Monospace1" style:font-size-asian="19pt" style:font-weight-asian="bold" style:font-name-complex="Monospace1" style:font-size-complex="19pt" style:font-weight-complex="bold"/>
    </style:style>
    <style:style style:name="T66" style:family="text">
      <style:text-properties fo:color="#7f0055" style:font-name="Monospace1" fo:font-size="19pt" fo:font-weight="bold" style:font-name-asian="Monospace1" style:font-size-asian="19pt" style:font-weight-asian="bold" style:font-name-complex="Monospace1" style:font-size-complex="19pt" style:font-weight-complex="bold"/>
    </style:style>
    <style:style style:name="T67" style:family="text">
      <style:text-properties fo:color="#000000" style:font-name="Monospace1" fo:font-size="19pt" style:font-name-asian="Monospace1" style:font-size-asian="19pt" style:font-name-complex="Monospace1" style:font-size-complex="19pt"/>
    </style:style>
    <style:style style:name="T68" style:family="text">
      <style:text-properties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69" style:family="text">
      <style:text-properties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1" style:family="text">
      <style:text-properties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2" style:family="text">
      <style:text-properties fo:color="#1a1a1a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3" style:family="text">
      <style:text-properties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646464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7" style:family="text">
      <style:text-properties fo:color="#646464" style:text-outline="false" style:text-line-through-style="none" style:text-line-through-type="none" style:font-name="Monospace1" fo:font-size="20pt" fo:text-shadow="none" style:text-underline-style="none" fo:font-weight="bold" style:letter-kerning="true" style:font-name-asian="Monospace1" style:font-size-asian="20pt" style:font-weight-asian="bold" style:font-name-complex="Monospace1" style:font-size-complex="20pt" style:font-weight-complex="bold" style:text-emphasize="none" style:font-relief="none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style:font-name="Monospace1" fo:font-size="20pt" fo:text-shadow="none" style:text-underline-style="none" fo:font-weight="bold" style:letter-kerning="true" style:font-name-asian="Monospace1" style:font-size-asian="20pt" style:font-weight-asian="bold" style:font-name-complex="Monospace1" style:font-size-complex="20pt" style:font-weight-complex="bold" style:text-emphasize="none" style:font-relief="none" style:text-overline-style="none" style:text-overline-color="font-color"/>
    </style:style>
    <style:style style:name="T79" style:family="text">
      <style:text-properties fo:color="#2a00ff" style:text-outline="false" style:text-line-through-style="none" style:text-line-through-type="none" style:font-name="Monospace1" fo:font-size="20pt" fo:text-shadow="none" style:text-underline-style="none" fo:font-weight="bold" style:letter-kerning="true" style:font-name-asian="Monospace1" style:font-size-asian="20pt" style:font-weight-asian="bold" style:font-name-complex="Monospace1" style:font-size-complex="20pt" style:font-weight-complex="bold" style:text-emphasize="none" style:font-relief="none" style:text-overline-style="none" style:text-overline-color="font-color"/>
    </style:style>
    <style:style style:name="T80" style:family="text">
      <style:text-properties fo:color="#7f0055" style:text-outline="false" style:text-line-through-style="none" style:text-line-through-type="none" style:font-name="Monospace1" fo:font-size="20pt" fo:text-shadow="none" style:text-underline-style="none" fo:font-weight="bold" style:letter-kerning="true" style:font-name-asian="Monospace1" style:font-size-asian="20pt" style:font-weight-asian="bold" style:font-name-complex="Monospace1" style:font-size-complex="20pt" style:font-weight-complex="bold" style:text-emphasize="none" style:font-relief="none" style:text-overline-style="none" style:text-overline-color="font-color"/>
    </style:style>
    <style:style style:name="T81" style:family="text">
      <style:text-properties fo:color="#0000c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82" style:family="text">
      <style:text-properties fo:color="#0000c0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83" style:family="text">
      <style:text-properties fo:color="#646464" style:text-outline="false" style:text-line-through-style="none" style:text-line-through-type="none" style:font-name="Monospace3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84" style:family="text">
      <style:text-properties fo:color="#646464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0000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86" style:family="text">
      <style:text-properties fo:color="#2a00ff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87" style:family="text">
      <style:text-properties fo:color="#7f0055" style:text-outline="false" style:text-line-through-style="none" style:text-line-through-type="none" style:font-name="Monospace1" fo:font-size="19pt" fo:text-shadow="none" style:text-underline-style="none" fo:font-weight="bold" style:letter-kerning="true" style:font-name-asian="Monospace1" style:font-size-asian="19pt" style:font-weight-asian="bold" style:font-name-complex="Monospace1" style:font-size-complex="19pt" style:font-weight-complex="bold" style:text-emphasize="none" style:font-relief="none" style:text-overline-style="none" style:text-overline-color="font-color"/>
    </style:style>
    <style:style style:name="T88" style:family="text">
      <style:text-properties fo:color="#0000c0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89" style:family="text">
      <style:text-properties fo:color="#646464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7f0055" style:text-outline="false" style:text-line-through-style="none" style:text-line-through-type="none" style:font-name="Monospace1" fo:font-size="14pt" fo:text-shadow="none" style:text-underline-style="none" fo:font-weight="bold" style:letter-kerning="true" style:font-name-asian="Monospace1" style:font-size-asian="14pt" style:font-weight-asian="bold" style:font-name-complex="Monospace1" style:font-size-complex="14pt" style:font-weight-complex="bold" style:text-emphasize="none" style:font-relief="none" style:text-overline-style="none" style:text-overline-color="font-color"/>
    </style:style>
    <style:style style:name="T91" style:family="text">
      <style:text-properties fo:color="#000000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4pt" style:font-weight-asian="normal" style:font-name-complex="Monospace1" style:font-size-complex="14pt" style:font-weight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4pt" style:font-weight-asian="normal" style:font-name-complex="Monospace1" style:font-size-complex="14pt" style:font-weight-complex="normal" style:text-emphasize="none" style:font-relief="none" style:text-overline-style="none" style:text-overline-color="font-color"/>
    </style:style>
    <style:style style:name="T93" style:family="text">
      <style:text-properties fo:color="#646464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4pt" style:font-weight-asian="normal" style:font-name-complex="Monospace1" style:font-size-complex="14pt" style:font-weight-complex="normal" style:text-emphasize="none" style:font-relief="none" style:text-overline-style="none" style:text-overline-color="font-color"/>
    </style:style>
    <style:style style:name="T94" style:family="text">
      <style:text-properties fo:color="#6a3e3e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4pt" style:font-weight-asian="normal" style:font-name-complex="Monospace1" style:font-size-complex="14pt" style:font-weight-complex="normal" style:text-emphasize="none" style:font-relief="none" style:text-overline-style="none" style:text-overline-color="font-color"/>
    </style:style>
    <style:style style:name="T95" style:family="text">
      <style:text-properties fo:color="#2a00ff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4pt" style:font-weight-asian="normal" style:font-name-complex="Monospace1" style:font-size-complex="14pt" style:font-weight-complex="normal" style:text-emphasize="none" style:font-relief="none" style:text-overline-style="none" style:text-overline-color="font-color"/>
    </style:style>
    <style:style style:name="T96" style:family="text">
      <style:text-properties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97" style:family="text">
      <style:text-properties fo:color="#2a00f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98" style:family="text">
      <style:text-properties fo:color="#646464" style:text-outline="false" style:text-line-through-style="none" style:text-line-through-type="none" style:font-name="Monospace1" fo:font-size="19pt" fo:text-shadow="none" style:text-underline-style="none" fo:font-weight="bold" style:letter-kerning="true" style:font-name-asian="Monospace1" style:font-size-asian="19pt" style:font-weight-asian="bold" style:font-name-complex="Monospace1" style:font-size-complex="19pt" style:font-weight-complex="bold" style:text-emphasize="none" style:font-relief="none" style:text-overline-style="none" style:text-overline-color="font-color"/>
    </style:style>
    <style:style style:name="T99" style:family="text">
      <style:text-properties fo:color="#000000" style:text-outline="false" style:text-line-through-style="none" style:text-line-through-type="none" style:font-name="Monospace1" fo:font-size="19pt" fo:text-shadow="none" style:text-underline-style="none" fo:font-weight="bold" style:letter-kerning="true" style:font-name-asian="Monospace1" style:font-size-asian="19pt" style:font-weight-asian="bold" style:font-name-complex="Monospace1" style:font-size-complex="19pt" style:font-weight-complex="bold" style:text-emphasize="none" style:font-relief="none" style:text-overline-style="none" style:text-overline-color="font-color"/>
    </style:style>
    <style:style style:name="T100" style:family="text">
      <style:text-properties fo:color="#646464" style:text-outline="false" style:text-line-through-style="none" style:text-line-through-type="none" style:font-name="Monospace1" fo:font-size="19pt" fo:font-style="normal" fo:text-shadow="none" style:text-underline-style="none" fo:font-weight="bold" style:letter-kerning="true" style:font-name-asian="Monospace1" style:font-size-asian="19pt" style:font-style-asian="normal" style:font-weight-asian="bold" style:font-name-complex="Monospace1" style:font-size-complex="19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color="#000000" style:text-outline="false" style:text-line-through-style="none" style:text-line-through-type="none" style:font-name="Monospace1" fo:font-size="19pt" fo:font-style="normal" fo:text-shadow="none" style:text-underline-style="none" fo:font-weight="bold" style:letter-kerning="true" style:font-name-asian="Monospace1" style:font-size-asian="19pt" style:font-style-asian="normal" style:font-weight-asian="bold" style:font-name-complex="Monospace1" style:font-size-complex="19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color="#7f0055" style:text-outline="false" style:text-line-through-style="none" style:text-line-through-type="none" style:font-name="Monospace1" fo:font-size="19pt" fo:font-style="normal" fo:text-shadow="none" style:text-underline-style="none" fo:font-weight="bold" style:letter-kerning="true" style:font-name-asian="Monospace1" style:font-size-asian="19pt" style:font-style-asian="normal" style:font-weight-asian="bold" style:font-name-complex="Monospace1" style:font-size-complex="19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104" style:family="text">
      <style:text-properties fo:font-size="40pt" style:font-size-asian="40pt" style:font-size-complex="40pt"/>
    </style:style>
    <style:style style:name="T105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6" style:family="text">
      <style:text-properties style:font-name="Courier New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07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08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09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color="#000000" style:text-outline="false" style:text-line-through-style="none" style:text-line-through-type="none" style:font-name="Monospace1" fo:font-size="16pt" fo:font-style="italic" fo:text-shadow="none" style:text-underline-style="none" style:letter-kerning="true" style:font-name-asian="Monospace1" style:font-size-asian="16pt" style:font-style-asian="italic" style:font-name-complex="Monospace1" style:font-size-complex="16pt" style:font-style-complex="italic" style:text-emphasize="none" style:font-relief="none" style:text-overline-style="none" style:text-overline-color="font-color"/>
    </style:style>
    <style:style style:name="T111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12" style:family="text">
      <style:text-properties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13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color="#0000c0" style:text-outline="false" style:text-line-through-style="none" style:text-line-through-type="none" style:font-name="Monospace1" fo:font-size="16pt" fo:font-style="italic" fo:text-shadow="none" style:text-underline-style="none" style:letter-kerning="true" style:font-name-asian="Monospace1" style:font-size-asian="16pt" style:font-style-asian="italic" style:font-name-complex="Monospace1" style:font-size-complex="16pt" style:font-style-complex="italic" style:text-emphasize="none" style:font-relief="none" style:text-overline-style="none" style:text-overline-color="font-color"/>
    </style:style>
    <style:style style:name="T115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style:font-name="Monospace1" fo:font-size="20pt" style:text-underline-style="none" style:font-name-asian="Monospace1" style:font-size-asian="20pt" style:font-name-complex="Monospace1" style:font-size-complex="20pt"/>
    </style:style>
    <style:style style:name="T118" style:family="text">
      <style:text-properties style:font-name="Monospace1" fo:font-size="20pt" style:text-underline-style="none" fo:font-weight="bold" style:font-name-asian="Monospace1" style:font-size-asian="20pt" style:font-weight-asian="bold" style:font-name-complex="Monospace1" style:font-size-complex="20pt" style:font-weight-complex="bold"/>
    </style:style>
    <style:style style:name="T119" style:family="text">
      <style:text-properties fo:color="#7f0055" style:font-name="Monospace1" fo:font-size="20pt" style:text-underline-style="none" fo:font-weight="bold" style:font-name-asian="Monospace1" style:font-size-asian="20pt" style:font-weight-asian="bold" style:font-name-complex="Monospace1" style:font-size-complex="20pt" style:font-weight-complex="bold"/>
    </style:style>
    <style:style style:name="T120" style:family="text">
      <style:text-properties fo:color="#000000" style:font-name="Monospace1" fo:font-size="20pt" style:text-underline-style="none" style:font-name-asian="Monospace1" style:font-size-asian="20pt" style:font-name-complex="Monospace1" style:font-size-complex="20pt"/>
    </style:style>
    <style:style style:name="T121" style:family="text">
      <style:text-properties fo:color="#646464" style:font-name="Monospace1" fo:font-size="20pt" style:text-underline-style="none" style:font-name-asian="Monospace1" style:font-size-asian="20pt" style:font-name-complex="Monospace1" style:font-size-complex="20pt"/>
    </style:style>
    <style:style style:name="T122" style:family="text">
      <style:text-properties fo:color="#646464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125" style:family="text">
      <style:text-properties fo:color="#3f7f5f" style:font-name="Monospace1" fo:font-size="13pt" style:font-name-asian="Monospace1" style:font-size-asian="13pt" style:font-name-complex="Monospace1" style:font-size-complex="13pt"/>
    </style:style>
    <style:style style:name="T126" style:family="text">
      <style:text-properties fo:color="#646464" style:font-name="Monospace1" fo:font-size="18pt" style:font-name-asian="Monospace1" style:font-size-asian="18pt" style:font-name-complex="Monospace1" style:font-size-complex="18pt"/>
    </style:style>
    <style:style style:name="T127" style:family="text">
      <style:text-properties fo:color="#000000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28" style:family="text">
      <style:text-properties fo:color="#00808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9" style:family="text">
      <style:text-properties fo:color="#3f7f7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0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1" style:family="text">
      <style:text-properties fo:color="#7f007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2" style:family="text">
      <style:text-properties fo:color="#1a1a1a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3" style:family="text">
      <style:text-properties fo:color="#2a00ff" style:font-name="Monospace1" fo:font-size="18pt" fo:font-style="italic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34" style:family="text">
      <style:text-properties fo:color="#646464" style:text-outline="false" style:text-line-through-style="none" style:text-line-through-type="none" style:font-name="Monospace3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135" style:family="text">
      <style:text-properties fo:color="#0000c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6" style:family="text">
      <style:text-properties fo:color="#0000c0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37" style:family="text">
      <style:text-properties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38" style:family="text">
      <style:text-properties fo:color="#646464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9" style:family="text">
      <style:text-properties fo:color="#000000" style:font-name="Monospace1" fo:font-size="18pt" fo:font-style="italic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40" style:family="text">
      <style:text-properties fo:color="#2a00f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41" style:family="text">
      <style:text-properties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42" style:family="text">
      <style:text-properties fo:color="#646464" style:font-name="Monospace3" fo:font-size="10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43" style:family="text">
      <style:text-properties fo:color="#646464" style:font-name="Monospace1" fo:font-size="15pt" fo:font-weight="normal" style:font-name-asian="Monospace1" style:font-size-asian="15pt" style:font-weight-asian="normal" style:font-name-complex="Monospace1" style:font-size-complex="15pt" style:font-weight-complex="normal"/>
    </style:style>
    <style:style style:name="T144" style:family="text">
      <style:text-properties fo:color="#7f0055" style:font-name="Monospace3" fo:font-size="15pt" fo:font-weight="bold" style:font-name-asian="Monospace1" style:font-size-asian="15pt" style:font-weight-asian="bold" style:font-name-complex="Monospace1" style:font-size-complex="15pt" style:font-weight-complex="bold"/>
    </style:style>
    <style:style style:name="T145" style:family="text">
      <style:text-properties fo:color="#000000" style:font-name="Monospace3" fo:font-size="15pt" fo:font-weight="normal" style:font-name-asian="Monospace1" style:font-size-asian="15pt" style:font-weight-asian="normal" style:font-name-complex="Monospace1" style:font-size-complex="15pt" style:font-weight-complex="normal"/>
    </style:style>
    <style:style style:name="T146" style:family="text">
      <style:text-properties fo:color="#008080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47" style:family="text">
      <style:text-properties fo:color="#3f7f7f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48" style:family="text">
      <style:text-properties fo:color="#000000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49" style:family="text">
      <style:text-properties fo:color="#7f007f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50" style:family="text">
      <style:text-properties fo:color="#3c3c3c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51" style:family="text">
      <style:text-properties fo:color="#2a00ff" style:text-outline="false" style:text-line-through-style="none" style:text-line-through-type="none" style:font-name="Monospace3" fo:font-size="15pt" fo:font-style="italic" fo:text-shadow="none" style:text-underline-style="none" fo:font-weight="normal" style:letter-kerning="true" style:font-name-asian="Monospace1" style:font-size-asian="15pt" style:font-style-asian="italic" style:font-weight-asian="normal" style:font-name-complex="Monospace1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2" style:family="text">
      <style:text-properties fo:color="#000000" style:text-outline="false" style:text-line-through-style="none" style:text-line-through-type="none" style:font-name="Monospace3" fo:font-size="15pt" fo:font-style="normal" fo:text-shadow="none" style:text-underline-style="none" fo:font-weight="normal" style:letter-kerning="true" style:font-name-asian="Monospace1" style:font-size-asian="15pt" style:font-style-asian="normal" style:font-weight-asian="normal" style:font-name-complex="Monospace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color="#008080" style:text-outline="false" style:text-line-through-style="none" style:text-line-through-type="none" style:font-name="Monospace3" fo:font-size="15pt" fo:font-style="normal" fo:text-shadow="none" style:text-underline-style="none" fo:font-weight="normal" style:letter-kerning="true" style:font-name-asian="Monospace1" style:font-size-asian="15pt" style:font-style-asian="normal" style:font-weight-asian="normal" style:font-name-complex="Monospace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color="#7f0055" style:font-name="Monospace3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55" style:family="text">
      <style:text-properties fo:color="#000000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6" style:family="text">
      <style:text-properties fo:color="#646464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7" style:family="text">
      <style:text-properties fo:color="#0000c0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8" style:family="text">
      <style:text-properties fo:color="#6a3e3e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9" style:family="text">
      <style:text-properties fo:color="#2a00ff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60" style:family="text">
      <style:text-properties fo:color="#008080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61" style:family="text">
      <style:text-properties fo:color="#3f7f7f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62" style:family="text">
      <style:text-properties fo:color="#7f007f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63" style:family="text">
      <style:text-properties fo:color="#3c3c3c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64" style:family="text">
      <style:text-properties fo:color="#2a00ff" style:font-name="Monospace3" fo:font-size="18pt" fo:font-style="italic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65" style:family="text">
      <style:text-properties fo:color="#008080" style:font-name="Monospace3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6" style:family="text">
      <style:text-properties fo:color="#3f7f7f" style:font-name="Monospace3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7" style:family="text">
      <style:text-properties style:font-name="Monospace1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8" style:family="text">
      <style:text-properties fo:color="#7f007f" style:font-name="Monospace3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9" style:family="text">
      <style:text-properties fo:color="#3c3c3c" style:font-name="Monospace3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70" style:family="text">
      <style:text-properties fo:color="#2a00ff" style:font-name="Monospace3" fo:font-size="16pt" fo:font-style="italic" fo:font-weight="normal" style:font-name-asian="Monospace1" style:font-size-asian="16pt" style:font-style-asian="italic" style:font-weight-asian="normal" style:font-name-complex="Monospace1" style:font-size-complex="16pt" style:font-style-complex="italic" style:font-weight-complex="normal"/>
    </style:style>
    <style:style style:name="T171" style:family="text">
      <style:text-properties fo:color="#7f007f" style:font-name="Monospace1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72" style:family="text">
      <style:text-properties fo:color="#7f0055" style:font-name="Monospace1" fo:font-size="18pt" style:text-underline-style="none" fo:font-weight="bold" style:font-name-asian="Monospace1" style:font-size-asian="18pt" style:font-weight-asian="bold" style:font-name-complex="Monospace1" style:font-size-complex="18pt" style:font-weight-complex="bold"/>
    </style:style>
    <style:style style:name="T173" style:family="text">
      <style:text-properties fo:color="#00000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74" style:family="text">
      <style:text-properties fo:color="#0000c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75" style:family="text">
      <style:text-properties fo:color="#646464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76" style:family="text">
      <style:text-properties fo:color="#000000" style:font-name="Monospace1" fo:font-size="18pt" fo:font-style="italic" style:text-underline-style="none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77" style:family="text">
      <style:text-properties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78" style:family="text">
      <style:text-properties fo:color="#3f5fb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9" style:family="text">
      <style:text-properties fo:color="#008080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80" style:family="text">
      <style:text-properties fo:color="#3f7f7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81" style:family="text">
      <style:text-properties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82" style:family="text">
      <style:text-properties fo:color="#7f007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83" style:family="text">
      <style:text-properties fo:color="#1a1a1a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84" style:family="text">
      <style:text-properties fo:color="#2a00ff" style:font-name="Monospace1" fo:font-size="15pt" fo:font-style="italic" style:text-underline-style="none" fo:font-weight="normal" style:font-name-asian="Monospace1" style:font-size-asian="15pt" style:font-style-asian="italic" style:font-weight-asian="normal" style:font-name-complex="Monospace1" style:font-size-complex="15pt" style:font-style-complex="italic" style:font-weight-complex="normal"/>
    </style:style>
    <style:style style:name="T185" style:family="text">
      <style:text-properties fo:color="#2a00ff" style:font-name="Monospace1" fo:font-size="15pt" fo:font-style="italic" style:text-underline-style="none" fo:font-weight="bold" style:font-name-asian="Monospace1" style:font-size-asian="15pt" style:font-style-asian="italic" style:font-weight-asian="bold" style:font-name-complex="Monospace1" style:font-size-complex="15pt" style:font-style-complex="italic" style:font-weight-complex="bold"/>
    </style:style>
    <style:style style:name="T186" style:family="text">
      <style:text-properties fo:color="#008080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87" style:family="text">
      <style:text-properties fo:color="#3f7f7f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88" style:family="text">
      <style:text-properties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89" style:family="text">
      <style:text-properties fo:color="#7f007f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90" style:family="text">
      <style:text-properties fo:color="#1a1a1a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91" style:family="text">
      <style:text-properties fo:color="#3f5fb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2" style:family="text">
      <style:text-properties fo:color="#00808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3" style:family="text">
      <style:text-properties fo:color="#3f7f7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4" style:family="text">
      <style:text-properties fo:color="#7f007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5" style:family="text">
      <style:text-properties fo:color="#1a1a1a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6" style:family="text">
      <style:text-properties fo:color="#2a00ff" style:font-name="Monospace1" fo:font-size="18pt" fo:font-style="italic" style:text-underline-style="none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97" style:family="text">
      <style:text-properties style:use-window-font-color="tru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8" style:family="text">
      <style:text-properties fo:color="#000000" style:text-outline="false" style:text-line-through-style="none" style:text-line-through-type="none" style:font-name="Monospace1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199" style:family="text">
      <style:text-properties fo:color="#3f7f5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color="#7f0055" style:font-name="Monospace3" fo:font-size="18pt" style:text-underline-style="none" fo:font-weight="bold" style:font-name-asian="Monospace1" style:font-size-asian="18pt" style:font-weight-asian="bold" style:font-name-complex="Monospace1" style:font-size-complex="18pt" style:font-weight-complex="bold"/>
    </style:style>
    <style:style style:name="T201" style:family="text">
      <style:text-properties fo:color="#000000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202" style:family="text">
      <style:text-properties fo:color="#646464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203" style:family="text">
      <style:text-properties fo:color="#0000c0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204" style:family="text">
      <style:text-properties fo:color="#6a3e3e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205" style:family="text">
      <style:text-properties fo:color="#2a00ff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206" style:family="text">
      <style:text-properties fo:color="#0000c0" style:font-name="Monospace3" fo:font-size="18pt" fo:font-style="italic" style:text-underline-style="none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207" style:family="text">
      <style:text-properties fo:color="#008080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08" style:family="text">
      <style:text-properties fo:color="#3f7f7f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09" style:family="text">
      <style:text-properties fo:color="#3c3c3c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10" style:family="text">
      <style:text-properties fo:color="#646464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11" style:family="text">
      <style:text-properties fo:color="#6a3e3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212" style:family="text">
      <style:text-properties fo:color="#000000" style:font-name="Monospace1" fo:font-size="8pt" style:text-underline-style="none" fo:font-weight="normal" style:font-name-asian="Monospace1" style:font-size-asian="8pt" style:font-weight-asian="normal" style:font-name-complex="Monospace1" style:font-size-complex="8pt" style:font-weight-complex="normal"/>
    </style:style>
    <style:style style:name="T213" style:family="text">
      <style:text-properties fo:color="#000000" style:font-name="Monospace1" fo:font-size="10pt" style:text-underline-style="none" fo:font-weight="normal" style:font-name-asian="Monospace1" style:font-size-asian="10pt" style:font-weight-asian="normal" style:font-name-complex="Monospace1" style:font-size-complex="10pt" style:font-weight-complex="normal"/>
    </style:style>
    <style:style style:name="T214" style:family="text">
      <style:text-properties fo:color="#000000" style:font-name="Monospace1" fo:font-size="10pt" style:text-underline-style="none" fo:font-weight="bold" style:font-name-asian="Monospace1" style:font-size-asian="10pt" style:font-weight-asian="bold" style:font-name-complex="Monospace1" style:font-size-complex="10pt" style:font-weight-complex="bold"/>
    </style:style>
    <style:style style:name="T215" style:family="text">
      <style:text-properties fo:color="#00808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6" style:family="text">
      <style:text-properties fo:color="#3f7f7f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7" style:family="text">
      <style:text-properties fo:color="#3c3c3c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18" style:family="text">
      <style:text-properties fo:color="#000000" style:font-name="Monospace1" fo:font-size="12pt" style:text-underline-style="none" fo:font-weight="normal" style:font-name-asian="Monospace1" style:font-size-asian="12pt" style:font-weight-asian="normal" style:font-name-complex="Monospace1" style:font-size-complex="12pt" style:font-weight-complex="normal"/>
    </style:style>
    <style:style style:name="T219" style:family="text">
      <style:text-properties fo:color="#000000" style:font-name="Monospace1" fo:font-size="12pt" style:text-underline-style="none" fo:font-weight="bold" style:font-name-asian="Monospace1" style:font-size-asian="12pt" style:font-weight-asian="bold" style:font-name-complex="Monospace1" style:font-size-complex="12pt" style:font-weight-complex="bold"/>
    </style:style>
    <style:style style:name="T220" style:family="text">
      <style:text-properties fo:color="#646464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21" style:family="text">
      <style:text-properties fo:color="#7f0055" style:font-name="Monospace1" fo:font-size="16pt" style:text-underline-style="none" fo:font-weight="bold" style:font-name-asian="Monospace1" style:font-size-asian="16pt" style:font-weight-asian="bold" style:font-name-complex="Monospace1" style:font-size-complex="16pt" style:font-weight-complex="bold"/>
    </style:style>
    <style:style style:name="T222" style:family="text">
      <style:text-properties fo:color="#00000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23" style:family="text">
      <style:text-properties fo:color="#6a3e3e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24" style:family="text">
      <style:text-properties fo:color="#000000" style:font-name="Monospace1" fo:font-size="16pt" fo:font-style="italic" style:text-underline-style="none" fo:font-weight="normal" style:font-name-asian="Monospace1" style:font-size-asian="16pt" style:font-style-asian="italic" style:font-weight-asian="normal" style:font-name-complex="Monospace1" style:font-size-complex="16pt" style:font-style-complex="italic" style:font-weight-complex="normal"/>
    </style:style>
    <style:style style:name="T225" style:family="text">
      <style:text-properties fo:color="#2a00ff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26" style:family="text">
      <style:text-properties fo:font-weight="normal" style:font-weight-asian="normal" style:font-weight-complex="normal"/>
    </style:style>
    <style:style style:name="T227" style:family="text">
      <style:text-properties fo:color="#3c3c3c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color="#0000c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T229" style:family="text">
      <style:text-properties fo:color="#0000c0" style:font-name="Monospace1" fo:font-size="16pt" fo:font-style="italic" style:text-underline-style="none" fo:font-weight="bold" style:font-name-asian="Monospace1" style:font-size-asian="16pt" style:font-style-asian="italic" style:font-weight-asian="bold" style:font-name-complex="Monospace1" style:font-size-complex="16pt" style:font-style-complex="italic" style:font-weight-complex="bold"/>
    </style:style>
    <style:style style:name="T230" style:family="text">
      <style:text-properties fo:color="#0000c0" style:text-outline="false" style:text-line-through-style="none" style:text-line-through-type="none" style:font-name="Monospace1" fo:font-size="16pt" fo:font-style="italic" fo:text-shadow="none" style:text-underline-style="none" fo:font-weight="bold" style:letter-kerning="true" style:font-name-asian="Monospace1" style:font-size-asian="16pt" style:font-style-asian="italic" style:font-weight-asian="bold" style:font-name-complex="Monospace1" style:font-size-complex="16pt" style:font-style-complex="italic" style:font-weight-complex="bold" style:text-emphasize="none" style:font-relief="none" style:text-overline-style="none" style:text-overline-color="font-color"/>
    </style:style>
    <style:style style:name="T231" style:family="text">
      <style:text-properties fo:color="#000000" style:font-name="Monospace1" fo:font-size="14pt" style:text-underline-style="none" fo:font-weight="normal" style:font-name-asian="Monospace1" style:font-size-asian="14pt" style:font-weight-asian="normal" style:font-name-complex="Monospace1" style:font-size-complex="14pt" style:font-weight-complex="normal"/>
    </style:style>
    <style:style style:name="T232" style:family="text">
      <style:text-properties fo:color="#000000" style:font-name="Monospace1" fo:font-size="14pt" style:text-underline-style="none" fo:font-weight="bold" style:font-name-asian="Monospace1" style:font-size-asian="14pt" style:font-weight-asian="bold" style:font-name-complex="Monospace1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592cm" svg:height="2.148cm" svg:x="5.914cm" svg:y="8.255cm">
          <draw:text-box>
            <text:p text:style-name="P1"><text:span text:style-name="T1">Workshop Spring</text:span></text:p>
          </draw:text-box>
        </draw:frame>
        <draw:frame draw:style-name="gr2" draw:text-style-name="P4" draw:layer="layout" svg:width="6.928cm" svg:height="0.962cm" svg:x="20.72cm" svg:y="19.512cm">
          <draw:text-box>
            <text:p text:style-name="P3"><text:span text:style-name="T2">Arnaud Cogoluèg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Contenu</text:p>
          </draw:text-box>
        </draw:frame>
        <draw:frame presentation:style-name="pr3" draw:layer="layout" svg:width="24.639cm" svg:height="12.18cm" svg:x="1.4cm" svg:y="6.214cm" presentation:class="outline" presentation:user-transformed="true">
          <draw:text-box>
            <text:list text:style-name="L3">
              <text:list-item>
                <text:p>Support JDBC</text:p>
              </text:list-item>
              <text:list-item>
                <text:p>Tests unitaires et d'intégration</text:p>
              </text:list-item>
              <text:list-item>
                <text:p>Configurations Java, annotations et XML</text:p>
              </text:list-item>
              <text:list-item>
                <text:p>AOP</text:p>
              </text:list-item>
              <text:list-item>
                <text:p>Transaction</text:p>
              </text:list-item>
              <text:list-item>
                <text:p>Intégration avec Hibernate/JPA</text:p>
              </text:list-item>
              <text:list-item>
                <text:p>Intégration Web</text:p>
              </text:list-item>
              <text:list-item>
                <text:p>Spring Boo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Modèle de programmation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POJO</text:p>
                <text:list>
                  <text:list-item>
                    <text:p>Code métier découplé de son environnement</text:p>
                  </text:list-item>
                </text:list>
              </text:list-item>
              <text:list-item>
                <text:p>Environnement ?</text:p>
                <text:list>
                  <text:list-item>
                    <text:p>Connexion, transaction</text:p>
                  </text:list-item>
                </text:list>
              </text:list-item>
              <text:list-item>
                <text:p>Réutilisation et testabilité</text:p>
              </text:list-item>
              <text:list-item>
                <text:p>AOP pour les problématiques transverses</text:p>
                <text:list>
                  <text:list-item>
                    <text:p>Notamment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Support JDBC</text:p>
          </draw:text-box>
        </draw:frame>
        <draw:frame presentation:style-name="pr3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Classe centrale : JdbcTemplate</text:p>
                <text:list>
                  <text:list-item>
                    <text:p>Interface : JdbcOperations</text:p>
                  </text:list-item>
                </text:list>
              </text:list-item>
              <text:list-item>
                <text:p>Abstraction de JDBC</text:p>
                <text:list>
                  <text:list-item>
                    <text:p>Gestion des ressources (connexions, Statement)</text:p>
                  </text:list-item>
                  <text:list-item>
                    <text:p>Exception runtime (DataAccessException)</text:p>
                  </text:list-item>
                </text:list>
              </text:list-item>
              <text:list-item>
                <text:p>Méthodes directes</text:p>
                <text:list>
                  <text:list-item>
                    <text:p>queryForObject</text:p>
                  </text:list-item>
                </text:list>
              </text:list-item>
              <text:list-item>
                <text:p>Callback</text:p>
                <text:list>
                  <text:list-item>
                    <text:p>Pour des besoins plus préc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JdbcTemplate</text:p>
          </draw:text-box>
        </draw:frame>
        <draw:frame presentation:style-name="pr3" draw:layer="layout" svg:width="24.639cm" svg:height="12.18cm" svg:x="1.4cm" svg:y="11.014cm" presentation:class="outline" presentation:user-transformed="true">
          <draw:text-box>
            <text:list text:style-name="L3">
              <text:list-item>
                <text:p>Thread-safe après initialisation</text:p>
              </text:list-item>
            </text:list>
          </draw:text-box>
        </draw:frame>
        <draw:custom-shape draw:style-name="gr4" draw:text-style-name="P7" draw:layer="layout" svg:width="24.762cm" svg:height="4.712cm" svg:x="1.4cm" svg:y="5.702cm">
          <text:p text:style-name="P6"><text:span text:style-name="T3">JdbcOperations </text:span><text:span text:style-name="T4">tpl</text:span><text:span text:style-name="T3"> = </text:span><text:span text:style-name="T5">new</text:span><text:span text:style-name="T3"> JdbcTemplate(dataSource);</text:span></text:p>
          <text:p text:style-name="P6"><text:span text:style-name="T6">tpl</text:span><text:span text:style-name="T7">.update(</text:span></text:p>
          <text:p text:style-name="P6"><text:span text:style-name="T7"><text:s text:c="2"/></text:span><text:span text:style-name="T8">"insert into users (login,password) values (?,?)"</text:span><text:span text:style-name="T7">,</text:span></text:p>
          <text:p text:style-name="P6"><text:span text:style-name="T7"><text:s text:c="2"/></text:span><text:span text:style-name="T7">login,password</text:span></text:p>
          <text:p text:style-name="P6"><text:span text:style-name="T7">);</text:span></text:p>
          <text:p text:style-name="P6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métier appelé au bon moment</text:p>
              </text:list-item>
              <text:list-item>
                <text:p>Partie technique gérée par Spring</text:p>
              </text:list-item>
            </text:list>
          </draw:text-box>
        </draw:frame>
        <draw:custom-shape draw:style-name="gr4" draw:text-style-name="P8" xml:id="id1" draw:id="id1" draw:layer="layout" svg:width="24.762cm" svg:height="4.098cm" svg:x="1.4cm" svg:y="8.602cm">
          <text:p text:style-name="P6"><text:span text:style-name="T9">RowMapper&lt;User&gt; </text:span><text:span text:style-name="T10">rowMapper</text:span><text:span text:style-name="T9"> = </text:span><text:span text:style-name="T11">new</text:span><text:span text:style-name="T9"> UserRowMapper();</text:span></text:p>
          <text:p text:style-name="P6"><text:span text:style-name="T9">User user = </text:span><text:span text:style-name="T10">tpl</text:span><text:span text:style-name="T9">.queryForObject(</text:span></text:p>
          <text:p text:style-name="P6"><text:span text:style-name="T9"><text:s text:c="2"/></text:span><text:span text:style-name="T12">"select id,login,password from users where login = ?"</text:span><text:span text:style-name="T9">, </text:span></text:p>
          <text:p text:style-name="P6"><text:span text:style-name="T9"><text:s text:c="2"/></text:span><text:span text:style-name="T10">rowMapper</text:span><text:span text:style-name="T13">,</text:span></text:p>
          <text:p text:style-name="P6"><text:span text:style-name="T9"><text:s text:c="2"/></text:span><text:span text:style-name="T9">login</text:span></text:p>
          <text:p text:style-name="P6"><text:span text:style-name="T9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2" draw:id="id2" draw:layer="layout" svg:width="24.762cm" svg:height="6.355cm" svg:x="1.399cm" svg:y="13.201cm">
          <text:p text:style-name="P6"><text:span text:style-name="T11">private</text:span><text:span text:style-name="T9"> </text:span><text:span text:style-name="T11">static</text:span><text:span text:style-name="T9"> </text:span><text:span text:style-name="T11">class</text:span><text:span text:style-name="T9"> UserRowMapper </text:span><text:span text:style-name="T11">implements</text:span><text:span text:style-name="T9"> RowMapper&lt;User&gt; {</text:span></text:p>
          <text:p text:style-name="P6"><text:span text:style-name="T9"/></text:p>
          <text:p text:style-name="P6"><text:span text:style-name="T9"><text:s text:c="2"/></text:span><text:span text:style-name="T14">@Override</text:span></text:p>
          <text:p text:style-name="P6"><text:span text:style-name="T11"><text:s text:c="2"/></text:span><text:span text:style-name="T11">public</text:span><text:span text:style-name="T9"> User mapRow(ResultSet rs, </text:span><text:span text:style-name="T11">int</text:span><text:span text:style-name="T9"> rowNum) </text:span><text:span text:style-name="T11">throws</text:span><text:span text:style-name="T9"> SQLException {</text:span></text:p>
          <text:p text:style-name="P6"><text:span text:style-name="T11"><text:s text:c="4"/></text:span><text:span text:style-name="T11">return</text:span><text:span text:style-name="T9"> </text:span><text:span text:style-name="T11">new</text:span><text:span text:style-name="T9"> User(</text:span></text:p>
          <text:p text:style-name="P6"><text:span text:style-name="T9"><text:s text:c="6"/></text:span><text:span text:style-name="T9">rs.getLong(</text:span><text:span text:style-name="T12">"id"</text:span><text:span text:style-name="T9">),rs.getString(</text:span><text:span text:style-name="T12">"login"</text:span><text:span text:style-name="T9">),rs.getString(</text:span><text:span text:style-name="T12">"password"</text:span><text:span text:style-name="T9">)</text:span></text:p>
          <text:p text:style-name="P6"><text:span text:style-name="T9"><text:s text:c="4"/></text:span><text:span text:style-name="T9">);</text:span></text:p>
          <text:p text:style-name="P6"><text:span text:style-name="T9"><text:s text:c="2"/></text:span><text:span text:style-name="T9">}</text:span></text:p>
          <text:p text:style-name="P6"><text:span text:style-name="T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jdbc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 avec le JdbcTemplate</text:p>
              </text:list-item>
              <text:list-item>
                <text:p>Test JUnit sur une BD embarqué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Découplage de l'infrastructure</text:p>
              </text:list-item>
              <text:list-item>
                <text:p>Meilleure testabilité</text:p>
              </text:list-item>
              <text:list-item>
                <text:p>“separation of concerns”</text:p>
              </text:list-item>
              <text:list-item>
                <text:p>Une composante de la modularité</text:p>
                <text:list>
                  <text:list-item>
                    <text:p>Code applicatif vs code tech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service métier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3" text:id="id3">Tester sans base de données ?</text:p>
              </text:list-item>
            </text:list>
          </draw:text-box>
        </draw:frame>
        <draw:custom-shape draw:style-name="gr4" draw:text-style-name="P9" draw:layer="layout" svg:width="24.762cm" svg:height="13.641cm" svg:x="1.399cm" svg:y="6.401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><text:s text:c="2"/></text:span><text:span text:style-name="T16">(...)</text:span></text:p>
          <text:p text:style-name="P6"><text:span text:style-name="T16"><text:s text:c="2"/></text:span><text:span text:style-name="T15">public</text:span><text:span text:style-name="T16"> User authenticate(String login, String password) {</text:span></text:p>
          <text:p text:style-name="P6"><text:span text:style-name="T16"><text:s text:c="4"/></text:span><text:span text:style-name="T16">User user = </text:span><text:span text:style-name="T17">userRepository</text:span><text:span text:style-name="T16">.getByLogin(login);</text:span></text:p>
          <text:p text:style-name="P6"><text:span text:style-name="T15"><text:s text:c="4"/></text:span><text:span text:style-name="T15">if</text:span><text:span text:style-name="T16">(user == </text:span><text:span text:style-name="T15">null</text:span><text:span text:style-name="T16">) {</text:span></text:p>
          <text:p text:style-name="P6"><text:span text:style-name="T15"><text:s text:c="6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4"/></text:span><text:span text:style-name="T16">} </text:span><text:span text:style-name="T15">else</text:span><text:span text:style-name="T16"> {</text:span></text:p>
          <text:p text:style-name="P6"><text:span text:style-name="T15"><text:s text:c="6"/></text:span><text:span text:style-name="T15">if</text:span><text:span text:style-name="T16">(password == </text:span><text:span text:style-name="T15">null</text:span><text:span text:style-name="T16">) {</text:span></text:p>
          <text:p text:style-name="P6"><text:span text:style-name="T15"><text:s text:c="8"/></text:span><text:span text:style-name="T15">throw</text:span><text:span text:style-name="T16"> </text:span><text:span text:style-name="T15">new</text:span><text:span text:style-name="T16"> IllegalArgumentException(</text:span><text:span text:style-name="T18">"Password can't be null"</text:span><text:span text:style-name="T16">);</text:span></text:p>
          <text:p text:style-name="P6"><text:span text:style-name="T16"><text:s text:c="6"/></text:span><text:span text:style-name="T16">}</text:span></text:p>
          <text:p text:style-name="P6"><text:span text:style-name="T16"><text:s text:c="6"/></text:span><text:span text:style-name="T16">password = </text:span><text:span text:style-name="T17">encoder</text:span><text:span text:style-name="T16">.encode(password);</text:span></text:p>
          <text:p text:style-name="P6"><text:span text:style-name="T15"><text:s text:c="6"/></text:span><text:span text:style-name="T15">if</text:span><text:span text:style-name="T16">(password.equals(user.getPassword())) {</text:span></text:p>
          <text:p text:style-name="P6"><text:span text:style-name="T15"><text:s text:c="8"/></text:span><text:span text:style-name="T15">return</text:span><text:span text:style-name="T16"> user;</text:span></text:p>
          <text:p text:style-name="P6"><text:span text:style-name="T16"><text:s text:c="6"/></text:span><text:span text:style-name="T16">} </text:span><text:span text:style-name="T15">else</text:span><text:span text:style-name="T16"> {</text:span></text:p>
          <text:p text:style-name="P6"><text:span text:style-name="T15"><text:s text:c="8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6"/></text:span><text:span text:style-name="T16">}</text:span></text:p>
          <text:p text:style-name="P6"><text:span text:style-name="T16"><text:s text:c="4"/></text:span><text:span text:style-name="T16">}</text:span></text:p>
          <text:p text:style-name="P6"><text:span text:style-name="T16"><text:s text:c="2"/></text:span><text:span text:style-name="T16">}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 unitair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imulation des dépendances</text:p>
                <text:list>
                  <text:list-item>
                    <text:p>Stub (implémentation dédiée)</text:p>
                  </text:list-item>
                  <text:list-item>
                    <text:p>Mock (dicter le comportement à la volé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vec Mockito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0" draw:layer="layout" svg:width="24.762cm" svg:height="15.058cm" svg:x="1.398cm" svg:y="4.5cm">
          <text:p text:style-name="P6"><text:span text:style-name="T19">public</text:span><text:span text:style-name="T20"> </text:span><text:span text:style-name="T19">class</text:span><text:span text:style-name="T20"> UserServiceImplTest {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Repository </text:span><text:span text:style-name="T21">userRepository</text:span><text:span text:style-name="T20">;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ServiceImpl </text:span><text:span text:style-name="T21">userService</text:span><text:span text:style-name="T20">;</text:span></text:p>
          <text:p text:style-name="P6"><text:span text:style-name="T20"/></text:p>
          <text:p text:style-name="P6"><text:span text:style-name="T22"><text:s text:c="2"/></text:span><text:span text:style-name="T22">@Before</text:span><text:span text:style-name="T20"> </text:span><text:span text:style-name="T19">public</text:span><text:span text:style-name="T20"> </text:span><text:span text:style-name="T19">void</text:span><text:span text:style-name="T20"> setUp() {</text:span></text:p>
          <text:p text:style-name="P6"><text:span text:style-name="T21"><text:s text:c="4"/></text:span><text:span text:style-name="T21">userRepository</text:span><text:span text:style-name="T20"> = </text:span><text:span text:style-name="T23">mock</text:span><text:span text:style-name="T20">(UserRepository.</text:span><text:span text:style-name="T19">class</text:span><text:span text:style-name="T20">);</text:span></text:p>
          <text:p text:style-name="P6"><text:span text:style-name="T21"><text:s text:c="4"/></text:span><text:span text:style-name="T21">userService</text:span><text:span text:style-name="T20"> = </text:span><text:span text:style-name="T19">new</text:span><text:span text:style-name="T20"> UserServiceImpl();</text:span></text:p>
          <text:p text:style-name="P6"><text:span text:style-name="T21"><text:s text:c="4"/></text:span><text:span text:style-name="T21">userService</text:span><text:span text:style-name="T20">.setUserRepository(</text:span><text:span text:style-name="T21">userRepository</text:span><text:span text:style-name="T20">);</text:span></text:p>
          <text:p text:style-name="P6"><text:span text:style-name="T21"><text:s text:c="4"/></text:span><text:span text:style-name="T21">userService</text:span><text:span text:style-name="T20">.init();</text:span></text:p>
          <text:p text:style-name="P6"><text:span text:style-name="T20"><text:s text:c="2"/></text:span><text:span text:style-name="T20">}</text:span></text:p>
          <text:p text:style-name="P6"><text:span text:style-name="T20"/></text:p>
          <text:p text:style-name="P6"><text:span text:style-name="T22"><text:s text:c="2"/></text:span><text:span text:style-name="T22">@Test</text:span><text:span text:style-name="T20"> </text:span><text:span text:style-name="T19">public</text:span><text:span text:style-name="T20"> </text:span><text:span text:style-name="T19">void</text:span><text:span text:style-name="T20"> getByLoginNoUser() {</text:span></text:p>
          <text:p text:style-name="P6"><text:span text:style-name="T20"><text:s text:c="4"/></text:span><text:span text:style-name="T20">String login = </text:span><text:span text:style-name="T24">"test"</text:span><text:span text:style-name="T20">;</text:span></text:p>
          <text:p text:style-name="P6"><text:span text:style-name="T23"><text:s text:c="4"/></text:span><text:span text:style-name="T23">when</text:span><text:span text:style-name="T20">(</text:span><text:span text:style-name="T21">userRepository</text:span><text:span text:style-name="T20">.getByLogin(login)).thenReturn(</text:span><text:span text:style-name="T19">null</text:span><text:span text:style-name="T20">);</text:span></text:p>
          <text:p text:style-name="P6"><text:span text:style-name="T20"><text:s text:c="4"/></text:span><text:span text:style-name="T20">Assert.</text:span><text:span text:style-name="T23">assertNull</text:span><text:span text:style-name="T20">(</text:span><text:span text:style-name="T21">userService</text:span><text:span text:style-name="T20">.authenticate(login, </text:span><text:span text:style-name="T24">""</text:span><text:span text:style-name="T20">));</text:span></text:p>
          <text:p text:style-name="P6"><text:span text:style-name="T23"><text:s text:c="4"/></text:span><text:span text:style-name="T23">verify</text:span><text:span text:style-name="T20">(</text:span><text:span text:style-name="T21">userRepository</text:span><text:span text:style-name="T20">).getByLogin(login);</text:span></text:p>
          <text:p text:style-name="P6"><text:span text:style-name="T20"><text:s text:c="2"/></text:span><text:span text:style-name="T20">}</text:span></text:p>
          <text:p text:style-name="P6"><text:span text:style-name="T20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unit-test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Tester un service métier avec Mockit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Java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ermet d'assembler les composants d'une application</text:p>
                <text:list>
                  <text:list-item>
                    <text:p>Repository, service, datasource, etc</text:p>
                  </text:list-item>
                </text:list>
              </text:list-item>
              <text:list-item>
                <text:p>Injection de dépendances</text:p>
              </text:list-item>
              <text:list-item>
                <text:p>Partie “conteneur léger” d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401cm" svg:y="4.714cm" presentation:class="outline" presentation:user-transformed="true">
          <draw:text-box>
            <text:list text:style-name="L3">
              <text:list-item>
                <text:p>Les beans sont créés et injectés en Java</text:p>
              </text:list-item>
              <text:list-item>
                <text:p>Permet d'ajouter de la logique facilement</text:p>
              </text:list-item>
              <text:list-item>
                <text:p>Pas d'impact sur le code</text:p>
              </text:list-item>
              <text:list-item>
                <text:p>Type-saf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Nos classes</text:p>
          </draw:text-box>
        </draw:frame>
        <draw:custom-shape draw:style-name="gr4" draw:text-style-name="P9" xml:id="id4" draw:id="id4" draw:layer="layout" svg:width="24.762cm" svg:height="6.931cm" svg:x="1.397cm" svg:y="4.499cm">
          <text:p text:style-name="P6"><text:span text:style-name="T15">public</text:span><text:span text:style-name="T16"> </text:span><text:span text:style-name="T15">class</text:span><text:span text:style-name="T16"> JdbcUserRepository </text:span><text:span text:style-name="T15">implements</text:span><text:span text:style-name="T16"> UserRepository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</text:span><text:span text:style-name="T15">final</text:span><text:span text:style-name="T16"> JdbcOperations </text:span><text:span text:style-name="T17">tpl</text:span><text:span text:style-name="T16">;</text:span></text:p>
          <text:p text:style-name="P6"><text:span text:style-name="T16"/></text:p>
          <text:p text:style-name="P6"><text:span text:style-name="T15"><text:s text:c="2"/></text:span><text:span text:style-name="T15">public</text:span><text:span text:style-name="T16"> JdbcUserRepository(DataSource dataSource) {</text:span></text:p>
          <text:p text:style-name="P6"><text:span text:style-name="T15"><text:s text:c="4"/></text:span><text:span text:style-name="T15">this</text:span><text:span text:style-name="T16">.</text:span><text:span text:style-name="T17">tpl</text:span><text:span text:style-name="T16"> = </text:span><text:span text:style-name="T15">new</text:span><text:span text:style-name="T16"> JdbcTemplate(dataSource);</text:span></text:p>
          <text:p text:style-name="P6"><text:span text:style-name="T16"><text:s text:c="2"/></text:span><text:span text:style-name="T16">}</text:span></text:p>
          <text:p text:style-name="P6"><text:span text:style-name="T16"><text:s text:c="2"/></text:span><text:span text:style-name="T16">(...)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5" draw:id="id5" draw:layer="layout" svg:width="24.762cm" svg:height="7.185cm" svg:x="1.396cm" svg:y="12.198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UserRepository </text:span><text:span text:style-name="T17">userRepository</text:span><text:span text:style-name="T16">; <text:s/></text:span><text:span text:style-name="T25">// setter défini</text:span></text:p>
          <text:p text:style-name="P6"><text:span text:style-name="T16"/></text:p>
          <text:p text:style-name="P6"><text:span text:style-name="T16"><text:s text:c="2"/></text:span><text:span text:style-name="T15">private</text:span><text:span text:style-name="T16"> String </text:span><text:span text:style-name="T17">digest</text:span><text:span text:style-name="T16">; <text:s/></text:span><text:span text:style-name="T25">// setter défini</text:span></text:p>
          <text:p text:style-name="P6"><text:span text:style-name="T26"><text:s text:c="2"/></text:span></text:p>
          <text:p text:style-name="P6"><text:span text:style-name="T26"><text:s text:c="2"/></text:span><text:span text:style-name="T26">(...)</text:span></text:p>
          <text:p text:style-name="P6"><text:span text:style-name="T15"><text:s text:c="2"/></text:span></text:p>
          <text:p text:style-name="P6"><text:span text:style-name="T15"><text:s text:c="2"/></text:span><text:span text:style-name="T15">public</text:span><text:span text:style-name="T27"> </text:span><text:span text:style-name="T15">void</text:span><text:span text:style-name="T16"> init() { (...) } </text:span><text:span text:style-name="T25">// méthode d'initialisation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custom-shape draw:style-name="gr4" draw:text-style-name="P8" draw:layer="layout" svg:width="19.436cm" svg:height="15.272cm" svg:x="1.392cm" svg:y="4.794cm">
          <text:p text:style-name="P6"><text:span text:style-name="T28">@Configuration</text:span></text:p>
          <text:p text:style-name="P6"><text:span text:style-name="T29">public</text:span><text:span text:style-name="T30"> </text:span><text:span text:style-name="T29">class</text:span><text:span text:style-name="T30"> ApplicationConfiguration {</text:span></text:p>
          <text:p text:style-name="P6"><text:span text:style-name="T30"/></text:p>
          <text:p text:style-name="P6"><text:span text:style-name="T31"><text:s text:c="2"/></text:span><text:span text:style-name="T28">@Bean</text:span><text:span text:style-name="T30"> </text:span><text:span text:style-name="T29">public</text:span><text:span text:style-name="T30"> DataSource dataSource() {</text:span></text:p>
          <text:p text:style-name="P6"><text:span text:style-name="T29"><text:s text:c="4"/></text:span><text:span text:style-name="T29">return</text:span><text:span text:style-name="T30"> </text:span><text:span text:style-name="T29">new</text:span><text:span text:style-name="T30"> EmbeddedDatabaseBuilder()</text:span></text:p>
          <text:p text:style-name="P6"><text:span text:style-name="T30"><text:s text:c="6"/></text:span><text:span text:style-name="T30">.setType(EmbeddedDatabaseType.</text:span><text:span text:style-name="T32">H2</text:span><text:span text:style-name="T30">)</text:span></text:p>
          <text:p text:style-name="P6"><text:span text:style-name="T30"><text:s text:c="6"/></text:span><text:span text:style-name="T30">.addScript(</text:span><text:span text:style-name="T33">"classpath:/create-tables.sql"</text:span><text:span text:style-name="T30">)</text:span></text:p>
          <text:p text:style-name="P6"><text:span text:style-name="T30"><text:s text:c="6"/></text:span><text:span text:style-name="T30">.addScript(</text:span><text:span text:style-name="T33">"classpath:/insert-data.sql"</text:span><text:span text:style-name="T30">)</text:span></text:p>
          <text:p text:style-name="P6"><text:span text:style-name="T30"><text:s text:c="6"/></text:span><text:span text:style-name="T30">.build();</text:span></text:p>
          <text:p text:style-name="P6"><text:span text:style-name="T30"><text:s text:c="2"/></text:span><text:span text:style-name="T30">}</text:span></text:p>
          <text:p text:style-name="P6"><text:span text:style-name="T34"/></text:p>
          <text:p text:style-name="P6"><text:span text:style-name="T31"><text:s text:c="2"/></text:span><text:span text:style-name="T31">@Bean</text:span><text:span text:style-name="T30"> </text:span><text:span text:style-name="T29">public</text:span><text:span text:style-name="T30"> UserRepository userRepository() {</text:span></text:p>
          <text:p text:style-name="P6"><text:span text:style-name="T29"><text:s text:c="4"/></text:span><text:span text:style-name="T29">return</text:span><text:span text:style-name="T30"> </text:span><text:span text:style-name="T29">new</text:span><text:span text:style-name="T30"> JdbcUserRepository(</text:span><text:span text:style-name="T35">dataSource()</text:span><text:span text:style-name="T30">);</text:span></text:p>
          <text:p text:style-name="P6"><text:span text:style-name="T30"><text:s text:c="2"/></text:span><text:span text:style-name="T30">}</text:span></text:p>
          <text:p text:style-name="P6"><text:span text:style-name="T30"/></text:p>
          <text:p text:style-name="P6"><text:span text:style-name="T31"><text:s text:c="2"/></text:span><text:span text:style-name="T31">@Bean</text:span><text:span text:style-name="T30"> </text:span><text:span text:style-name="T29">public</text:span><text:span text:style-name="T30"> UserService userService() {</text:span></text:p>
          <text:p text:style-name="P6"><text:span text:style-name="T30"><text:s text:c="4"/></text:span><text:span text:style-name="T30">UserServiceImpl userService = </text:span><text:span text:style-name="T29">new</text:span><text:span text:style-name="T30"> UserServiceImpl();</text:span></text:p>
          <text:p text:style-name="P6"><text:span text:style-name="T30"><text:s text:c="4"/></text:span><text:span text:style-name="T30">userService.setDigest(</text:span><text:span text:style-name="T33">"sha-256"</text:span><text:span text:style-name="T30">);</text:span></text:p>
          <text:p text:style-name="P6"><text:span text:style-name="T30"><text:s text:c="4"/></text:span><text:span text:style-name="T30">userService.setUserRepository(userRepository());</text:span></text:p>
          <text:p text:style-name="P6"><text:span text:style-name="T30"><text:s text:c="4"/></text:span><text:span text:style-name="T35">userService.init();</text:span></text:p>
          <text:p text:style-name="P6"><text:span text:style-name="T29"><text:s text:c="4"/></text:span><text:span text:style-name="T29">return</text:span><text:span text:style-name="T30"> userService;</text:span></text:p>
          <text:p text:style-name="P6"><text:span text:style-name="T30"><text:s text:c="2"/></text:span><text:span text:style-name="T30">}</text:span></text:p>
          <text:p text:style-name="P6"><text:span text:style-name="T3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xml:id="id6" draw:id="id6" draw:layer="layout" svg:width="5.591cm" svg:height="2.794cm" svg:x="21.587cm" svg:y="4.064cm">
          <text:p text:style-name="P1"><text:span text:style-name="T36">Déclaration classe de configuration</text:span></text:p>
          <draw:enhanced-geometry svg:viewBox="0 0 21600 21600" draw:mirror-horizontal="false" draw:type="line-callout-2" draw:modifiers="-55904.2918454936 7851.73524150268 -3600 4000 -965.665236051502 4281.359570661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xml:id="id7" draw:id="id7" draw:layer="layout" svg:width="5.591cm" svg:height="2.286cm" svg:x="21.59cm" svg:y="7.112cm">
          <text:p text:style-name="P1"><text:span text:style-name="T36">Méthode déclarant un bean</text:span></text:p>
          <draw:enhanced-geometry svg:viewBox="0 0 21600 21600" draw:mirror-horizontal="false" draw:type="line-callout-2" draw:modifiers="-68125.7510729614 -1520.59466550066 -23512.017167382 -4405.00894454383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xml:id="id8" draw:id="id8" draw:layer="layout" svg:width="5.591cm" svg:height="2.286cm" svg:x="21.333cm" svg:y="10.16cm">
          <text:p text:style-name="P1"><text:span text:style-name="T36">Injection de dépendances</text:span></text:p>
          <draw:enhanced-geometry svg:viewBox="0 0 21600 21600" draw:mirror-horizontal="false" draw:type="line-callout-2" draw:modifiers="-22650.643776824 32121.3817227809 -11329.1845493562 38874.333187582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xml:id="id9" draw:id="id9" draw:layer="layout" svg:width="5.591cm" svg:height="2.286cm" svg:x="21.336cm" svg:y="16.256cm">
          <text:p text:style-name="P1"><text:span text:style-name="T36">Callback d'initialisation à appeler</text:span></text:p>
          <draw:enhanced-geometry svg:viewBox="0 0 21600 21600" draw:mirror-horizontal="false" draw:type="line-callout-2" draw:modifiers="-45166.0944206009 12835.3301268037 -2920.17167381974 12806.9960647136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Java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ans plusieurs classes</text:p>
              </text:list-item>
            </text:list>
            <text:p/>
            <text:p/>
            <text:list text:continue-numbering="true" text:style-name="L3">
              <text:list-item>
                <text:p>Evite des fichiers gros et monolithiques</text:p>
              </text:list-item>
              <text:list-item>
                <text:p>Réutilisation (test, dev, prod)</text:p>
              </text:list-item>
              <text:list-item>
                <text:p>Séparation par couche, module, applicatif/infra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draw:custom-shape draw:style-name="gr4" draw:text-style-name="P10" draw:layer="layout" svg:width="25.278cm" svg:height="3.248cm" svg:x="1.392cm" svg:y="6.99cm">
          <text:p><text:span text:style-name="T37">@Configuration</text:span></text:p>
          <text:p><text:span text:style-name="T38">@Import</text:span><text:span text:style-name="T39">({InfraConfiguration.</text:span><text:span text:style-name="T40">class</text:span><text:span text:style-name="T39">,ComponentConfiguration.</text:span><text:span text:style-name="T40">class</text:span><text:span text:style-name="T39">})</text:span></text:p>
          <text:p><text:span text:style-name="T41">public</text:span><text:span text:style-name="T42"> </text:span><text:span text:style-name="T41">class</text:span><text:span text:style-name="T42"> ApplicationConfiguration { 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Java</text:p>
          </draw:text-box>
        </draw:frame>
        <draw:custom-shape draw:style-name="gr4" draw:text-style-name="P8" draw:layer="layout" svg:width="26.035cm" svg:height="5.655cm" svg:x="0.997cm" svg:y="7.299cm">
          <text:p text:style-name="P6"><text:span text:style-name="T9">ConfigurableApplicationContext </text:span><text:span text:style-name="T10">ctx</text:span><text:span text:style-name="T9"> = </text:span><text:span text:style-name="T11">new</text:span><text:span text:style-name="T9"> AnnotationConfigApplicationContext(</text:span></text:p>
          <text:p text:style-name="P6"><text:span text:style-name="T12"><text:s text:c="4"/></text:span><text:span text:style-name="T9">ApplicationConfiguration.</text:span><text:span text:style-name="T11">class</text:span></text:p>
          <text:p text:style-name="P6"><text:span text:style-name="T9">);</text:span></text:p>
          <text:p><text:span text:style-name="T9">UserService </text:span><text:span text:style-name="T10">userService</text:span><text:span text:style-name="T9"> = </text:span><text:span text:style-name="T10">ctx</text:span><text:span text:style-name="T9">.getBean(UserService.</text:span><text:span text:style-name="T11">class</text:span><text:span text:style-name="T9">);</text:span></text:p>
          <text:p text:style-name="P6"><text:span text:style-name="T9">String login = </text:span><text:span text:style-name="T12">"mmouse"</text:span><text:span text:style-name="T9">;</text:span></text:p>
          <text:p text:style-name="P6"><text:span text:style-name="T9">String password = </text:span><text:span text:style-name="T12">"this is a test"</text:span><text:span text:style-name="T9">;</text:span></text:p>
          <text:p text:style-name="P6"><text:span text:style-name="T10">userService</text:span><text:span text:style-name="T9">.create(login,password);</text:span></text:p>
          <text:p text:style-name="P6"><text:span text:style-name="T10">ctx</text:span><text:span text:style-name="T9">.close();</text:span></text:p>
          <text:p text:style-name="P6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réation, utilisation, destruc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  <text:list-item>
                <text:p>NB : le bean est un singleton</text:p>
                <text:list>
                  <text:list-item>
                    <text:p>Notion de “scop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nfiguration orientée objet</text:p>
              </text:list-item>
            </text:list>
          </draw:text-box>
        </draw:frame>
        <draw:custom-shape draw:style-name="gr4" draw:text-style-name="P12" draw:layer="layout" svg:width="25.278cm" svg:height="6.235cm" svg:x="1.592cm" svg:y="9.005cm">
          <text:p><text:span text:style-name="T31">@Configuration</text:span></text:p>
          <text:p><text:span text:style-name="T43">public</text:span><text:span text:style-name="T44"> </text:span><text:span text:style-name="T43">class</text:span><text:span text:style-name="T44"> SpringMvcConfiguration </text:span><text:span text:style-name="T43">extends</text:span><text:span text:style-name="T44"> </text:span><text:span text:style-name="T45">WebMvcConfigurationSupport</text:span><text:span text:style-name="T44"> {</text:span></text:p>
          <text:p><text:span text:style-name="T31"><text:tab/></text:span></text:p>
          <text:p><text:span text:style-name="T45"><text:tab/></text:span><text:span text:style-name="T46">@Override</text:span></text:p>
          <text:p><text:span text:style-name="T44"><text:tab/></text:span><text:span text:style-name="T43">protected</text:span><text:span text:style-name="T44"> </text:span><text:span text:style-name="T43">void</text:span><text:span text:style-name="T44"> addInterceptors(InterceptorRegistry </text:span><text:span text:style-name="T47">registry</text:span><text:span text:style-name="T44">) {</text:span></text:p>
          <text:p><text:span text:style-name="T44"><text:tab/></text:span><text:span text:style-name="T44"><text:tab/></text:span><text:span text:style-name="T47">registry</text:span><text:span text:style-name="T44">.addInterceptor(</text:span><text:span text:style-name="T43">new</text:span><text:span text:style-name="T44"> MyInterceptor());</text:span></text:p>
          <text:p><text:span text:style-name="T31"><text:tab/></text:span><text:span text:style-name="T31">}</text:span></text:p>
          <text:p><text:span text:style-name="T31"><text:tab/></text:span></text:p>
          <text:p><text:span text:style-name="T31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java-configuration-start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nfiguration en Java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olution historique de configuration</text:p>
              </text:list-item>
              <text:list-item>
                <text:p>Permet d'assembler les composants d'une application</text:p>
                <text:list>
                  <text:list-item>
                    <text:p>Repository, service, datasource, etc</text:p>
                  </text:list-item>
                </text:list>
              </text:list-item>
              <text:list-item>
                <text:p>Injection de dépendances</text:p>
              </text:list-item>
              <text:list-item>
                <text:p>Partie “conteneur léger” d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Nos classes</text:p>
          </draw:text-box>
        </draw:frame>
        <draw:custom-shape draw:style-name="gr4" draw:text-style-name="P9" xml:id="id10" draw:id="id10" draw:layer="layout" svg:width="24.762cm" svg:height="6.931cm" svg:x="1.397cm" svg:y="4.499cm">
          <text:p text:style-name="P6"><text:span text:style-name="T15">public</text:span><text:span text:style-name="T16"> </text:span><text:span text:style-name="T15">class</text:span><text:span text:style-name="T16"> JdbcUserRepository </text:span><text:span text:style-name="T15">implements</text:span><text:span text:style-name="T16"> UserRepository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</text:span><text:span text:style-name="T15">final</text:span><text:span text:style-name="T16"> JdbcOperations </text:span><text:span text:style-name="T17">tpl</text:span><text:span text:style-name="T16">;</text:span></text:p>
          <text:p text:style-name="P6"><text:span text:style-name="T16"/></text:p>
          <text:p text:style-name="P6"><text:span text:style-name="T15"><text:s text:c="2"/></text:span><text:span text:style-name="T15">public</text:span><text:span text:style-name="T16"> JdbcUserRepository(DataSource dataSource) {</text:span></text:p>
          <text:p text:style-name="P6"><text:span text:style-name="T15"><text:s text:c="4"/></text:span><text:span text:style-name="T15">this</text:span><text:span text:style-name="T16">.</text:span><text:span text:style-name="T17">tpl</text:span><text:span text:style-name="T16"> = </text:span><text:span text:style-name="T15">new</text:span><text:span text:style-name="T16"> JdbcTemplate(dataSource);</text:span></text:p>
          <text:p text:style-name="P6"><text:span text:style-name="T16"><text:s text:c="2"/></text:span><text:span text:style-name="T16">}</text:span></text:p>
          <text:p text:style-name="P6"><text:span text:style-name="T16"><text:s text:c="2"/></text:span><text:span text:style-name="T16">(...)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11" draw:id="id11" draw:layer="layout" svg:width="24.762cm" svg:height="7.185cm" svg:x="1.396cm" svg:y="12.198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UserRepository </text:span><text:span text:style-name="T17">userRepository</text:span><text:span text:style-name="T16">; <text:s/></text:span><text:span text:style-name="T25">// setter défini</text:span></text:p>
          <text:p text:style-name="P6"><text:span text:style-name="T16"/></text:p>
          <text:p text:style-name="P6"><text:span text:style-name="T16"><text:s text:c="2"/></text:span><text:span text:style-name="T15">private</text:span><text:span text:style-name="T16"> String </text:span><text:span text:style-name="T17">digest</text:span><text:span text:style-name="T16">; <text:s/></text:span><text:span text:style-name="T25">// setter défini</text:span></text:p>
          <text:p text:style-name="P6"><text:span text:style-name="T26"><text:s text:c="2"/></text:span></text:p>
          <text:p text:style-name="P6"><text:span text:style-name="T26"><text:s text:c="2"/></text:span><text:span text:style-name="T26">(...)</text:span></text:p>
          <text:p text:style-name="P6"><text:span text:style-name="T15"><text:s text:c="2"/></text:span></text:p>
          <text:p text:style-name="P6"><text:span text:style-name="T15"><text:s text:c="2"/></text:span><text:span text:style-name="T15">public</text:span><text:span text:style-name="T27"> </text:span><text:span text:style-name="T15">void</text:span><text:span text:style-name="T16"> init() { (...) } </text:span><text:span text:style-name="T25">// méthode d'initialisation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6.677cm" svg:x="1.397cm" svg:y="5.899cm">
          <text:p text:style-name="P6"><text:span text:style-name="T48">&lt;</text:span><text:span text:style-name="T49">bean</text:span><text:span text:style-name="T9"> </text:span><text:span text:style-name="T50">id</text:span><text:span text:style-name="T51">=</text:span><text:span text:style-name="T52">"userRepository"</text:span><text:span text:style-name="T9"> </text:span><text:span text:style-name="T50">class</text:span><text:span text:style-name="T51">=</text:span><text:span text:style-name="T52">"c.z.repository.jdbc.JdbcUserRepository"</text:span><text:span text:style-name="T48">&gt;</text:span></text:p>
          <text:p text:style-name="P6"><text:span text:style-name="T48"><text:s text:c="2"/></text:span><text:span text:style-name="T48">&lt;</text:span><text:span text:style-name="T49">constructor-arg</text:span><text:span text:style-name="T9"> </text:span><text:span text:style-name="T50">ref</text:span><text:span text:style-name="T51">=</text:span><text:span text:style-name="T52">"dataSource"</text:span><text:span text:style-name="T9"> </text:span><text:span text:style-name="T48">/&gt;</text:span></text:p>
          <text:p text:style-name="P6"><text:span text:style-name="T48">&lt;/</text:span><text:span text:style-name="T49">bean</text:span><text:span text:style-name="T48">&gt;</text:span></text:p>
          <text:p text:style-name="P6"><text:span text:style-name="T48"/></text:p>
          <text:p text:style-name="P6"><text:span text:style-name="T48">&lt;</text:span><text:span text:style-name="T49">bean</text:span><text:span text:style-name="T9"> </text:span><text:span text:style-name="T50">id</text:span><text:span text:style-name="T51">=</text:span><text:span text:style-name="T52">"userService"</text:span><text:span text:style-name="T9"> </text:span><text:span text:style-name="T50">class</text:span><text:span text:style-name="T51">=</text:span><text:span text:style-name="T52">"c.z.business.impl.UserServiceImpl"</text:span><text:span text:style-name="T9"> </text:span></text:p>
          <text:p text:style-name="P6"><text:span text:style-name="T9"><text:s text:c="6"/></text:span><text:span text:style-name="T50">init-method</text:span><text:span text:style-name="T51">=</text:span><text:span text:style-name="T52">"init"</text:span><text:span text:style-name="T48">&gt;</text:span></text:p>
          <text:p text:style-name="P6"><text:span text:style-name="T48"><text:s text:c="2"/></text:span><text:span text:style-name="T48">&lt;</text:span><text:span text:style-name="T49">property</text:span><text:span text:style-name="T9"> </text:span><text:span text:style-name="T50">name</text:span><text:span text:style-name="T51">=</text:span><text:span text:style-name="T52">"digest"</text:span><text:span text:style-name="T9"> </text:span><text:span text:style-name="T50">value</text:span><text:span text:style-name="T51">=</text:span><text:span text:style-name="T52">"sha-256"</text:span><text:span text:style-name="T9"> </text:span><text:span text:style-name="T48">/&gt;</text:span></text:p>
          <text:p text:style-name="P6"><text:span text:style-name="T48"><text:s text:c="2"/></text:span><text:span text:style-name="T48">&lt;</text:span><text:span text:style-name="T49">property</text:span><text:span text:style-name="T9"> </text:span><text:span text:style-name="T50">name</text:span><text:span text:style-name="T51">=</text:span><text:span text:style-name="T52">"userRepository"</text:span><text:span text:style-name="T9"> </text:span><text:span text:style-name="T50">ref</text:span><text:span text:style-name="T51">=</text:span><text:span text:style-name="T52">"userRepository"</text:span><text:span text:style-name="T9"> </text:span><text:span text:style-name="T48">/&gt;</text:span></text:p>
          <text:p text:style-name="P6"><text:span text:style-name="T48">&lt;/</text:span><text:span text:style-name="T49">bean</text:span><text:span text:style-name="T4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12" draw:id="id12" draw:layer="layout" svg:width="25.019cm" svg:height="2.229cm" svg:x="1.397cm" svg:y="5.899cm">
          <text:p text:style-name="P6"><text:span text:style-name="T48">&lt;</text:span><text:span text:style-name="T49">bean</text:span><text:span text:style-name="T9"> </text:span><text:span text:style-name="T50">id</text:span><text:span text:style-name="T51">=</text:span><text:span text:style-name="T52">"userRepository"</text:span><text:span text:style-name="T9"> </text:span><text:span text:style-name="T50">class</text:span><text:span text:style-name="T51">=</text:span><text:span text:style-name="T52">"c.z.repository.jdbc.JdbcUserRepository"</text:span><text:span text:style-name="T48">&gt;</text:span></text:p>
          <text:p text:style-name="P6"><text:span text:style-name="T48"><text:s text:c="2"/></text:span><text:span text:style-name="T48">&lt;</text:span><text:span text:style-name="T49">constructor-arg</text:span><text:span text:style-name="T9"> </text:span><text:span text:style-name="T50">ref</text:span><text:span text:style-name="T51">=</text:span><text:span text:style-name="T52">"dataSource"</text:span><text:span text:style-name="T9"> </text:span><text:span text:style-name="T48">/&gt;</text:span></text:p>
          <text:p text:style-name="P6"><text:span text:style-name="T48">&lt;/</text:span><text:span text:style-name="T49">bean</text:span><text:span text:style-name="T4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8.614cm" presentation:class="outline" presentation:user-transformed="true">
          <draw:text-box>
            <text:list text:style-name="L3">
              <text:list-item>
                <text:p xml:id="id13" text:id="id13">Id pour pouvoir y faire référence</text:p>
              </text:list-item>
              <text:list-item>
                <text:p xml:id="id14" text:id="id14">Attribut pour la classe d'implémentation</text:p>
              </text:list-item>
              <text:list-item>
                <text:p xml:id="id15" text:id="id15">Injection par constructeur</text:p>
              </text:list-item>
              <text:list-item>
                <text:p xml:id="id16" text:id="id16">Référence à un autre bean</text:p>
                <text:list>
                  <text:list-item>
                    <text:p xml:id="id17" text:id="id17">Attribut <text:span text:style-name="T53">ref</text:span></text:p>
                  </text:list-item>
                  <text:list-item>
                    <text:p xml:id="id18" text:id="id18">Définition du <text:span text:style-name="T53">dataSource</text:span> expliquée par la sui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19" draw:id="id19" draw:layer="layout" svg:width="25.019cm" svg:height="3.499cm" svg:x="1.397cm" svg:y="5.899cm">
          <text:p><text:span text:style-name="T48">&lt;</text:span><text:span text:style-name="T49">bean</text:span><text:span text:style-name="T9"> </text:span><text:span text:style-name="T50">id</text:span><text:span text:style-name="T51">=</text:span><text:span text:style-name="T52">"userService"</text:span><text:span text:style-name="T9"> </text:span><text:span text:style-name="T50">class</text:span><text:span text:style-name="T51">=</text:span><text:span text:style-name="T52">"c.z.business.impl.UserServiceImpl"</text:span><text:span text:style-name="T9"> </text:span></text:p>
          <text:p><text:span text:style-name="T9"><text:s text:c="6"/></text:span><text:span text:style-name="T50">init-method</text:span><text:span text:style-name="T51">=</text:span><text:span text:style-name="T52">"init"</text:span><text:span text:style-name="T48">&gt;</text:span></text:p>
          <text:p><text:span text:style-name="T48"><text:s text:c="2"/></text:span><text:span text:style-name="T48">&lt;</text:span><text:span text:style-name="T49">property</text:span><text:span text:style-name="T9"> </text:span><text:span text:style-name="T50">name</text:span><text:span text:style-name="T51">=</text:span><text:span text:style-name="T52">"digest"</text:span><text:span text:style-name="T9"> </text:span><text:span text:style-name="T50">value</text:span><text:span text:style-name="T51">=</text:span><text:span text:style-name="T52">"sha-256"</text:span><text:span text:style-name="T9"> </text:span><text:span text:style-name="T48">/&gt;</text:span></text:p>
          <text:p><text:span text:style-name="T48"><text:s text:c="2"/></text:span><text:span text:style-name="T48">&lt;</text:span><text:span text:style-name="T49">property</text:span><text:span text:style-name="T9"> </text:span><text:span text:style-name="T50">name</text:span><text:span text:style-name="T51">=</text:span><text:span text:style-name="T52">"userRepository"</text:span><text:span text:style-name="T9"> </text:span><text:span text:style-name="T50">ref</text:span><text:span text:style-name="T51">=</text:span><text:span text:style-name="T52">"userRepository"</text:span><text:span text:style-name="T9"> </text:span><text:span text:style-name="T48">/&gt;</text:span></text:p>
          <text:p><text:span text:style-name="T48">&lt;/</text:span><text:span text:style-name="T49">bean</text:span><text:span text:style-name="T4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9.714cm" presentation:class="outline" presentation:user-transformed="true">
          <draw:text-box>
            <text:list text:style-name="L3">
              <text:list-item>
                <text:p xml:id="id20" text:id="id20">Spring appelle la méthode d'initialisation</text:p>
                <text:list>
                  <text:list-item>
                    <text:p xml:id="id21" text:id="id21">Attribut <text:span text:style-name="T53">init-method</text:span></text:p>
                  </text:list-item>
                </text:list>
              </text:list-item>
              <text:list-item>
                <text:p xml:id="id22" text:id="id22">Injection par setter</text:p>
                <text:list>
                  <text:list-item>
                    <text:p xml:id="id23" text:id="id23">Valeur scalaire, attribut <text:span text:style-name="T53">value</text:span></text:p>
                  </text:list-item>
                  <text:list-item>
                    <text:p xml:id="id24" text:id="id24">Bean Spring, attribut <text:span text:style-name="T53">re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4.769cm" svg:x="1.397cm" svg:y="8.699cm">
          <text:p text:style-name="P6"><text:span text:style-name="T48">&lt;?</text:span><text:span text:style-name="T49">xml</text:span><text:span text:style-name="T54"> </text:span><text:span text:style-name="T50">version</text:span><text:span text:style-name="T51">=</text:span><text:span text:style-name="T52">"1.0"</text:span><text:span text:style-name="T54"> </text:span><text:span text:style-name="T50">encoding</text:span><text:span text:style-name="T51">=</text:span><text:span text:style-name="T52">"UTF-8"</text:span><text:span text:style-name="T48">?&gt;</text:span></text:p>
          <text:p text:style-name="P6"><text:span text:style-name="T48">&lt;</text:span><text:span text:style-name="T49">beans</text:span><text:span text:style-name="T54"> </text:span><text:span text:style-name="T50">xmlns</text:span><text:span text:style-name="T51">=</text:span><text:span text:style-name="T52">"http://www.springframework.org/schema/beans"</text:span></text:p>
          <text:p text:style-name="P6"><text:span text:style-name="T50"><text:s text:c="6"/></text:span><text:span text:style-name="T50">xmlns:xsi</text:span><text:span text:style-name="T51">=</text:span><text:span text:style-name="T52">"http://www.w3.org/2001/XMLSchema-instance"</text:span></text:p>
          <text:p text:style-name="P6"><text:span text:style-name="T50"><text:s text:c="7"/></text:span><text:span text:style-name="T50">xsi:schemaLocation</text:span><text:span text:style-name="T51">=</text:span><text:span text:style-name="T52">"http://www.springframework.org/schema/beans </text:span></text:p>
          <text:p text:style-name="P6"><text:span text:style-name="T52"><text:s text:c="9"/></text:span><text:span text:style-name="T52">http://www.springframework.org/schema/beans/spring-beans.xsd"</text:span><text:span text:style-name="T48">&gt;</text:span></text:p>
          <text:p text:style-name="P6"><text:span text:style-name="T51"><text:s/></text:span><text:span text:style-name="T51">(...)</text:span></text:p>
          <text:p text:style-name="P6"><text:span text:style-name="T48">&lt;/</text:span><text:span text:style-name="T49">beans</text:span><text:span text:style-name="T4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Entête du fichier</text:p>
                <text:list>
                  <text:list-item>
                    <text:p>Cuisine XML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item>
                <text:p>Copier/coller ou support ID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019cm" svg:height="3.493cm" svg:x="1.397cm" svg:y="7.299cm">
          <text:p text:style-name="P6"><text:span text:style-name="T55">&lt;</text:span><text:span text:style-name="T56">jdbc:embedded-database</text:span><text:span text:style-name="T57"> </text:span><text:span text:style-name="T58">id</text:span><text:span text:style-name="T59">=</text:span><text:span text:style-name="T60">"dataSource"</text:span><text:span text:style-name="T57"> </text:span><text:span text:style-name="T58">type</text:span><text:span text:style-name="T59">=</text:span><text:span text:style-name="T60">"H2"</text:span><text:span text:style-name="T55">&gt;</text:span></text:p>
          <text:p text:style-name="P6"><text:span text:style-name="T55"><text:s text:c="2"/></text:span><text:span text:style-name="T55">&lt;</text:span><text:span text:style-name="T56">jdbc:script</text:span><text:span text:style-name="T57"> </text:span><text:span text:style-name="T58">location</text:span><text:span text:style-name="T59">=</text:span><text:span text:style-name="T60">"classpath:/create-tables.sql"</text:span><text:span text:style-name="T57"> </text:span><text:span text:style-name="T55">/&gt;</text:span></text:p>
          <text:p text:style-name="P6"><text:span text:style-name="T55"><text:s text:c="2"/></text:span><text:span text:style-name="T55">&lt;</text:span><text:span text:style-name="T56">jdbc:script</text:span><text:span text:style-name="T57"> </text:span><text:span text:style-name="T58">location</text:span><text:span text:style-name="T59">=</text:span><text:span text:style-name="T60">"classpath:/insert-data.sql"</text:span><text:span text:style-name="T57"> </text:span><text:span text:style-name="T55">/&gt;</text:span></text:p>
          <text:p text:style-name="P6"><text:span text:style-name="T55">&lt;/</text:span><text:span text:style-name="T56">jdbc:embedded-database</text:span><text:span text:style-name="T55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ataSource</text:p>
              </text:list-item>
            </text:list>
            <text:p/>
            <text:p/>
            <text:p/>
            <text:list text:continue-numbering="true" text:style-name="L3">
              <text:list-item>
                <text:p>BD mémoire, balise dédiée</text:p>
                <text:list>
                  <text:list-item>
                    <text:p>“namespace”</text:p>
                  </text:list-item>
                </text:list>
              </text:list-item>
              <text:list-item>
                <text:p>Masque une déclaration de bean</text:p>
                <text:list>
                  <text:list-item>
                    <text:p>“abstraction” de <text:span text:style-name="T53">&lt;bean /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8.195cm" svg:x="1.397cm" svg:y="7.299cm">
          <text:p text:style-name="P6"><text:span text:style-name="T48">&lt;?</text:span><text:span text:style-name="T49">xml</text:span><text:span text:style-name="T54"> </text:span><text:span text:style-name="T50">version</text:span><text:span text:style-name="T51">=</text:span><text:span text:style-name="T52">"1.0"</text:span><text:span text:style-name="T54"> </text:span><text:span text:style-name="T50">encoding</text:span><text:span text:style-name="T51">=</text:span><text:span text:style-name="T52">"UTF-8"</text:span><text:span text:style-name="T48">?&gt;</text:span></text:p>
          <text:p text:style-name="P6"><text:span text:style-name="T48">&lt;</text:span><text:span text:style-name="T49">beans</text:span><text:span text:style-name="T54"> </text:span><text:span text:style-name="T50">xmlns</text:span><text:span text:style-name="T51">=</text:span><text:span text:style-name="T52">"http://www.springframework.org/schema/beans"</text:span></text:p>
          <text:p text:style-name="P6"><text:span text:style-name="T50"><text:s text:c="8"/></text:span><text:span text:style-name="T50">xmlns:xsi</text:span><text:span text:style-name="T51">=</text:span><text:span text:style-name="T52">"http://www.w3.org/2001/XMLSchema-instance"</text:span></text:p>
          <text:p text:style-name="P6"><text:span text:style-name="T50"><text:s text:c="8"/></text:span><text:span text:style-name="T61">xmlns:jdbc</text:span><text:span text:style-name="T62">=</text:span><text:span text:style-name="T63">"http://www.springframework.org/schema/jdbc"</text:span></text:p>
          <text:p text:style-name="P6"><text:span text:style-name="T50"><text:s text:c="8"/></text:span><text:span text:style-name="T50">xsi:schemaLocation</text:span><text:span text:style-name="T51">=</text:span><text:span text:style-name="T52">"</text:span><text:span text:style-name="T52"><text:a xlink:href="http://www.springframework.org/schema/beans" xlink:type="simple">http://www.springframework.org/schema/beans</text:a></text:span></text:p>
          <text:p text:style-name="P6"><text:span text:style-name="T52"><text:s text:c="10"/></text:span><text:span text:style-name="T52">http://www.springframework.org/schema/beans/spring-beans.xsd</text:span></text:p>
          <text:p text:style-name="P6"><text:span text:style-name="T52"><text:s text:c="10"/></text:span><text:span text:style-name="T63">http://www.springframework.org/schema/jdbc </text:span></text:p>
          <text:p text:style-name="P6"><text:span text:style-name="T63"><text:s text:c="10"/></text:span><text:span text:style-name="T63">http://www.springframework.org/schema/jdbc/spring-jdbc-3.1.xsd"</text:span><text:span text:style-name="T48">&gt;</text:span></text:p>
          <text:p text:style-name="P6"><text:span text:style-name="T54"/></text:p>
          <text:p text:style-name="P6"><text:span text:style-name="T54"><text:s text:c="2"/></text:span><text:span text:style-name="T54">(...)</text:span></text:p>
          <text:p text:style-name="P6"><text:span text:style-name="T54"/></text:p>
          <text:p text:style-name="P6"><text:span text:style-name="T48">&lt;/</text:span><text:span text:style-name="T49">beans</text:span><text:span text:style-name="T4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u namespace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273cm" svg:height="1.947cm" svg:x="1.397cm" svg:y="7.699cm">
          <text:p text:style-name="P6"><text:span text:style-name="T55">&lt;</text:span><text:span text:style-name="T56">import</text:span><text:span text:style-name="T57"> </text:span><text:span text:style-name="T58">resource</text:span><text:span text:style-name="T59">=</text:span><text:span text:style-name="T60">"classpath:/application-components.xml"</text:span><text:span text:style-name="T57"> </text:span><text:span text:style-name="T55">/&gt;</text:span></text:p>
          <text:p text:style-name="P6"><text:span text:style-name="T55">&lt;</text:span><text:span text:style-name="T56">import</text:span><text:span text:style-name="T57"> </text:span><text:span text:style-name="T58">resource</text:span><text:span text:style-name="T59">=</text:span><text:span text:style-name="T60">"classpath:/test-datasource.xml"</text:span><text:span text:style-name="T57"> </text:span><text:span text:style-name="T55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ans plusieurs fichiers</text:p>
              </text:list-item>
            </text:list>
            <text:p/>
            <text:p/>
            <text:list text:continue-numbering="true" text:style-name="L3">
              <text:list-item>
                <text:p>Evite des fichiers gros et monolithiques</text:p>
              </text:list-item>
              <text:list-item>
                <text:p>Réutilisation (test, dev, prod)</text:p>
              </text:list-item>
              <text:list-item>
                <text:p>Séparation par couche, module, applicatif/infra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5.655cm" svg:x="1.397cm" svg:y="7.299cm">
          <text:p text:style-name="P6"><text:span text:style-name="T9">ConfigurableApplicationContext </text:span><text:span text:style-name="T10">ctx</text:span><text:span text:style-name="T9"> = </text:span><text:span text:style-name="T11">new</text:span><text:span text:style-name="T9"> ClassPathXmlApplicationContext(</text:span></text:p>
          <text:p text:style-name="P6"><text:span text:style-name="T12"><text:s text:c="2"/></text:span><text:span text:style-name="T12">"classpath:/test-application-configuration.xml"</text:span></text:p>
          <text:p text:style-name="P6"><text:span text:style-name="T9">);</text:span></text:p>
          <text:p><text:span text:style-name="T9">UserService </text:span><text:span text:style-name="T10">userService</text:span><text:span text:style-name="T9"> = </text:span><text:span text:style-name="T10">ctx</text:span><text:span text:style-name="T9">.getBean(UserService.</text:span><text:span text:style-name="T11">class</text:span><text:span text:style-name="T9">);</text:span></text:p>
          <text:p text:style-name="P6"><text:span text:style-name="T9">String login = </text:span><text:span text:style-name="T12">"mmouse"</text:span><text:span text:style-name="T9">;</text:span></text:p>
          <text:p text:style-name="P6"><text:span text:style-name="T9">String password = </text:span><text:span text:style-name="T12">"this is a test"</text:span><text:span text:style-name="T9">;</text:span></text:p>
          <text:p text:style-name="P6"><text:span text:style-name="T10">userService</text:span><text:span text:style-name="T9">.create(login,password);</text:span></text:p>
          <text:p text:style-name="P6"><text:span text:style-name="T10">ctx</text:span><text:span text:style-name="T9">.close();</text:span></text:p>
          <text:p text:style-name="P6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réation, utilisation, destruc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  <text:list-item>
                <text:p>NB : le bean est un singleton</text:p>
                <text:list>
                  <text:list-item>
                    <text:p>Notion de “scop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xml-configuration-start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XML dans différents fichiers</text:p>
              </text:list-item>
              <text:list-item>
                <text:p>Test d'intégra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par annotations</text:p>
          </draw:text-box>
        </draw:frame>
        <draw:frame presentation:style-name="pr3" draw:text-style-name="P13" draw:layer="layout" svg:width="25.269cm" svg:height="13.99cm" svg:x="1.401cm" svg:y="5.314cm" presentation:class="outline" presentation:user-transformed="true">
          <draw:text-box>
            <text:list text:style-name="L3">
              <text:list-item>
                <text:p><text:span text:style-name="T64">Alternative/complément aux configurations Java et XML</text:span></text:p>
              </text:list-item>
              <text:list-item>
                <text:p><text:span text:style-name="T64">Le mode le plus couramment utilisé</text:span></text:p>
              </text:list-item>
              <text:list-item>
                <text:p><text:span text:style-name="T64">Instructions de configuration directement dans les classes applicatives</text:span></text:p>
                <text:list>
                  <text:list-item>
                    <text:p><text:span text:style-name="T64">Intrusif</text:span></text:p>
                  </text:list-item>
                </text:list>
              </text:list-item>
              <text:list-item>
                <text:p><text:span text:style-name="T64">Type-safe</text:span></text:p>
              </text:list-item>
              <text:list-item>
                <text:p><text:span text:style-name="T64">Efficace et rapide</text:span></text:p>
                <text:list>
                  <text:list-item>
                    <text:p><text:span text:style-name="T64">Modifier le code et la configuration au même endroit</text:span></text:p>
                  </text:list-item>
                </text:list>
              </text:list-item>
              <text:list-item>
                <text:p><text:span text:style-name="T64">Mais plus rigide</text:span></text:p>
                <text:list>
                  <text:list-item>
                    <text:p><text:span text:style-name="T64">Configuration en dur dans le code</text:span></text:p>
                  </text:list-item>
                  <text:list-item>
                    <text:p><text:span text:style-name="T64">On ne peut annoter que son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Annoter la classe avec une annotation</text:p>
                <text:list>
                  <text:list-item>
                    <text:p>@Component (la plus générique)</text:p>
                  </text:list-item>
                  <text:list-item>
                    <text:p>@Service</text:p>
                  </text:list-item>
                  <text:list-item>
                    <text:p>@Repository</text:p>
                  </text:list-item>
                  <text:list-item>
                    <text:p>@Controller</text:p>
                  </text:list-item>
                </text:list>
              </text:list-item>
              <text:list-item>
                <text:p>Comportement identique, on donne juste un stéréotyp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4" xml:id="id25" draw:id="id25" draw:layer="layout" svg:width="25.273cm" svg:height="3.462cm" svg:x="1.396cm" svg:y="6.698cm">
          <text:p text:style-name="P6"><text:span text:style-name="T65">@Repository</text:span></text:p>
          <text:p text:style-name="P6"><text:span text:style-name="T66">public</text:span><text:span text:style-name="T67"> </text:span><text:span text:style-name="T66">class</text:span><text:span text:style-name="T67"> JdbcUserRepository </text:span><text:span text:style-name="T66">implements</text:span><text:span text:style-name="T67"> UserRepository { </text:span></text:p>
          <text:p text:style-name="P6"><text:span text:style-name="T67"><text:s/></text:span><text:span text:style-name="T67">(...)</text:span></text:p>
          <text:p text:style-name="P6"><text:span text:style-name="T6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4" xml:id="id26" draw:id="id26" draw:layer="layout" svg:width="25.273cm" svg:height="3.462cm" svg:x="1.395cm" svg:y="10.797cm">
          <text:p text:style-name="P6"><text:span text:style-name="T65">@Service</text:span></text:p>
          <text:p text:style-name="P6"><text:span text:style-name="T66">public</text:span><text:span text:style-name="T67"> </text:span><text:span text:style-name="T66">class</text:span><text:span text:style-name="T67"> UserServiceImpl </text:span><text:span text:style-name="T66">implements</text:span><text:span text:style-name="T67"> UserService {</text:span></text:p>
          <text:p text:style-name="P6"><text:span text:style-name="T67"><text:s text:c="2"/></text:span><text:span text:style-name="T67">(...)</text:span></text:p>
          <text:p text:style-name="P6"><text:span text:style-name="T67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tecter les classes annoté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“Component scanning”</text:p>
              </text:list-item>
              <text:list-item>
                <text:p>Scanning des packages et sous-packages</text:p>
              </text:list-item>
              <text:list-item>
                <text:p>Java</text:p>
              </text:list-item>
            </text:list>
            <text:p/>
            <text:p/>
            <text:list text:continue-numbering="true" text:style-name="L3">
              <text:list-item>
                <text:p>XML</text:p>
                <text:list>
                  <text:list-item>
                    <text:p>Bien importer le namespace “context”</text:p>
                  </text:list-item>
                </text:list>
              </text:list-item>
            </text:list>
          </draw:text-box>
        </draw:frame>
        <draw:custom-shape draw:style-name="gr4" draw:text-style-name="P15" draw:layer="layout" svg:width="25.273cm" svg:height="1.431cm" svg:x="1.395cm" svg:y="15.597cm">
          <text:p text:style-name="P6"><text:span text:style-name="T68">&lt;</text:span><text:span text:style-name="T69">context:component-scan</text:span><text:span text:style-name="T70"> </text:span><text:span text:style-name="T71">base-package</text:span><text:span text:style-name="T72">=</text:span><text:span text:style-name="T73">"com.zenika"</text:span><text:span text:style-name="T74"> </text:span><text:span text:style-name="T75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25.273cm" svg:height="3.003cm" svg:x="1.395cm" svg:y="10.197cm">
          <text:p text:style-name="P6"><text:span text:style-name="T76">@Configuration</text:span></text:p>
          <text:p text:style-name="P6"><text:span text:style-name="T77">@ComponentScan</text:span><text:span text:style-name="T78">(</text:span><text:span text:style-name="T79">"com.zenika"</text:span><text:span text:style-name="T78">)</text:span></text:p>
          <text:p text:style-name="P6"><text:span text:style-name="T80">public</text:span><text:span text:style-name="T70"> </text:span><text:span text:style-name="T80">class</text:span><text:span text:style-name="T70"> ComponentsConfiguration { 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dépendanc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Autowired</text:p>
              </text:list-item>
            </text:list>
            <text:p/>
            <text:p/>
            <text:p/>
            <text:list text:continue-numbering="true" text:style-name="L3">
              <text:list-item>
                <text:p>Les constructeurs, champs ou méthodes (setters)</text:p>
              </text:list-item>
            </text:list>
          </draw:text-box>
        </draw:frame>
        <draw:custom-shape draw:style-name="gr4" draw:text-style-name="P15" draw:layer="layout" svg:width="25.273cm" svg:height="1.939cm" svg:x="1.395cm" svg:y="6.697cm">
          <text:p text:style-name="P6"><text:span text:style-name="T76">@Autowired</text:span></text:p>
          <text:p text:style-name="P6"><text:span text:style-name="T80">public</text:span><text:span text:style-name="T70"> JdbcUserRepository(DataSource dataSource) { 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25.273cm" svg:height="1.939cm" svg:x="1.394cm" svg:y="8.996cm">
          <text:p text:style-name="P6"><text:span text:style-name="T76">@Autowired</text:span></text:p>
          <text:p text:style-name="P6"><text:span text:style-name="T80">private</text:span><text:span text:style-name="T70"> UserRepository </text:span><text:span text:style-name="T81">userRepository</text:span><text:span text:style-name="T70">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@Autowired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ésolution par type, dépendance obligatoire</text:p>
              </text:list-item>
              <text:list-item>
                <text:p>Si ambiguité, résolution avec @Qualifier</text:p>
              </text:list-item>
              <text:list-item>
                <text:p>Les ambiguités sont finalement assez rares</text:p>
              </text:list-item>
              <text:list-item>
                <text:p>Rebasculer en Java/XML si les dépendances deviennent difficiles à suivre avec les annotat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utowiring : configuration Java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@Autowired fonctionne aussi entre classes de configuration Java</text:p>
              </text:list-item>
            </text:list>
          </draw:text-box>
        </draw:frame>
        <draw:custom-shape draw:style-name="gr4" draw:text-style-name="P16" draw:layer="layout" svg:width="20.252cm" svg:height="10.876cm" svg:x="1.292cm" svg:y="9.19cm">
          <text:p><text:span text:style-name="T37">@Configuration</text:span></text:p>
          <text:p><text:span text:style-name="T40">public</text:span><text:span text:style-name="T42"> </text:span><text:span text:style-name="T40">class</text:span><text:span text:style-name="T42"> ComponentConfiguration {</text:span></text:p>
          <text:p><text:span text:style-name="T37"/></text:p>
          <text:p><text:span text:style-name="T42"><text:tab/></text:span><text:span text:style-name="T38">@Autowired</text:span><text:span text:style-name="T39"> DataSource </text:span><text:span text:style-name="T82">dataSource</text:span><text:span text:style-name="T39">;</text:span></text:p>
          <text:p><text:span text:style-name="T37"><text:tab/></text:span></text:p>
          <text:p><text:span text:style-name="T42"><text:tab/></text:span><text:span text:style-name="T83">@Bean</text:span><text:span text:style-name="T42"> </text:span><text:span text:style-name="T40">public</text:span><text:span text:style-name="T42"> UserRepository userRepository() {</text:span></text:p>
          <text:p><text:span text:style-name="T42"><text:tab/></text:span><text:span text:style-name="T42"><text:tab/></text:span><text:span text:style-name="T40">return</text:span><text:span text:style-name="T42"> </text:span><text:span text:style-name="T40">new</text:span><text:span text:style-name="T42"> JdbcUserRepository(</text:span><text:span text:style-name="T82">dataSource</text:span><text:span text:style-name="T42">);</text:span></text:p>
          <text:p><text:span text:style-name="T37"><text:tab/></text:span><text:span text:style-name="T37">}</text:span></text:p>
          <text:p><text:span text:style-name="T37"><text:tab/></text:span></text:p>
          <text:p><text:span text:style-name="T42"><text:tab/></text:span><text:span text:style-name="T83">@Bean</text:span><text:span text:style-name="T42"> </text:span><text:span text:style-name="T40">public</text:span><text:span text:style-name="T42"> UserService userService() {</text:span></text:p>
          <text:p><text:span text:style-name="T42"><text:s text:c="7"/></text:span><text:span text:style-name="T42">...</text:span></text:p>
          <text:p><text:span text:style-name="T37"><text:tab/></text:span><text:span text:style-name="T37">}</text:span></text:p>
          <text:p><text:span text:style-name="T37"><text:tab/></text:span></text:p>
          <text:p><text:span text:style-name="T3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591cm" svg:height="1.778cm" svg:x="19.555cm" svg:y="7.366cm">
          <text:p text:style-name="P1">Une classe de configuration</text:p>
          <draw:enhanced-geometry svg:viewBox="0 0 21600 21600" draw:mirror-horizontal="false" draw:type="line-callout-2" draw:modifiers="-48569.0987124463 28969.9831365936 -3600 4000 -961.802575107296 6726.4755480607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5.591cm" svg:height="2.794cm" svg:x="21.082cm" svg:y="10.414cm">
          <text:p text:style-name="P1">Déclaré dans une autre classe de configuration</text:p>
          <draw:enhanced-geometry svg:viewBox="0 0 21600 21600" draw:mirror-horizontal="false" draw:type="line-callout-2" draw:modifiers="-21569.0987124464 12024.9016100179 -3600 4000 -965.665236051502 4281.359570661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Value</text:p>
              </text:list-item>
              <text:list-item>
                <text:p>La valeur vient généralement de propriétés</text:p>
                <text:list>
                  <text:list-item>
                    <text:p>MessageSource en termes Spring</text:p>
                  </text:list-item>
                  <text:list-item>
                    <text:p>Syntaxe : ${propertyName}</text:p>
                  </text:list-item>
                  <text:list-item>
                    <text:p>Un fichier properties ou même un bean Spring</text:p>
                  </text:list-item>
                </text:list>
              </text:list-item>
              <text:list-item>
                <text:p>La valeur peut être un expression SpEL</text:p>
                <text:list>
                  <text:list-item>
                    <text:p>Spring Expression Language</text:p>
                  </text:list-item>
                  <text:list-item>
                    <text:p>Syntaxe : #{spelExpression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5.892cm" svg:x="1.4cm" svg:y="16.714cm" presentation:class="outline" presentation:user-transformed="true">
          <draw:text-box>
            <text:list text:style-name="L3">
              <text:list-item>
                <text:p>Externalisation dans un fichier properties traitée par la suite</text:p>
              </text:list-item>
            </text:list>
          </draw:text-box>
        </draw:frame>
        <draw:custom-shape draw:style-name="gr4" draw:text-style-name="P14" draw:layer="layout" svg:width="25.273cm" svg:height="1.939cm" svg:x="1.393cm" svg:y="4.895cm">
          <text:p text:style-name="P6"><text:span text:style-name="T84">@Value</text:span><text:span text:style-name="T85">(</text:span><text:span text:style-name="T86">"${digest}"</text:span><text:span text:style-name="T85">)</text:span></text:p>
          <text:p text:style-name="P6"><text:span text:style-name="T87">private</text:span><text:span text:style-name="T85"> String </text:span><text:span text:style-name="T88">digest</text:span><text:span text:style-name="T85">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25.273cm" svg:height="8.408cm" svg:x="1.392cm" svg:y="7.548cm">
          <text:p text:style-name="P6"><text:span text:style-name="T89">@Configuration</text:span></text:p>
          <text:p text:style-name="P6"><text:span text:style-name="T90">public</text:span><text:span text:style-name="T91"> </text:span><text:span text:style-name="T90">class</text:span><text:span text:style-name="T91"> TestConfiguration {</text:span></text:p>
          <text:p text:style-name="P6"><text:span text:style-name="T92"/></text:p>
          <text:p text:style-name="P6"><text:span text:style-name="T93"><text:s text:c="2"/></text:span><text:span text:style-name="T93">@Bean</text:span></text:p>
          <text:p text:style-name="P6"><text:span text:style-name="T91"><text:s text:c="2"/></text:span><text:span text:style-name="T90">public</text:span><text:span text:style-name="T91"> </text:span><text:span text:style-name="T90">static</text:span><text:span text:style-name="T91"> PropertySourcesPlaceholderConfigurer properties() {</text:span></text:p>
          <text:p text:style-name="P6"><text:span text:style-name="T91"><text:s text:c="4"/></text:span><text:span text:style-name="T91">PropertySourcesPlaceholderConfigurer </text:span><text:span text:style-name="T94">propertySourcesPlaceholderConfigurer</text:span><text:span text:style-name="T91"> = </text:span></text:p>
          <text:p text:style-name="P6"><text:span text:style-name="T91"><text:s text:c="6"/></text:span><text:span text:style-name="T90">new</text:span><text:span text:style-name="T91"> PropertySourcesPlaceholderConfigurer();</text:span></text:p>
          <text:p text:style-name="P6"><text:span text:style-name="T91"><text:s text:c="4"/></text:span><text:span text:style-name="T91">Properties </text:span><text:span text:style-name="T94">properties</text:span><text:span text:style-name="T91"> = </text:span><text:span text:style-name="T90">new</text:span><text:span text:style-name="T91"> Properties();</text:span></text:p>
          <text:p text:style-name="P6"><text:span text:style-name="T91"><text:s text:c="4"/></text:span><text:span text:style-name="T94">properties</text:span><text:span text:style-name="T91">.setProperty(</text:span><text:span text:style-name="T95">"digest"</text:span><text:span text:style-name="T91">, </text:span><text:span text:style-name="T95">"sha-256"</text:span><text:span text:style-name="T91">);</text:span></text:p>
          <text:p text:style-name="P6"><text:span text:style-name="T91"><text:s text:c="4"/></text:span><text:span text:style-name="T94">propertySourcesPlaceholderConfigurer</text:span><text:span text:style-name="T91">.setProperties(</text:span><text:span text:style-name="T94">properties</text:span><text:span text:style-name="T91">);</text:span></text:p>
          <text:p text:style-name="P6"><text:span text:style-name="T91"><text:s text:c="4"/></text:span><text:span text:style-name="T90">return</text:span><text:span text:style-name="T91"> </text:span><text:span text:style-name="T94">propertySourcesPlaceholderConfigurer</text:span><text:span text:style-name="T91">;</text:span></text:p>
          <text:p text:style-name="P6"><text:span text:style-name="T91"><text:s text:c="2"/></text:span><text:span text:style-name="T91">}</text:span></text:p>
          <text:p text:style-name="P6"><text:span text:style-name="T91"/></text:p>
          <text:p text:style-name="P6"><text:span text:style-name="T91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habitation avec Java/XML</text:p>
          </draw:text-box>
        </draw:frame>
        <draw:frame presentation:style-name="pr3" draw:layer="layout" svg:width="24.639cm" svg:height="12.18cm" svg:x="1.4cm" svg:y="5.414cm" presentation:class="outline" presentation:user-transformed="true">
          <draw:text-box>
            <text:list text:style-name="L3">
              <text:list-item>
                <text:p>Les styles de configuration cohabitent bien</text:p>
              </text:list-item>
              <text:list-item>
                <text:p>Découpage typique</text:p>
                <text:list>
                  <text:list-item>
                    <text:p>Annotation pour les classes applicatives</text:p>
                  </text:list-item>
                  <text:list-item>
                    <text:p>Java/XML pour la partie infra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 d'initialisation</text:p>
          </draw:text-box>
        </draw:frame>
        <draw:frame presentation:style-name="pr3" draw:layer="layout" svg:width="24.639cm" svg:height="12.18cm" svg:x="1.4cm" svg:y="10.214cm" presentation:class="outline" presentation:user-transformed="true">
          <draw:text-box>
            <text:list text:style-name="L3">
              <text:list-item>
                <text:p>Fonctionne si le component scanning est activé</text:p>
                <text:list>
                  <text:list-item>
                    <text:p>@PostConstruct n'est pas détectée sinon</text:p>
                  </text:list-item>
                </text:list>
              </text:list-item>
            </text:list>
          </draw:text-box>
        </draw:frame>
        <draw:custom-shape draw:style-name="gr4" draw:text-style-name="P15" draw:layer="layout" svg:width="25.273cm" svg:height="3.582cm" svg:x="1.392cm" svg:y="6.094cm">
          <text:p text:style-name="P6"><text:span text:style-name="T76">@PostConstruct</text:span></text:p>
          <text:p text:style-name="P6"><text:span text:style-name="T80">public</text:span><text:span text:style-name="T70"> </text:span><text:span text:style-name="T80">void</text:span><text:span text:style-name="T70"> init() {</text:span></text:p>
          <text:p text:style-name="P6"><text:span text:style-name="T70"><text:s text:c="2"/></text:span><text:span text:style-name="T70">(...) </text:span></text:p>
          <text:p text:style-name="P6"><text:span text:style-name="T70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5" draw:layer="layout" svg:width="25.273cm" svg:height="14.917cm" svg:x="1.393cm" svg:y="4.895cm">
          <text:p text:style-name="P6"><text:span text:style-name="T80">public</text:span><text:span text:style-name="T70"> </text:span><text:span text:style-name="T80">class</text:span><text:span text:style-name="T70"> ApplicationIntegrationTest {</text:span></text:p>
          <text:p text:style-name="P6"><text:span text:style-name="T96"/></text:p>
          <text:p text:style-name="P6"><text:span text:style-name="T80"><text:s text:c="2"/></text:span><text:span text:style-name="T80">private</text:span><text:span text:style-name="T70"> ConfigurableApplicationContext </text:span><text:span text:style-name="T81">ctx</text:span><text:span text:style-name="T70">;</text:span></text:p>
          <text:p text:style-name="P6"><text:span text:style-name="T70"/></text:p>
          <text:p text:style-name="P6"><text:span text:style-name="T80"><text:s text:c="2"/></text:span><text:span text:style-name="T80">private</text:span><text:span text:style-name="T70"> UserService </text:span><text:span text:style-name="T81">userService</text:span><text:span text:style-name="T70">;</text:span></text:p>
          <text:p text:style-name="P6"><text:span text:style-name="T70"/></text:p>
          <text:p text:style-name="P6"><text:span text:style-name="T76"><text:s text:c="2"/></text:span><text:span text:style-name="T76">@Before</text:span><text:span text:style-name="T70"> </text:span><text:span text:style-name="T80">public</text:span><text:span text:style-name="T70"> </text:span><text:span text:style-name="T80">void</text:span><text:span text:style-name="T70"> setUp() {</text:span></text:p>
          <text:p text:style-name="P6"><text:span text:style-name="T81"><text:s text:c="4"/></text:span><text:span text:style-name="T81">ctx</text:span><text:span text:style-name="T70"> = </text:span><text:span text:style-name="T80">new</text:span><text:span text:style-name="T70"> ClassPathXmlApplicationContext(</text:span></text:p>
          <text:p text:style-name="P6"><text:span text:style-name="T97"><text:s text:c="6"/></text:span><text:span text:style-name="T97">"classpath:/test-application-configuration.xml"</text:span></text:p>
          <text:p text:style-name="P6"><text:span text:style-name="T70"><text:s text:c="4"/></text:span><text:span text:style-name="T70">);</text:span></text:p>
          <text:p text:style-name="P6"><text:span text:style-name="T81"><text:s text:c="4"/></text:span><text:span text:style-name="T81">userService</text:span><text:span text:style-name="T70"> = </text:span><text:span text:style-name="T81">ctx</text:span><text:span text:style-name="T70">.getBean(UserService.</text:span><text:span text:style-name="T80">class</text:span><text:span text:style-name="T70">);</text:span></text:p>
          <text:p text:style-name="P6"><text:span text:style-name="T70"><text:s text:c="2"/></text:span><text:span text:style-name="T70">}</text:span></text:p>
          <text:p text:style-name="P6"><text:span text:style-name="T70"/></text:p>
          <text:p text:style-name="P6"><text:span text:style-name="T76"><text:s text:c="2"/></text:span><text:span text:style-name="T76">@After</text:span><text:span text:style-name="T70"> </text:span><text:span text:style-name="T80">public</text:span><text:span text:style-name="T70"> </text:span><text:span text:style-name="T80">void</text:span><text:span text:style-name="T70"> tearDown() {</text:span></text:p>
          <text:p text:style-name="P6"><text:span text:style-name="T81"><text:s text:c="4"/></text:span><text:span text:style-name="T81">ctx</text:span><text:span text:style-name="T70">.close();</text:span></text:p>
          <text:p text:style-name="P6"><text:span text:style-name="T70"><text:s text:c="2"/></text:span><text:span text:style-name="T70">}</text:span></text:p>
          <text:p text:style-name="P6"><text:span text:style-name="T70"><text:s text:c="2"/></text:span><text:span text:style-name="T70">(...)</text:span></text:p>
          <text:p text:style-name="P6"><text:span text:style-name="T7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591cm" svg:height="2.794cm" svg:x="22.009cm" svg:y="6.35cm">
          <text:p text:style-name="P1">Création / destruction pénibles</text:p>
          <draw:enhanced-geometry svg:viewBox="0 0 21600 21600" draw:mirror-horizontal="false" draw:type="line-callout-2" draw:modifiers="-17934.3347639485 32913.9177101968 -3820.17167381974 12658.6046511628 -965.665236051502 4281.359570661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4" xml:id="id27" draw:id="id27" draw:layer="layout" svg:width="25.273cm" svg:height="5.873cm" svg:x="1.393cm" svg:y="4.795cm">
          <text:p text:style-name="P6"><text:span text:style-name="T98">@RunWith</text:span><text:span text:style-name="T99">(SpringJUnit4ClassRunner.</text:span><text:span text:style-name="T87">class</text:span><text:span text:style-name="T99">)</text:span></text:p>
          <text:p text:style-name="P6"><text:span text:style-name="T100">@ContextConfiguration</text:span><text:span text:style-name="T101">(classes=TestConfiguration.</text:span><text:span text:style-name="T102">class</text:span><text:span text:style-name="T101">)</text:span></text:p>
          <text:p text:style-name="P6"><text:span text:style-name="T87">public</text:span><text:span text:style-name="T85"> </text:span><text:span text:style-name="T87">class</text:span><text:span text:style-name="T85"> ApplicationIntegrationTest {</text:span></text:p>
          <text:p text:style-name="P6"><text:span text:style-name="T103"/></text:p>
          <text:p text:style-name="P6"><text:span text:style-name="T84"><text:s text:c="2"/></text:span><text:span text:style-name="T98">@Autowired</text:span><text:span text:style-name="T85"> UserService </text:span><text:span text:style-name="T88">userService</text:span><text:span text:style-name="T85">;</text:span></text:p>
          <text:p text:style-name="P6"><text:span text:style-name="T85"><text:s text:c="2"/></text:span><text:span text:style-name="T85">(...)</text:span></text:p>
          <text:p text:style-name="P6"><text:span text:style-name="T85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11.614cm" presentation:class="outline" presentation:user-transformed="true">
          <draw:text-box>
            <text:list text:style-name="L3">
              <text:list-item>
                <text:p xml:id="id28" text:id="id28">TestContext Framework</text:p>
              </text:list-item>
              <text:list-item>
                <text:p xml:id="id29" text:id="id29">Evite la création et l'injection de dépendances</text:p>
              </text:list-item>
              <text:list-item>
                <text:p xml:id="id30" text:id="id30">Contexte mis en cache dans une suite de test</text:p>
                <text:list>
                  <text:list-item>
                    <text:p xml:id="id31" text:id="id31">Lancée par Ant, Maven, etc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0.237cm" presentation:class="title">
          <draw:text-box>
            <text:p><text:span text:style-name="T104">TP annotation-configuration-start</text:span>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par annotations</text:p>
                <text:list>
                  <text:list-item>
                    <text:p>Injection, valeur scalaire, callback initialisation</text:p>
                  </text:list-item>
                </text:list>
              </text:list-item>
              <text:list-item>
                <text:p>Test avec le TestContext Framework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spect-Oriented Programming</text:p>
                <text:list>
                  <text:list-item>
                    <text:p>Programmation orientée aspect</text:p>
                  </text:list-item>
                </text:list>
              </text:list-item>
              <text:list-item>
                <text:p>Complète le modèle POJO de Spring</text:p>
              </text:list-item>
              <text:list-item>
                <text:p>Comment de simple POJO peuvent s'intégrer dans des systèmes techniques complexes ?</text:p>
                <text:list>
                  <text:list-item>
                    <text:p>Connexions, transactions, cache, sécurité, 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Buts de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mpléter la modularisation de la programmation orientée objet</text:p>
              </text:list-item>
              <text:list-item>
                <text:p>Modulariser les aspects transverses</text:p>
                <text:list>
                  <text:list-item>
                    <text:p>Transactions, log, etc</text:p>
                  </text:list-item>
                </text:list>
              </text:list-item>
              <text:list-item>
                <text:p>Afin qu'ils n'apparaissent pas dans le code applicatif</text:p>
              </text:list-item>
              <text:list-item>
                <text:p>Découplage avec l'environnement</text:p>
              </text:list-item>
              <text:list-item>
                <text:p>“Separation of concerns”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ans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applicatif noyé au milieu de code technique</text:p>
                <text:list>
                  <text:list-item>
                    <text:p>Moins testable, moins maintenable</text:p>
                  </text:list-item>
                </text:list>
              </text:list-item>
              <text:list-item>
                <text:p>Code technique disséminé dans l'application</text:p>
                <text:list>
                  <text:list-item>
                    <text:p>Moins maintenable, moins sou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custom-shape draw:style-name="gr6" draw:text-style-name="P19" xml:id="id36" draw:id="id36" draw:layer="layout" svg:width="13.905cm" svg:height="4.826cm" svg:x="8.733cm" svg:y="12.946cm">
          <text:p text:style-name="P1"><text:span text:style-name="T105">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Mécanisme AOP dans Spring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Intercepter le code applicatif</text:p>
              </text:list-item>
              <text:list-item>
                <text:p>Utilisation de proxy</text:p>
              </text:list-item>
            </text:list>
          </draw:text-box>
        </draw:frame>
        <draw:custom-shape draw:style-name="gr7" draw:text-style-name="P20" xml:id="id32" draw:id="id32" draw:layer="layout" svg:width="7.047cm" svg:height="2.26cm" svg:x="14.859cm" svg:y="14.154cm">
          <text:p text:style-name="P1"><text:span text:style-name="T106">DefaultHello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20" xml:id="id33" draw:id="id33" draw:layer="layout" svg:width="7.047cm" svg:height="2.26cm" svg:x="14.802cm" svg:y="8.854cm">
          <text:p text:style-name="P1"><text:span text:style-name="T106">Hello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xml:id="id35" draw:id="id35" draw:layer="layout" svg:width="3.745cm" svg:height="2.26cm" svg:x="9.576cm" svg:y="14.162cm">
          <text:p text:style-name="P1"><text:span text:style-name="T106">Aspect</text:span></text:p>
          <draw:enhanced-geometry svg:viewBox="0 0 21600 21600" draw:type="rectangle" draw:enhanced-path="M 0 0 L 21600 0 21600 21600 0 21600 0 0 Z N"/>
        </draw:custom-shape>
        <draw:polyline draw:style-name="gr9" draw:text-style-name="P1" xml:id="id38" draw:id="id38" draw:layer="layout" svg:width="4.209cm" svg:height="0cm" svg:x="5.366cm" svg:y="14.67cm" svg:viewBox="0 0 4210 0" draw:points="0,0 4210,0">
          <text:p/>
        </draw:polyline>
        <draw:polyline draw:style-name="gr9" draw:text-style-name="P1" xml:id="id39" draw:id="id39" draw:layer="layout" svg:width="1.553cm" svg:height="0cm" svg:x="13.321cm" svg:y="14.62cm" svg:viewBox="0 0 1554 0" draw:points="0,0 1554,0">
          <text:p/>
        </draw:polyline>
        <draw:polyline draw:style-name="gr9" draw:text-style-name="P1" xml:id="id40" draw:id="id40" draw:layer="layout" svg:width="1.537cm" svg:height="0cm" svg:x="13.321cm" svg:y="15.94cm" svg:viewBox="0 0 1538 0" draw:points="1538,0 0,0">
          <text:p/>
        </draw:polyline>
        <draw:polyline draw:style-name="gr9" draw:text-style-name="P1" xml:id="id41" draw:id="id41" draw:layer="layout" svg:width="4.209cm" svg:height="0cm" svg:x="5.366cm" svg:y="15.94cm" svg:viewBox="0 0 4210 0" draw:points="4210,0 0,0">
          <text:p/>
        </draw:polyline>
        <draw:polyline draw:style-name="gr10" draw:text-style-name="P1" xml:id="id34" draw:id="id34" draw:layer="layout" svg:width="1.777cm" svg:height="3.039cm" svg:x="18.574cm" svg:y="11.114cm" svg:viewBox="0 0 1778 3040" draw:points="1778,3040 0,0">
          <text:p/>
        </draw:polyline>
        <draw:polyline draw:style-name="gr10" draw:text-style-name="P1" xml:id="id37" draw:id="id37" draw:layer="layout" svg:width="0.507cm" svg:height="1.831cm" svg:x="17.304cm" svg:y="11.114cm" svg:viewBox="0 0 508 1832" draw:points="0,1832 50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xy JDK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8" draw:layer="layout" svg:width="25.817cm" svg:height="11.284cm" svg:x="1.061cm" svg:y="4.91cm">
          <text:p text:style-name="P6"><text:span text:style-name="T11">final</text:span><text:span text:style-name="T107"> HelloService targetService = </text:span><text:span text:style-name="T11">new</text:span><text:span text:style-name="T107"> DefaultHelloService();</text:span></text:p>
          <text:p text:style-name="P6"><text:span text:style-name="T107"/></text:p>
          <text:p text:style-name="P6"><text:span text:style-name="T107">InvocationHandler handler = </text:span><text:span text:style-name="T11">new</text:span><text:span text:style-name="T107"> InvocationHandler() {</text:span></text:p>
          <text:p text:style-name="P6"><text:span text:style-name="T107"/></text:p>
          <text:p text:style-name="P6"><text:span text:style-name="T108"><text:s text:c="2"/></text:span><text:span text:style-name="T108">@Override</text:span></text:p>
          <text:p text:style-name="P6"><text:span text:style-name="T11"><text:s text:c="2"/></text:span><text:span text:style-name="T11">public</text:span><text:span text:style-name="T107"> Object invoke(Object proxy, Method method, Object[] args) </text:span></text:p>
          <text:p text:style-name="P6"><text:span text:style-name="T109"><text:s text:c="16"/></text:span><text:span text:style-name="T11">throws</text:span><text:span text:style-name="T107"> Throwable {</text:span></text:p>
          <text:p text:style-name="P6"><text:span text:style-name="T107"><text:s text:c="4"/></text:span><text:span text:style-name="T107">Object res = method.invoke(targetService, args);</text:span></text:p>
          <text:p text:style-name="P6"><text:span text:style-name="T11"><text:s text:c="4"/></text:span><text:span text:style-name="T11">return</text:span><text:span text:style-name="T107"> res;</text:span></text:p>
          <text:p text:style-name="P6"><text:span text:style-name="T107"><text:s text:c="2"/></text:span><text:span text:style-name="T107">}</text:span></text:p>
          <text:p text:style-name="P6"><text:span text:style-name="T107">};</text:span></text:p>
          <text:p text:style-name="P6"><text:span text:style-name="T107">HelloService decoratedHelloService = (HelloService) Proxy.</text:span><text:span text:style-name="T110">newProxyInstance</text:span><text:span text:style-name="T107">(</text:span></text:p>
          <text:p text:style-name="P6"><text:span text:style-name="T107"><text:s text:c="2"/></text:span><text:span text:style-name="T107">getClass().getClassLoader(),</text:span></text:p>
          <text:p text:style-name="P6"><text:span text:style-name="T11"><text:s text:c="2"/></text:span><text:span text:style-name="T11">new</text:span><text:span text:style-name="T107"> Class&lt;?&gt;[]{HelloService.</text:span><text:span text:style-name="T11">class</text:span><text:span text:style-name="T107">},</text:span><text:span text:style-name="T107"><text:tab/></text:span></text:p>
          <text:p text:style-name="P6"><text:span text:style-name="T107"><text:s text:c="2"/></text:span><text:span text:style-name="T107">handler</text:span></text:p>
          <text:p text:style-name="P6"><text:span text:style-name="T107">);</text:span></text:p>
          <text:p text:style-name="P6"><text:span text:style-name="T107">decoratedHelloService.hello(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OP dans Spring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ropose un framework autour des proxies JDK</text:p>
                <text:list>
                  <text:list-item>
                    <text:p>Grâce notamment à AspectJ</text:p>
                  </text:list-item>
                </text:list>
              </text:list-item>
              <text:list-item>
                <text:p>Configuration par annotation</text:p>
              </text:list-item>
              <text:list-item>
                <text:p>Choix des méthodes interceptées</text:p>
              </text:list-item>
              <text:list-item>
                <text:p>Possibilité d'intercepter </text:p>
                <text:list>
                  <text:list-item>
                    <text:p>Avant, après, autour des méthodes</text:p>
                  </text:list-item>
                  <text:list-item>
                    <text:p>Suite à une exce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custom-shape draw:style-name="gr4" draw:text-style-name="P8" draw:layer="layout" svg:width="22.346cm" svg:height="9.445cm" svg:x="1.076cm" svg:y="7.319cm">
          <text:p text:style-name="P6"><text:span text:style-name="T111">@Aspect</text:span></text:p>
          <text:p text:style-name="P6"><text:span text:style-name="T11">public</text:span><text:span text:style-name="T107"> </text:span><text:span text:style-name="T11">class</text:span><text:span text:style-name="T107"> LogAspect {</text:span></text:p>
          <text:p text:style-name="P6"><text:span text:style-name="T112"/></text:p>
          <text:p text:style-name="P6"><text:span text:style-name="T11"><text:s text:c="2"/></text:span><text:span text:style-name="T13">(...)</text:span></text:p>
          <text:p text:style-name="P6"><text:span text:style-name="T107"/></text:p>
          <text:p text:style-name="P6"><text:span text:style-name="T108"><text:s text:c="2"/></text:span><text:span text:style-name="T111">@Around</text:span><text:span text:style-name="T109">(</text:span><text:span text:style-name="T113">"execution(* com.zenika.business.*.*(..))"</text:span><text:span text:style-name="T109">)</text:span></text:p>
          <text:p text:style-name="P6"><text:span text:style-name="T11"><text:s text:c="2"/></text:span><text:span text:style-name="T11">public</text:span><text:span text:style-name="T107"> Object log(ProceedingJoinPoint jp) </text:span><text:span text:style-name="T11">throws</text:span><text:span text:style-name="T107"> Throwable {</text:span></text:p>
          <text:p text:style-name="P6"><text:span text:style-name="T114"><text:s text:c="4"/></text:span><text:span text:style-name="T114">LOGGER</text:span><text:span text:style-name="T107">.info(</text:span><text:span text:style-name="T115">"Appel à {}"</text:span><text:span text:style-name="T107">,jp.getSignature().toShortString());</text:span></text:p>
          <text:p text:style-name="P6"><text:span text:style-name="T107"><text:s text:c="4"/></text:span><text:span text:style-name="T107">Object res = jp.proceed();</text:span></text:p>
          <text:p text:style-name="P6"><text:span text:style-name="T114"><text:s text:c="4"/></text:span><text:span text:style-name="T114">LOGGER</text:span><text:span text:style-name="T107">.info(</text:span><text:span text:style-name="T115">"Fin de l'appel"</text:span><text:span text:style-name="T107">);</text:span></text:p>
          <text:p text:style-name="P6"><text:span text:style-name="T11"><text:s text:c="4"/></text:span><text:span text:style-name="T11">return</text:span><text:span text:style-name="T107"> res;</text:span></text:p>
          <text:p text:style-name="P6"><text:span text:style-name="T107"><text:s text:c="2"/></text:span><text:span text:style-name="T107">}</text:span></text:p>
          <text:p text:style-name="P6"><text:span text:style-name="T107"/></text:p>
          <text:p text:style-name="P6"><text:span text:style-name="T10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Aspect</text:p>
          </draw:text-box>
        </draw:frame>
        <draw:custom-shape draw:style-name="gr5" draw:text-style-name="P1" xml:id="id42" draw:id="id42" draw:layer="layout" svg:width="6.607cm" svg:height="2.032cm" svg:x="5.334cm" svg:y="4.572cm">
          <text:p text:style-name="P1">Identifie la classe comme un <text:span text:style-name="T116">aspect</text:span></text:p>
          <draw:enhanced-geometry svg:viewBox="0 0 21600 21600" draw:mirror-horizontal="false" draw:type="line-callout-2" draw:modifiers="-10446.9733656174 30705.3615346778 -3600 4000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43" draw:id="id43" draw:layer="layout" svg:width="6.607cm" svg:height="2.54cm" svg:x="13.462cm" svg:y="4.318cm">
          <text:p text:style-name="P1">Type d'<text:span text:style-name="T116">advice</text:span></text:p>
          <text:p text:style-name="P1">(avant, après, autour...)</text:p>
          <draw:enhanced-geometry svg:viewBox="0 0 21600 21600" draw:mirror-horizontal="false" draw:type="line-callout-2" draw:modifiers="-32082.9297820823 53077.6859504132 -12594.5520581114 49882.9316281358 -817.19128329297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44" draw:id="id44" draw:layer="layout" svg:width="6.607cm" svg:height="2.032cm" svg:x="20.574cm" svg:y="4.826cm">
          <text:p text:style-name="P1">Expression de <text:span text:style-name="T116">pointcut</text:span></text:p>
          <draw:enhanced-geometry svg:viewBox="0 0 21600 21600" draw:mirror-horizontal="false" draw:type="line-callout-2" draw:modifiers="-31537.0460048426 60943.2365961633 -1761.86440677966 50807.2798819479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47" draw:id="id47" draw:layer="layout" svg:width="6.607cm" svg:height="2.032cm" svg:x="20.32cm" svg:y="17.526cm">
          <text:p text:style-name="P1">Appel de la méthode interceptée</text:p>
          <draw:enhanced-geometry svg:viewBox="0 0 21600 21600" draw:mirror-horizontal="false" draw:type="line-callout-2" draw:modifiers="-27663.5593220339 -48650.4672897196 -4720.09685230024 -29834.1367437285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45" draw:id="id45" draw:layer="layout" svg:width="6.604cm" svg:height="2.54cm" svg:x="9.144cm" svg:y="17.78cm">
          <text:p text:style-name="P1">La méthode de l'<text:span text:style-name="T116">aspect</text:span> est l'<text:span text:style-name="T116">advice </text:span>(le comportement)</text:p>
          <draw:enhanced-geometry svg:viewBox="0 0 21600 21600" draw:mirror-horizontal="false" draw:type="line-callout-2" draw:modifiers="-22325.9954579864 -40505.3128689492 -29216.2227602906 -23119.3310378751 -820.83270249810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polyline draw:style-name="gr11" draw:text-style-name="P1" xml:id="id46" draw:id="id46" draw:layer="layout" svg:width="0cm" svg:height="2.031cm" svg:x="2.286cm" svg:y="12.192cm" svg:viewBox="0 0 0 2032" draw:points="0,0 0,203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tivation de l'aspec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Généralement dans une classe dédiée</text:p>
              </text:list-item>
            </text:list>
          </draw:text-box>
        </draw:frame>
        <draw:custom-shape draw:style-name="gr4" draw:text-style-name="P15" draw:layer="layout" svg:width="25.595cm" svg:height="7.668cm" svg:x="1.075cm" svg:y="7.318cm">
          <text:p text:style-name="P21"><text:span text:style-name="T117">@Configuration</text:span></text:p>
          <text:p text:style-name="P21"><text:span text:style-name="T118">@EnableAspectJAutoProxy</text:span></text:p>
          <text:p text:style-name="P22"><text:span text:style-name="T119">public</text:span><text:span text:style-name="T120"> </text:span><text:span text:style-name="T119">class</text:span><text:span text:style-name="T120"> AopConfiguration {</text:span></text:p>
          <text:p text:style-name="P22"><text:span text:style-name="T117"/></text:p>
          <text:p text:style-name="P22"><text:span text:style-name="T121"><text:s text:c="4"/></text:span><text:span text:style-name="T121">@Bean</text:span><text:span text:style-name="T120"> </text:span><text:span text:style-name="T119">public</text:span><text:span text:style-name="T120"> LogAspect logAspect() {</text:span></text:p>
          <text:p text:style-name="P22"><text:span text:style-name="T119"><text:s text:c="8"/></text:span><text:span text:style-name="T119">return</text:span><text:span text:style-name="T120"> </text:span><text:span text:style-name="T119">new</text:span><text:span text:style-name="T120"> LogAspect();</text:span></text:p>
          <text:p text:style-name="P23"><text:span text:style-name="T117"><text:s text:c="4"/></text:span><text:span text:style-name="T117">}</text:span></text:p>
          <text:p text:style-name="P23"><text:span text:style-name="T117"/></text:p>
          <text:p text:style-name="P23"><text:span text:style-name="T11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aop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nfiguration et activation d'un aspect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ransactio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ermet de rendre des POJO transactionnels</text:p>
              </text:list-item>
              <text:list-item>
                <text:p>Les appels de méthodes sont “entourés” d'un begin puis d'un commit (ou rollback)</text:p>
              </text:list-item>
              <text:list-item>
                <text:p>On parle de transaction déclarative</text:p>
              </text:list-item>
              <text:list-item>
                <text:p>Utilisation de l'AO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Un POJO transactionne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r annotation ou XML</text:p>
                <text:list>
                  <text:list-item>
                    <text:p>Annotation = le plus simple</text:p>
                  </text:list-item>
                </text:list>
              </text:list-item>
            </text:list>
          </draw:text-box>
        </draw:frame>
        <draw:custom-shape draw:style-name="gr4" draw:text-style-name="P10" xml:id="id48" draw:id="id48" draw:layer="layout" svg:width="23.056cm" svg:height="9.617cm" svg:x="1.074cm" svg:y="8.417cm">
          <text:p text:style-name="P6"><text:span text:style-name="T122">@Transactional</text:span></text:p>
          <text:p text:style-name="P6"><text:span text:style-name="T123">public</text:span><text:span text:style-name="T124"> </text:span><text:span text:style-name="T123">class</text:span><text:span text:style-name="T124"> UserServiceImpl </text:span><text:span text:style-name="T123">implements</text:span><text:span text:style-name="T124"> UserService {</text:span></text:p>
          <text:p text:style-name="P6"><text:span text:style-name="T125"/></text:p>
          <text:p text:style-name="P6"><text:span text:style-name="T123"><text:s text:c="2"/></text:span><text:span text:style-name="T123">public</text:span><text:span text:style-name="T124"> User create(String login, String password) {</text:span></text:p>
          <text:p text:style-name="P6"><text:span text:style-name="T124"><text:s text:c="4"/></text:span><text:span text:style-name="T124">(...)</text:span></text:p>
          <text:p text:style-name="P6"><text:span text:style-name="T124"><text:s text:c="2"/></text:span><text:span text:style-name="T124">}</text:span></text:p>
          <text:p text:style-name="P6"><text:span text:style-name="T124"/></text:p>
          <text:p text:style-name="P6"><text:span text:style-name="T126"><text:s text:c="2"/></text:span><text:span text:style-name="T122">@Transactional</text:span><text:span text:style-name="T127">(readOnly=</text:span><text:span text:style-name="T123">true</text:span><text:span text:style-name="T127">)</text:span></text:p>
          <text:p text:style-name="P6"><text:span text:style-name="T123"><text:s text:c="2"/></text:span><text:span text:style-name="T123">public</text:span><text:span text:style-name="T124"> User authenticate(String login, String password) {</text:span></text:p>
          <text:p text:style-name="P6"><text:span text:style-name="T124"><text:s text:c="4"/></text:span><text:span text:style-name="T124">(...)</text:span></text:p>
          <text:p text:style-name="P6"><text:span text:style-name="T124"><text:s text:c="2"/></text:span><text:span text:style-name="T124">}</text:span></text:p>
          <text:p text:style-name="P6"><text:span text:style-name="T124"/></text:p>
          <text:p text:style-name="P6"><text:span text:style-name="T12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9" draw:id="id49" draw:layer="layout" svg:width="6.607cm" svg:height="2.286cm" svg:x="16.907cm" svg:y="4.572cm">
          <text:p text:style-name="P1">Toutes les méthodes sont transactionnelles</text:p>
          <draw:enhanced-geometry svg:viewBox="0 0 21600 21600" draw:mirror-horizontal="false" draw:type="line-callout-2" draw:modifiers="-33223.7288135593 41093.8347179711 -4308.23244552058 41462.177525142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50" draw:id="id50" draw:layer="layout" svg:width="5.648cm" svg:height="2.286cm" svg:x="22.252cm" svg:y="7.628cm">
          <text:p text:style-name="P1">Automatiquement transactionnelle</text:p>
          <draw:enhanced-geometry svg:viewBox="0 0 21600 21600" draw:mirror-horizontal="false" draw:type="line-callout-2" draw:modifiers="-5326.39405204461 27956.27459554 -1231.22676579926 15970.9663314386 -959.74508762612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51" draw:id="id51" draw:layer="layout" svg:width="6.607cm" svg:height="2.286cm" svg:x="20.714cm" svg:y="18.005cm">
          <text:p text:style-name="P1">Surcharge</text:p>
          <draw:enhanced-geometry svg:viewBox="0 0 21600 21600" draw:mirror-horizontal="false" draw:type="line-callout-2" draw:modifiers="-20779.5399515738 -37467.0747704416 6700.96852300242 -41962.745955400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mportement par défau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ne transaction est commencée au début de la méthode</text:p>
              </text:list-item>
              <text:list-item>
                <text:p>La transaction continue pour les appels imbriqués</text:p>
                <text:list>
                  <text:list-item>
                    <text:p>Si POJO transactionnels, selon le niveau de propagation</text:p>
                  </text:list-item>
                </text:list>
              </text:list-item>
              <text:list-item>
                <text:p>Commit si la méthode se finit normalement</text:p>
              </text:list-item>
              <text:list-item>
                <text:p>Rollback si une RuntimeException est lancée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ttributs transactionne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'annotation ou le XML permettent de régler les attributs transactionnels</text:p>
              </text:list-item>
              <text:list-item>
                <text:p>Propagation</text:p>
              </text:list-item>
              <text:list-item>
                <text:p>Isolation</text:p>
              </text:list-item>
              <text:list-item>
                <text:p>Timeout</text:p>
              </text:list-item>
              <text:list-item>
                <text:p>Quand faire ou ne pas faire un rollback</text:p>
              </text:list-item>
              <text:list-item>
                <text:p>Read-onl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ctiver les transaction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vention de nommage</text:p>
              </text:list-item>
            </text:list>
            <text:p/>
            <text:p/>
            <text:p/>
            <text:list text:continue-numbering="true" text:style-name="L3">
              <text:list-item>
                <text:p>Réglage explicite</text:p>
              </text:list-item>
            </text:list>
          </draw:text-box>
        </draw:frame>
        <draw:custom-shape draw:style-name="gr4" draw:text-style-name="P10" draw:layer="layout" svg:width="25.753cm" svg:height="4.512cm" svg:x="0.917cm" svg:y="14.284cm">
          <text:p text:style-name="P6"><text:span text:style-name="T128">&lt;</text:span><text:span text:style-name="T129">bean</text:span><text:span text:style-name="T130"> </text:span><text:span text:style-name="T131">id</text:span><text:span text:style-name="T132">=</text:span><text:span text:style-name="T133">"txManager"</text:span><text:span text:style-name="T130"> </text:span></text:p>
          <text:p text:style-name="P6"><text:span text:style-name="T130"><text:s text:c="6"/></text:span><text:span text:style-name="T131">class</text:span><text:span text:style-name="T132">=</text:span><text:span text:style-name="T133">"o.s.jdbc.datasource.DataSourceTransactionManager"</text:span><text:span text:style-name="T128">&gt;</text:span></text:p>
          <text:p text:style-name="P6"><text:span text:style-name="T128"><text:s text:c="2"/></text:span><text:span text:style-name="T128">&lt;</text:span><text:span text:style-name="T129">property</text:span><text:span text:style-name="T130"> </text:span><text:span text:style-name="T131">name</text:span><text:span text:style-name="T132">=</text:span><text:span text:style-name="T133">"dataSource"</text:span><text:span text:style-name="T130"> </text:span><text:span text:style-name="T131">ref</text:span><text:span text:style-name="T132">=</text:span><text:span text:style-name="T133">"dataSource"</text:span><text:span text:style-name="T130"> </text:span><text:span text:style-name="T128">/&gt;</text:span></text:p>
          <text:p text:style-name="P6"><text:span text:style-name="T128">&lt;/</text:span><text:span text:style-name="T129">bean</text:span><text:span text:style-name="T128">&gt;</text:span></text:p>
          <text:p text:style-name="P6"><text:span text:style-name="T130"/></text:p>
          <text:p text:style-name="P6"><text:span text:style-name="T128">&lt;</text:span><text:span text:style-name="T129">tx:annotation-driven</text:span><text:span text:style-name="T130"> </text:span><text:span text:style-name="T131">transaction-manager</text:span><text:span text:style-name="T132">=</text:span><text:span text:style-name="T133">"txManager"</text:span><text:span text:style-name="T130"> </text:span><text:span text:style-name="T128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25.753cm" svg:height="4.693cm" svg:x="0.916cm" svg:y="6.483cm">
          <text:p text:style-name="P6"><text:span text:style-name="T128">&lt;</text:span><text:span text:style-name="T129">bean</text:span><text:span text:style-name="T130"> </text:span><text:span text:style-name="T131">id</text:span><text:span text:style-name="T132">=</text:span><text:span text:style-name="T133">"transactionManager"</text:span><text:span text:style-name="T130"> </text:span></text:p>
          <text:p text:style-name="P6"><text:span text:style-name="T130"><text:s text:c="6"/></text:span><text:span text:style-name="T131">class</text:span><text:span text:style-name="T132">=</text:span><text:span text:style-name="T133">"o.s.jdbc.datasource.DataSourceTransactionManager"</text:span><text:span text:style-name="T128">&gt;</text:span></text:p>
          <text:p text:style-name="P6"><text:span text:style-name="T128"><text:s text:c="2"/></text:span><text:span text:style-name="T128">&lt;</text:span><text:span text:style-name="T129">property</text:span><text:span text:style-name="T130"> </text:span><text:span text:style-name="T131">name</text:span><text:span text:style-name="T132">=</text:span><text:span text:style-name="T133">"dataSource"</text:span><text:span text:style-name="T130"> </text:span><text:span text:style-name="T131">ref</text:span><text:span text:style-name="T132">=</text:span><text:span text:style-name="T133">"dataSource"</text:span><text:span text:style-name="T130"> </text:span><text:span text:style-name="T128">/&gt;</text:span></text:p>
          <text:p text:style-name="P6"><text:span text:style-name="T128">&lt;/</text:span><text:span text:style-name="T129">bean</text:span><text:span text:style-name="T128">&gt;</text:span></text:p>
          <text:p text:style-name="P6"><text:span text:style-name="T130"/></text:p>
          <text:p text:style-name="P6"><text:span text:style-name="T128">&lt;</text:span><text:span text:style-name="T129">tx:annotation-driven</text:span><text:span text:style-name="T130"> </text:span><text:span text:style-name="T128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latformTransactionManag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bstraction de gestion de transactions</text:p>
              </text:list-item>
              <text:list-item>
                <text:p>Implémentations selon la couche de persistance</text:p>
                <text:list>
                  <text:list-item>
                    <text:p>DataSourceTransactionManager</text:p>
                  </text:list-item>
                  <text:list-item>
                    <text:p>HibernateTransactionManager</text:p>
                  </text:list-item>
                  <text:list-item>
                    <text:p>JpaTransactionManager</text:p>
                  </text:list-item>
                  <text:list-item>
                    <text:p>JtaTransactionMan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tiliser @EnableTransactionManagement</text:p>
              </text:list-item>
              <text:list-item>
                <text:p>Définir le PlatformTransactionManager</text:p>
                <text:list>
                  <text:list-item>
                    <text:p>En Java ou en XML</text:p>
                  </text:list-item>
                </text:list>
              </text:list-item>
            </text:list>
          </draw:text-box>
        </draw:frame>
        <draw:custom-shape draw:style-name="gr4" draw:text-style-name="P12" draw:layer="layout" svg:width="25.278cm" svg:height="9.029cm" svg:x="1.392cm" svg:y="10.105cm">
          <text:p><text:span text:style-name="T31">@Configuration</text:span></text:p>
          <text:p><text:span text:style-name="T28">@EnableTransactionManagement</text:span></text:p>
          <text:p><text:span text:style-name="T43">public</text:span><text:span text:style-name="T44"> </text:span><text:span text:style-name="T43">class</text:span><text:span text:style-name="T44"> InfraConfiguration {</text:span></text:p>
          <text:p><text:span text:style-name="T31"><text:tab/></text:span></text:p>
          <text:p><text:span text:style-name="T44"><text:tab/></text:span><text:span text:style-name="T134">@Bean</text:span><text:span text:style-name="T44"> </text:span><text:span text:style-name="T43">public</text:span><text:span text:style-name="T44"> PlatformTransactionManager transactionManager() {</text:span></text:p>
          <text:p><text:span text:style-name="T44"><text:tab/></text:span><text:span text:style-name="T44"><text:tab/></text:span><text:span text:style-name="T43">return</text:span><text:span text:style-name="T44"> </text:span><text:span text:style-name="T43">new</text:span><text:span text:style-name="T44"> DataSourceTransactionManager(dataSource());</text:span></text:p>
          <text:p><text:span text:style-name="T31"><text:tab/></text:span><text:span text:style-name="T31">}</text:span></text:p>
          <text:p><text:span text:style-name="T31"/></text:p>
          <text:p><text:span text:style-name="T44"><text:tab/></text:span><text:span text:style-name="T134">@Bean</text:span><text:span text:style-name="T44"> </text:span><text:span text:style-name="T43">public</text:span><text:span text:style-name="T44"> DataSource dataSource() {</text:span></text:p>
          <text:p><text:span text:style-name="T44"><text:s text:c="6"/></text:span><text:span text:style-name="T44">...</text:span></text:p>
          <text:p><text:span text:style-name="T31"><text:tab/></text:span><text:span text:style-name="T31">}</text:span></text:p>
          <text:p><text:span text:style-name="T31"><text:tab/></text:span></text:p>
          <text:p><text:span text:style-name="T31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P transaction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avec @Transactional</text:p>
              </text:list-item>
              <text:list-item>
                <text:p>Déclaration d'un PlatformTransactionManager</text:p>
              </text:list-item>
              <text:list-item>
                <text:p>Activation des annotations par XML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Hibernate</text:p>
          </draw:text-box>
        </draw:frame>
        <draw:frame presentation:style-name="pr3" draw:layer="layout" svg:width="24.639cm" svg:height="14.136cm" svg:x="1.524cm" svg:y="4.914cm" presentation:class="outline" presentation:user-transformed="true">
          <draw:text-box>
            <text:list text:style-name="L3">
              <text:list-item>
                <text:p>Spring propose un support Hibernate</text:p>
                <text:list>
                  <text:list-item>
                    <text:p>Gestion des ressources</text:p>
                  </text:list-item>
                  <text:list-item>
                    <text:p>Gestion des transactions</text:p>
                  </text:list-item>
                </text:list>
              </text:list-item>
              <text:list-item>
                <text:p>Etapes</text:p>
                <text:list>
                  <text:list-item>
                    <text:p>Configuration de la SessionFactory</text:p>
                  </text:list-item>
                  <text:list-item>
                    <text:p>Configuration du HibernateTransactionManager</text:p>
                  </text:list-item>
                  <text:list-item>
                    <text:p>Injection de la SessionFactory dans les DAO</text:p>
                  </text:list-item>
                </text:list>
              </text:list-item>
              <text:list-item>
                <text:p>Attention aux classes de support utilisées</text:p>
                <text:list>
                  <text:list-item>
                    <text:p>*.hibernate3.* pour Hibernate 3</text:p>
                  </text:list-item>
                  <text:list-item>
                    <text:p>*.hibernate4.* pour Hibernate 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Utitilisation dans un DAO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s de dépendances vers Spring</text:p>
              </text:list-item>
            </text:list>
          </draw:text-box>
        </draw:frame>
        <draw:custom-shape draw:style-name="gr4" draw:text-style-name="P10" draw:layer="layout" svg:width="25.753cm" svg:height="11.298cm" svg:x="0.915cm" svg:y="7.082cm">
          <text:p text:style-name="P6"><text:span text:style-name="T123">public</text:span><text:span text:style-name="T130"> </text:span><text:span text:style-name="T123">class</text:span><text:span text:style-name="T130"> HibernateUserRepository </text:span><text:span text:style-name="T123">implements</text:span><text:span text:style-name="T130"> UserRepository {</text:span></text:p>
          <text:p text:style-name="P6"><text:span text:style-name="T130"/></text:p>
          <text:p text:style-name="P6"><text:span text:style-name="T123"><text:s text:c="2"/></text:span><text:span text:style-name="T123">private</text:span><text:span text:style-name="T130"> </text:span><text:span text:style-name="T123">final</text:span><text:span text:style-name="T130"> SessionFactory </text:span><text:span text:style-name="T135">sessionFactory</text:span><text:span text:style-name="T130">;</text:span></text:p>
          <text:p text:style-name="P6"><text:span text:style-name="T130"/></text:p>
          <text:p text:style-name="P6"><text:span text:style-name="T123"><text:s text:c="2"/></text:span><text:span text:style-name="T123">public</text:span><text:span text:style-name="T127"> HibernateUserRepository(SessionFactory sessionFactory) {</text:span></text:p>
          <text:p text:style-name="P6"><text:span text:style-name="T123"><text:s text:c="4"/></text:span><text:span text:style-name="T123">this</text:span><text:span text:style-name="T127">.</text:span><text:span text:style-name="T136">sessionFactory</text:span><text:span text:style-name="T127"> = sessionFactory;</text:span></text:p>
          <text:p text:style-name="P6"><text:span text:style-name="T137"><text:s text:c="2"/></text:span><text:span text:style-name="T137">}</text:span></text:p>
          <text:p text:style-name="P6"><text:span text:style-name="T138"/></text:p>
          <text:p text:style-name="P6"><text:span text:style-name="T130"><text:s text:c="2"/></text:span><text:span text:style-name="T123">public</text:span><text:span text:style-name="T130"> User getByLogin(String login) {</text:span></text:p>
          <text:p text:style-name="P6"><text:span text:style-name="T123"><text:s text:c="4"/></text:span><text:span text:style-name="T123">return</text:span><text:span text:style-name="T130"> (User) </text:span><text:span text:style-name="T135">sessionFactory</text:span><text:span text:style-name="T130">.</text:span><text:span text:style-name="T127">getCurrentSession()</text:span></text:p>
          <text:p text:style-name="P6"><text:span text:style-name="T130"><text:s text:c="6"/></text:span><text:span text:style-name="T130">.createCriteria(User.</text:span><text:span text:style-name="T123">class</text:span><text:span text:style-name="T130">)</text:span></text:p>
          <text:p text:style-name="P6"><text:span text:style-name="T130"><text:s text:c="6"/></text:span><text:span text:style-name="T130">.add(Restrictions.</text:span><text:span text:style-name="T139">eq</text:span><text:span text:style-name="T130">(</text:span><text:span text:style-name="T140">"login"</text:span><text:span text:style-name="T130">, login))</text:span></text:p>
          <text:p text:style-name="P6"><text:span text:style-name="T130"><text:s text:c="4"/></text:span><text:span text:style-name="T130">.uniqueResult();</text:span></text:p>
          <text:p text:style-name="P6"><text:span text:style-name="T130"><text:s text:c="2"/></text:span><text:span text:style-name="T130">}</text:span></text:p>
          <text:p text:style-name="P6"><text:span text:style-name="T13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52" draw:id="id52" draw:layer="layout" svg:width="6.607cm" svg:height="2.286cm" svg:x="19.432cm" svg:y="15.748cm">
          <text:p text:style-name="P1">Bien utiliser cette méthode</text:p>
          <draw:enhanced-geometry svg:viewBox="0 0 21600 21600" draw:mirror-horizontal="false" draw:type="line-callout-2" draw:modifiers="-5184.26150121065 -9406.90861390468 -5053.51089588378 -793.35373852208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figuration SessionFactory</text:p>
          </draw:text-box>
        </draw:frame>
        <draw:custom-shape draw:style-name="gr4" draw:text-style-name="P10" draw:layer="layout" svg:width="25.753cm" svg:height="10.668cm" svg:x="1.125cm" svg:y="5.412cm">
          <text:p text:style-name="P6"><text:span text:style-name="T128">&lt;</text:span><text:span text:style-name="T129">bean</text:span><text:span text:style-name="T141"> </text:span><text:span text:style-name="T131">id</text:span><text:span text:style-name="T132">=</text:span><text:span text:style-name="T133">"sessionFactory"</text:span><text:span text:style-name="T141"> </text:span></text:p>
          <text:p text:style-name="P6"><text:span text:style-name="T131"><text:s text:c="6"/></text:span><text:span text:style-name="T131">class</text:span><text:span text:style-name="T132">=</text:span><text:span text:style-name="T133">"o.s.o.hibernate4.a.AnnotationSessionFactoryBean"</text:span><text:span text:style-name="T128">&gt;</text:span></text:p>
          <text:p text:style-name="P6"><text:span text:style-name="T128"><text:s text:c="2"/></text:span><text:span text:style-name="T128">&lt;</text:span><text:span text:style-name="T129">property</text:span><text:span text:style-name="T141"> </text:span><text:span text:style-name="T131">name</text:span><text:span text:style-name="T132">=</text:span><text:span text:style-name="T133">"dataSource"</text:span><text:span text:style-name="T141"> </text:span><text:span text:style-name="T131">ref</text:span><text:span text:style-name="T132">=</text:span><text:span text:style-name="T133">"dataSource"</text:span><text:span text:style-name="T141"> </text:span><text:span text:style-name="T128">/&gt;</text:span></text:p>
          <text:p text:style-name="P6"><text:span text:style-name="T128"><text:s text:c="2"/></text:span><text:span text:style-name="T128">&lt;</text:span><text:span text:style-name="T129">property</text:span><text:span text:style-name="T141"> </text:span><text:span text:style-name="T131">name</text:span><text:span text:style-name="T132">=</text:span><text:span text:style-name="T133">"annotatedClasses"</text:span><text:span text:style-name="T128">&gt;</text:span></text:p>
          <text:p text:style-name="P6"><text:span text:style-name="T128"><text:s text:c="4"/></text:span><text:span text:style-name="T128">&lt;</text:span><text:span text:style-name="T129">list</text:span><text:span text:style-name="T128">&gt;</text:span></text:p>
          <text:p text:style-name="P6"><text:span text:style-name="T128"><text:s text:c="6"/></text:span><text:span text:style-name="T128">&lt;</text:span><text:span text:style-name="T129">value</text:span><text:span text:style-name="T128">&gt;</text:span><text:span text:style-name="T132">com.zenika.domain.User</text:span><text:span text:style-name="T128">&lt;/</text:span><text:span text:style-name="T129">value</text:span><text:span text:style-name="T128">&gt;</text:span></text:p>
          <text:p text:style-name="P6"><text:span text:style-name="T128"><text:s text:c="4"/></text:span><text:span text:style-name="T128">&lt;/</text:span><text:span text:style-name="T129">list</text:span><text:span text:style-name="T128">&gt;</text:span></text:p>
          <text:p text:style-name="P6"><text:span text:style-name="T128"><text:s text:c="2"/></text:span><text:span text:style-name="T128">&lt;/</text:span><text:span text:style-name="T129">property</text:span><text:span text:style-name="T128">&gt;</text:span></text:p>
          <text:p text:style-name="P6"><text:span text:style-name="T128"><text:s text:c="2"/></text:span><text:span text:style-name="T128">&lt;</text:span><text:span text:style-name="T129">property</text:span><text:span text:style-name="T141"> </text:span><text:span text:style-name="T131">name</text:span><text:span text:style-name="T132">=</text:span><text:span text:style-name="T133">"hibernateProperties"</text:span><text:span text:style-name="T128">&gt;</text:span></text:p>
          <text:p text:style-name="P6"><text:span text:style-name="T128"><text:s text:c="4"/></text:span><text:span text:style-name="T128">&lt;</text:span><text:span text:style-name="T129">value</text:span><text:span text:style-name="T128">&gt;</text:span></text:p>
          <text:p text:style-name="P6"><text:span text:style-name="T132"><text:s text:c="4"/></text:span><text:span text:style-name="T132">show_sql=true</text:span></text:p>
          <text:p text:style-name="P6"><text:span text:style-name="T128"><text:s text:c="4"/></text:span><text:span text:style-name="T128">&lt;/</text:span><text:span text:style-name="T129">value</text:span><text:span text:style-name="T128">&gt;</text:span></text:p>
          <text:p text:style-name="P6"><text:span text:style-name="T128"><text:s text:c="2"/></text:span><text:span text:style-name="T128">&lt;/</text:span><text:span text:style-name="T129">property</text:span><text:span text:style-name="T128">&gt;</text:span></text:p>
          <text:p text:style-name="P6"><text:span text:style-name="T128">&lt;/</text:span><text:span text:style-name="T129">bean</text:span><text:span text:style-name="T128">&gt;</text:span></text:p>
          <text:p text:style-name="P6"><text:span text:style-name="T14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xml:id="id53" draw:id="id53" draw:layer="layout" svg:width="9.144cm" svg:height="3.556cm" svg:x="18.456cm" svg:y="15.348cm">
          <text:p text:style-name="P1"><text:span text:style-name="T36">Lister les classes une par une ou utiliser “packagesToScan” pour détecter les classes @Entity</text:span></text:p>
          <draw:enhanced-geometry svg:viewBox="0 0 21600 21600" draw:mirror-horizontal="false" draw:type="line-callout-2" draw:modifiers="-973.121924548934 -35651.8414394152 5208.09185347184 -33483.9471464717 -592.848551120831 3364.1833005341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HibernateTransactionManager</text:p>
          </draw:text-box>
        </draw:frame>
        <draw:frame presentation:style-name="pr3" draw:layer="layout" svg:width="24.639cm" svg:height="12.18cm" svg:x="1.4cm" svg:y="9.314cm" presentation:class="outline" presentation:user-transformed="true">
          <draw:text-box>
            <text:list text:style-name="L3">
              <text:list-item>
                <text:p xml:id="id54" text:id="id54">Les DAO doivent être appelés avec une transaction active</text:p>
              </text:list-item>
              <text:list-item>
                <text:p xml:id="id55" text:id="id55">Toujours le cas en production</text:p>
                <text:list>
                  <text:list-item>
                    <text:p xml:id="id56" text:id="id56">Services transactionnels appelant un DAO</text:p>
                  </text:list-item>
                </text:list>
              </text:list-item>
              <text:list-item>
                <text:p xml:id="id57" text:id="id57">Configuration de transaction explicite pour les tests</text:p>
              </text:list-item>
            </text:list>
          </draw:text-box>
        </draw:frame>
        <draw:custom-shape draw:style-name="gr4" draw:text-style-name="P10" draw:layer="layout" svg:width="25.753cm" svg:height="3.316cm" svg:x="1.225cm" svg:y="5.112cm">
          <text:p text:style-name="P6"><text:span text:style-name="T128">&lt;</text:span><text:span text:style-name="T129">bean</text:span><text:span text:style-name="T141"> </text:span><text:span text:style-name="T131">id</text:span><text:span text:style-name="T132">=</text:span><text:span text:style-name="T133">"transactionManager"</text:span><text:span text:style-name="T141"> </text:span></text:p>
          <text:p text:style-name="P6"><text:span text:style-name="T131"><text:s text:c="6"/></text:span><text:span text:style-name="T131">class</text:span><text:span text:style-name="T132">=</text:span><text:span text:style-name="T133">"o.s.o.hibernate4.HibernateTransactionManager"</text:span><text:span text:style-name="T128">&gt;</text:span></text:p>
          <text:p text:style-name="P6"><text:span text:style-name="T128"><text:s text:c="2"/></text:span><text:span text:style-name="T128">&lt;</text:span><text:span text:style-name="T129">property</text:span><text:span text:style-name="T141"> </text:span><text:span text:style-name="T131">name</text:span><text:span text:style-name="T132">=</text:span><text:span text:style-name="T133">"sessionFactory"</text:span><text:span text:style-name="T141"> </text:span><text:span text:style-name="T131">ref</text:span><text:span text:style-name="T132">=</text:span><text:span text:style-name="T133">"sessionFactory"</text:span><text:span text:style-name="T141"> </text:span><text:span text:style-name="T128">/&gt;</text:span></text:p>
          <text:p text:style-name="P6"><text:span text:style-name="T128">&lt;/</text:span><text:span text:style-name="T129">bean</text:span><text:span text:style-name="T1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Gestion des exception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 xml:id="id58" text:id="id58">Des HibernateException remontent</text:p>
                <text:list>
                  <text:list-item>
                    <text:p>Utilisation de l'API Hibernate</text:p>
                  </text:list-item>
                </text:list>
              </text:list-item>
              <text:list-item>
                <text:p>Pour avoir des DataAccessExceptions</text:p>
                <text:list>
                  <text:list-item>
                    <text:p>Apposer @Repository sur les DAO</text:p>
                  </text:list-item>
                  <text:list-item>
                    <text:p>Déclarer un PersistenceExceptionTranslationPostProcessor</text:p>
                  </text:list-item>
                </text:list>
                <text:p/>
              </text:list-item>
            </text:list>
          </draw:text-box>
        </draw:frame>
        <draw:custom-shape draw:style-name="gr4" draw:text-style-name="P24" draw:layer="layout" svg:width="25.753cm" svg:height="4.159cm" svg:x="1.205cm" svg:y="14.687cm">
          <text:p><text:span text:style-name="T143">@Repository</text:span></text:p>
          <text:p><text:span text:style-name="T144">public</text:span><text:span text:style-name="T145"> </text:span><text:span text:style-name="T144">class</text:span><text:span text:style-name="T145"> HibernateUserRepository </text:span><text:span text:style-name="T144">implements</text:span><text:span text:style-name="T145"> UserRepository {</text:span></text:p>
          <text:p><text:span text:style-name="T145"><text:s text:c="2"/></text:span><text:span text:style-name="T145">...</text:span></text:p>
          <text:p><text:span text:style-name="T145">}</text:span></text:p>
          <text:p><text:span text:style-name="T145"/></text:p>
          <text:p><text:span text:style-name="T146">&lt;</text:span><text:span text:style-name="T147">bean</text:span><text:span text:style-name="T148"> </text:span><text:span text:style-name="T149">class</text:span><text:span text:style-name="T150">=</text:span><text:span text:style-name="T151">"o.s.dao.annotation.PersistenceExceptionTranslationPostProcessor"</text:span><text:span text:style-name="T152"> </text:span><text:span text:style-name="T153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P hibernate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Requête avec Hibernate</text:p>
              </text:list-item>
              <text:list-item>
                <text:p>Configuration SessionFactory</text:p>
              </text:list-item>
              <text:list-item>
                <text:p>Configuration des transactions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JPA</text:p>
          </draw:text-box>
        </draw:frame>
        <draw:frame presentation:style-name="pr3" draw:layer="layout" svg:width="24.639cm" svg:height="14.136cm" svg:x="1.524cm" svg:y="4.914cm" presentation:class="outline" presentation:user-transformed="true">
          <draw:text-box>
            <text:list text:style-name="L3">
              <text:list-item>
                <text:p>Spring propose un support JPA</text:p>
                <text:list>
                  <text:list-item>
                    <text:p>Gestion des ressources</text:p>
                  </text:list-item>
                  <text:list-item>
                    <text:p>Gestion des transactions</text:p>
                  </text:list-item>
                </text:list>
              </text:list-item>
              <text:list-item>
                <text:p>Etapes</text:p>
                <text:list>
                  <text:list-item>
                    <text:p>Configuration du EntityManagerFactory</text:p>
                  </text:list-item>
                  <text:list-item>
                    <text:p>Configuration du JpaTransactionManager</text:p>
                  </text:list-item>
                  <text:list-item>
                    <text:p>Injection du EntityManager dans les DA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Utitilisation dans un DAO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s de dépendances vers Spring</text:p>
              </text:list-item>
            </text:list>
          </draw:text-box>
        </draw:frame>
        <draw:custom-shape draw:style-name="gr4" draw:text-style-name="P10" draw:layer="layout" svg:width="25.753cm" svg:height="12.119cm" svg:x="0.915cm" svg:y="7.082cm">
          <text:p><text:span text:style-name="T130">@Repository</text:span></text:p>
          <text:p><text:span text:style-name="T154">public</text:span><text:span text:style-name="T155"> </text:span><text:span text:style-name="T154">class</text:span><text:span text:style-name="T155"> JpaUserRepository </text:span><text:span text:style-name="T154">implements</text:span><text:span text:style-name="T155"> UserRepository {</text:span></text:p>
          <text:p><text:span text:style-name="T130"><text:tab/></text:span></text:p>
          <text:p><text:span text:style-name="T155"><text:tab/></text:span><text:span text:style-name="T156">@PersistenceContext</text:span></text:p>
          <text:p><text:span text:style-name="T155"><text:tab/></text:span><text:span text:style-name="T154">private</text:span><text:span text:style-name="T155"> EntityManager </text:span><text:span text:style-name="T157">entityManager</text:span><text:span text:style-name="T155">; </text:span><text:span text:style-name="T130"><text:tab/></text:span></text:p>
          <text:p><text:span text:style-name="T130"/></text:p>
          <text:p><text:span text:style-name="T155"><text:tab/></text:span><text:span text:style-name="T156">@Override</text:span></text:p>
          <text:p><text:span text:style-name="T155"><text:tab/></text:span><text:span text:style-name="T154">public</text:span><text:span text:style-name="T155"> User getByLogin(String </text:span><text:span text:style-name="T158">login</text:span><text:span text:style-name="T155">) {</text:span></text:p>
          <text:p><text:span text:style-name="T155"><text:tab/></text:span><text:span text:style-name="T155"><text:tab/></text:span><text:span text:style-name="T154">return</text:span><text:span text:style-name="T155"> </text:span><text:span text:style-name="T157">entityManager</text:span><text:span text:style-name="T155">.createQuery(</text:span></text:p>
          <text:p><text:span text:style-name="T155"><text:s text:c="17"/></text:span><text:span text:style-name="T159">"select u from User u where login = :login"</text:span><text:span text:style-name="T155">, </text:span></text:p>
          <text:p><text:span text:style-name="T155"><text:s text:c="17"/></text:span><text:span text:style-name="T155">User.</text:span><text:span text:style-name="T154">class</text:span><text:span text:style-name="T155">)</text:span></text:p>
          <text:p><text:span text:style-name="T155"><text:tab/></text:span><text:span text:style-name="T155"><text:tab/></text:span><text:span text:style-name="T155"><text:tab/></text:span><text:span text:style-name="T155"><text:tab/></text:span><text:span text:style-name="T155">.setParameter(</text:span><text:span text:style-name="T159">"login"</text:span><text:span text:style-name="T155">, </text:span><text:span text:style-name="T158">login</text:span><text:span text:style-name="T155">)</text:span></text:p>
          <text:p><text:span text:style-name="T130"><text:tab/></text:span><text:span text:style-name="T130"><text:tab/></text:span><text:span text:style-name="T130"><text:tab/></text:span><text:span text:style-name="T130"><text:tab/></text:span><text:span text:style-name="T130">.getSingleResult();</text:span></text:p>
          <text:p><text:span text:style-name="T130"><text:tab/></text:span><text:span text:style-name="T130">}</text:span></text:p>
          <text:p><text:span text:style-name="T130"/></text:p>
          <text:p><text:span text:style-name="T130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EntityManagerFactory</text:p>
          </draw:text-box>
        </draw:frame>
        <draw:custom-shape draw:style-name="gr4" draw:text-style-name="P10" draw:layer="layout" svg:width="25.753cm" svg:height="14.419cm" svg:x="1.125cm" svg:y="5.412cm">
          <text:p><text:span text:style-name="T160">&lt;</text:span><text:span text:style-name="T161">bean</text:span><text:span text:style-name="T138"> </text:span><text:span text:style-name="T162">id</text:span><text:span text:style-name="T163">=</text:span><text:span text:style-name="T164">"entityManagerFactory"</text:span></text:p>
          <text:p><text:span text:style-name="T138"><text:s text:c="6"/></text:span><text:span text:style-name="T162">class</text:span><text:span text:style-name="T163">=</text:span><text:span text:style-name="T164">"o.s.orm.jpa.LocalContainerEntityManagerFactoryBean"</text:span><text:span text:style-name="T160">&gt;</text:span></text:p>
          <text:p><text:span text:style-name="T163"><text:s text:c="2"/></text:span><text:span text:style-name="T160">&lt;</text:span><text:span text:style-name="T161">property</text:span><text:span text:style-name="T138"> </text:span><text:span text:style-name="T162">name</text:span><text:span text:style-name="T163">=</text:span><text:span text:style-name="T164">"dataSource"</text:span><text:span text:style-name="T138"> </text:span><text:span text:style-name="T162">ref</text:span><text:span text:style-name="T163">=</text:span><text:span text:style-name="T164">"dataSource"</text:span><text:span text:style-name="T138"> </text:span><text:span text:style-name="T160">/&gt;</text:span></text:p>
          <text:p><text:span text:style-name="T160"><text:s text:c="2"/></text:span><text:span text:style-name="T160">&lt;</text:span><text:span text:style-name="T161">property</text:span><text:span text:style-name="T138"> </text:span><text:span text:style-name="T162">name</text:span><text:span text:style-name="T163">=</text:span><text:span text:style-name="T164">"packagesToScan"</text:span><text:span text:style-name="T138"> </text:span><text:span text:style-name="T162">value</text:span><text:span text:style-name="T163">=</text:span><text:span text:style-name="T164">"com.zenika.domain"</text:span><text:span text:style-name="T138"> </text:span><text:span text:style-name="T160">/&gt;</text:span></text:p>
          <text:p><text:span text:style-name="T160"/></text:p>
          <text:p><text:span text:style-name="T163"><text:s text:c="2"/></text:span><text:span text:style-name="T160">&lt;</text:span><text:span text:style-name="T161">property</text:span><text:span text:style-name="T138"> </text:span><text:span text:style-name="T162">name</text:span><text:span text:style-name="T163">=</text:span><text:span text:style-name="T164">"jpaVendorAdapter"</text:span><text:span text:style-name="T160">&gt;</text:span></text:p>
          <text:p><text:span text:style-name="T163"><text:s text:c="4"/></text:span><text:span text:style-name="T160">&lt;</text:span><text:span text:style-name="T161">bean</text:span><text:span text:style-name="T138"> </text:span><text:span text:style-name="T162">class</text:span><text:span text:style-name="T163">=</text:span><text:span text:style-name="T164">"o.s.orm.jpa.vendor.HibernateJpaVendorAdapter"</text:span><text:span text:style-name="T160">&gt;</text:span></text:p>
          <text:p><text:span text:style-name="T160"><text:s text:c="6"/></text:span><text:span text:style-name="T160">&lt;</text:span><text:span text:style-name="T161">property</text:span><text:span text:style-name="T138"> </text:span><text:span text:style-name="T162">name</text:span><text:span text:style-name="T163">=</text:span><text:span text:style-name="T164">"showSql"</text:span><text:span text:style-name="T138"> </text:span><text:span text:style-name="T162">value</text:span><text:span text:style-name="T163">=</text:span><text:span text:style-name="T164">"true"</text:span><text:span text:style-name="T138"> </text:span><text:span text:style-name="T160">/&gt;</text:span></text:p>
          <text:p><text:span text:style-name="T160"><text:s text:c="6"/></text:span><text:span text:style-name="T160">&lt;</text:span><text:span text:style-name="T161">property</text:span><text:span text:style-name="T138"> </text:span><text:span text:style-name="T162">name</text:span><text:span text:style-name="T163">=</text:span><text:span text:style-name="T164">"generateDdl"</text:span><text:span text:style-name="T138"> </text:span><text:span text:style-name="T162">value</text:span><text:span text:style-name="T163">=</text:span><text:span text:style-name="T164">"true"</text:span><text:span text:style-name="T138"> </text:span><text:span text:style-name="T160">/&gt;</text:span></text:p>
          <text:p><text:span text:style-name="T163"><text:s text:c="6"/></text:span><text:span text:style-name="T160">&lt;</text:span><text:span text:style-name="T161">property</text:span><text:span text:style-name="T138"> </text:span><text:span text:style-name="T162">name</text:span><text:span text:style-name="T163">=</text:span><text:span text:style-name="T164">"database"</text:span><text:span text:style-name="T138"> </text:span><text:span text:style-name="T162">value</text:span><text:span text:style-name="T163">=</text:span><text:span text:style-name="T164">"H2"</text:span><text:span text:style-name="T138"> </text:span><text:span text:style-name="T160">/&gt;</text:span></text:p>
          <text:p><text:span text:style-name="T163"><text:s text:c="4"/></text:span><text:span text:style-name="T160">&lt;/</text:span><text:span text:style-name="T161">bean</text:span><text:span text:style-name="T160">&gt;</text:span></text:p>
          <text:p><text:span text:style-name="T163"><text:s text:c="2"/></text:span><text:span text:style-name="T160">&lt;/</text:span><text:span text:style-name="T161">property</text:span><text:span text:style-name="T160">&gt;</text:span></text:p>
          <text:p><text:span text:style-name="T160"/></text:p>
          <text:p><text:span text:style-name="T163"><text:s text:c="2"/></text:span><text:span text:style-name="T160">&lt;</text:span><text:span text:style-name="T161">property</text:span><text:span text:style-name="T138"> </text:span><text:span text:style-name="T162">name</text:span><text:span text:style-name="T163">=</text:span><text:span text:style-name="T164">"jpaProperties"</text:span><text:span text:style-name="T160">&gt;</text:span></text:p>
          <text:p><text:span text:style-name="T163"><text:s text:c="4"/></text:span><text:span text:style-name="T160">&lt;</text:span><text:span text:style-name="T161">props</text:span><text:span text:style-name="T160">&gt;</text:span></text:p>
          <text:p><text:span text:style-name="T163"><text:s text:c="6"/></text:span><text:span text:style-name="T160">&lt;</text:span><text:span text:style-name="T161">prop</text:span><text:span text:style-name="T138"> </text:span><text:span text:style-name="T162">key</text:span><text:span text:style-name="T163">=</text:span><text:span text:style-name="T164">"hibernate.show_sql"</text:span><text:span text:style-name="T160">&gt;</text:span><text:span text:style-name="T163">true</text:span><text:span text:style-name="T160">&lt;/</text:span><text:span text:style-name="T161">prop</text:span><text:span text:style-name="T160">&gt;</text:span></text:p>
          <text:p><text:span text:style-name="T163"><text:s text:c="4"/></text:span><text:span text:style-name="T160">&lt;/</text:span><text:span text:style-name="T161">props</text:span><text:span text:style-name="T160">&gt;</text:span></text:p>
          <text:p><text:span text:style-name="T163"><text:s text:c="2"/></text:span><text:span text:style-name="T160">&lt;/</text:span><text:span text:style-name="T161">property</text:span><text:span text:style-name="T160">&gt;</text:span></text:p>
          <text:p><text:span text:style-name="T160">&lt;/</text:span><text:span text:style-name="T161">bean</text:span><text:span text:style-name="T160">&gt;</text:span></text:p>
          <text:p><text:span text:style-name="T138"/></text:p>
          <text:p><text:span text:style-name="T138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HibernateTransactionManager</text:p>
          </draw:text-box>
        </draw:frame>
        <draw:frame presentation:style-name="pr3" draw:layer="layout" svg:width="24.639cm" svg:height="12.18cm" svg:x="1.4cm" svg:y="9.314cm" presentation:class="outline" presentation:user-transformed="true">
          <draw:text-box>
            <text:list text:style-name="L3">
              <text:list-item>
                <text:p xml:id="id59" text:id="id59">Les DAO doivent être appelés avec une transaction active</text:p>
              </text:list-item>
              <text:list-item>
                <text:p xml:id="id60" text:id="id60">Toujours le cas en production</text:p>
                <text:list>
                  <text:list-item>
                    <text:p xml:id="id61" text:id="id61">Services transactionnels appelant un DAO</text:p>
                  </text:list-item>
                </text:list>
              </text:list-item>
              <text:list-item>
                <text:p xml:id="id62" text:id="id62">Configuration de transaction explicite pour les tests</text:p>
              </text:list-item>
            </text:list>
          </draw:text-box>
        </draw:frame>
        <draw:custom-shape draw:style-name="gr4" draw:text-style-name="P8" draw:layer="layout" svg:width="25.753cm" svg:height="3.316cm" svg:x="1.225cm" svg:y="5.112cm">
          <text:p><text:span text:style-name="T165">&lt;</text:span><text:span text:style-name="T166">bean</text:span><text:span text:style-name="T167"> </text:span><text:span text:style-name="T168">id</text:span><text:span text:style-name="T169">=</text:span><text:span text:style-name="T170">"transactionManager"</text:span></text:p>
          <text:p><text:span text:style-name="T171"><text:s text:c="6"/></text:span><text:span text:style-name="T168">class</text:span><text:span text:style-name="T169">=</text:span><text:span text:style-name="T170">"org.springframework.orm.jpa.JpaTransactionManager"</text:span><text:span text:style-name="T165">&gt;</text:span></text:p>
          <text:p><text:span text:style-name="T169"><text:s text:c="2"/></text:span><text:span text:style-name="T165">&lt;</text:span><text:span text:style-name="T166">property</text:span><text:span text:style-name="T167"> </text:span><text:span text:style-name="T168">name</text:span><text:span text:style-name="T169">=</text:span><text:span text:style-name="T170">"entityManagerFactory"</text:span><text:span text:style-name="T167"> </text:span><text:span text:style-name="T168">ref</text:span><text:span text:style-name="T169">=</text:span><text:span text:style-name="T170">"entityManagerFactory"</text:span><text:span text:style-name="T167"> </text:span><text:span text:style-name="T165">/&gt;</text:span></text:p>
          <text:p><text:span text:style-name="T165">&lt;/</text:span><text:span text:style-name="T166">bean</text:span><text:span text:style-name="T165">&gt;</text:span></text:p>
          <text:p><text:span text:style-name="T167"/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Gestion des exception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Des PersistenceException remontent</text:p>
                <text:list>
                  <text:list-item>
                    <text:p>Utilisation de l'API JPA</text:p>
                  </text:list-item>
                </text:list>
              </text:list-item>
              <text:list-item>
                <text:p>Pour avoir des DataAccessExceptions</text:p>
                <text:list>
                  <text:list-item>
                    <text:p>Apposer @Repository sur les DAO</text:p>
                  </text:list-item>
                  <text:list-item>
                    <text:p>Déclarer un PersistenceExceptionTranslationPostProcessor</text:p>
                  </text:list-item>
                </text:list>
                <text:p/>
              </text:list-item>
            </text:list>
          </draw:text-box>
        </draw:frame>
        <draw:custom-shape draw:style-name="gr4" draw:text-style-name="P24" draw:layer="layout" svg:width="25.753cm" svg:height="4.159cm" svg:x="1.205cm" svg:y="14.687cm">
          <text:p><text:span text:style-name="T143">@Repository</text:span></text:p>
          <text:p><text:span text:style-name="T144">public</text:span><text:span text:style-name="T145"> </text:span><text:span text:style-name="T144">class</text:span><text:span text:style-name="T145"> JpaUserRepository </text:span><text:span text:style-name="T144">implements</text:span><text:span text:style-name="T145"> UserRepository {</text:span></text:p>
          <text:p><text:span text:style-name="T145"><text:s text:c="2"/></text:span><text:span text:style-name="T145">...</text:span></text:p>
          <text:p><text:span text:style-name="T145">}</text:span></text:p>
          <text:p><text:span text:style-name="T145"/></text:p>
          <text:p><text:span text:style-name="T146">&lt;</text:span><text:span text:style-name="T147">bean</text:span><text:span text:style-name="T148"> </text:span><text:span text:style-name="T149">class</text:span><text:span text:style-name="T150">=</text:span><text:span text:style-name="T151">"o.s.dao.annotation.PersistenceExceptionTranslationPostProcessor"</text:span><text:span text:style-name="T152"> </text:span><text:span text:style-name="T153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P jpa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Requête avec JPA</text:p>
              </text:list-item>
              <text:list-item>
                <text:p>Configuration EntityManagerFactory</text:p>
              </text:list-item>
              <text:list-item>
                <text:p>Configuration des transactions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Spring et le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pplication typique</text:p>
                <text:list>
                  <text:list-item>
                    <text:p>Spring pour le backend (service + DAO)</text:p>
                  </text:list-item>
                  <text:list-item>
                    <text:p>Framework Web pour l'UI</text:p>
                    <text:list>
                      <text:list-item>
                        <text:p>Spring MVC, Wicket, JSF, etc.</text:p>
                      </text:list-item>
                    </text:list>
                  </text:list-item>
                </text:list>
              </text:list-item>
              <text:list-item>
                <text:p>Comment démarrer Spring dans une application Web 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textLoaderListen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ans le web.xml</text:p>
              </text:list-item>
            </text:list>
          </draw:text-box>
        </draw:frame>
        <draw:custom-shape draw:style-name="gr4" draw:text-style-name="P10" xml:id="id63" draw:id="id63" draw:layer="layout" svg:width="25.753cm" svg:height="9.173cm" svg:x="1.016cm" svg:y="9.483cm">
          <text:p text:style-name="P6"><text:span text:style-name="T128">&lt;</text:span><text:span text:style-name="T129">context-param</text:span><text:span text:style-name="T128">&gt;</text:span></text:p>
          <text:p text:style-name="P6"><text:span text:style-name="T132"><text:s text:c="4"/></text:span><text:span text:style-name="T132"><text:tab/></text:span><text:span text:style-name="T128">&lt;</text:span><text:span text:style-name="T129">param-name</text:span><text:span text:style-name="T128">&gt;</text:span><text:span text:style-name="T132">contextConfigLocation</text:span><text:span text:style-name="T128">&lt;/</text:span><text:span text:style-name="T129">param-name</text:span><text:span text:style-name="T128">&gt;</text:span></text:p>
          <text:p text:style-name="P6"><text:span text:style-name="T132"><text:s text:c="4"/></text:span><text:span text:style-name="T132"><text:tab/></text:span><text:span text:style-name="T128">&lt;</text:span><text:span text:style-name="T129">param-value</text:span><text:span text:style-name="T128">&gt;</text:span></text:p>
          <text:p text:style-name="P6"><text:span text:style-name="T132"><text:s text:c="4"/></text:span><text:span text:style-name="T132"><text:tab/></text:span><text:span text:style-name="T132">/WEB-INF/applicationContext.xml</text:span></text:p>
          <text:p text:style-name="P6"><text:span text:style-name="T132"><text:s text:c="4"/></text:span><text:span text:style-name="T132"><text:tab/></text:span><text:span text:style-name="T128">&lt;/</text:span><text:span text:style-name="T129">param-value</text:span><text:span text:style-name="T128">&gt;</text:span></text:p>
          <text:p text:style-name="P6"><text:span text:style-name="T128">&lt;/</text:span><text:span text:style-name="T129">context-param</text:span><text:span text:style-name="T128">&gt;</text:span></text:p>
          <text:p text:style-name="P6"><text:span text:style-name="T141"/></text:p>
          <text:p text:style-name="P6"><text:span text:style-name="T128">&lt;</text:span><text:span text:style-name="T129">listener</text:span><text:span text:style-name="T128">&gt;</text:span></text:p>
          <text:p text:style-name="P6"><text:span text:style-name="T132"><text:s text:c="4"/></text:span><text:span text:style-name="T132"><text:tab/></text:span><text:span text:style-name="T128">&lt;</text:span><text:span text:style-name="T129">listener-class</text:span><text:span text:style-name="T128">&gt;</text:span></text:p>
          <text:p text:style-name="P6"><text:span text:style-name="T128"><text:s text:c="9"/></text:span><text:span text:style-name="T132">org.springframework.web.context.ContextLoaderListener</text:span></text:p>
          <text:p text:style-name="P6"><text:span text:style-name="T132"><text:s text:c="7"/></text:span><text:span text:style-name="T128">&lt;/</text:span><text:span text:style-name="T129">listener-class</text:span><text:span text:style-name="T128">&gt;</text:span></text:p>
          <text:p text:style-name="P6"><text:span text:style-name="T128">&lt;/</text:span><text:span text:style-name="T129">listener</text:span><text:span text:style-name="T1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64" draw:id="id64" draw:layer="layout" svg:width="10.922cm" svg:height="2.286cm" svg:x="3.302cm" svg:y="6.35cm">
          <text:p text:style-name="P1">Optionnel (par défaut : </text:p>
          <text:p text:style-name="P1"><text:span text:style-name="T116">/WEB-INF/applicationContext.xm</text:span>l)</text:p>
          <draw:enhanced-geometry svg:viewBox="0 0 21600 21600" draw:mirror-horizontal="false" draw:type="line-callout-2" draw:modifiers="3899.58802526778 32536.9479667687 -4023.84987893463 25047.3108876257 -494.369678659709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5" draw:id="id65" draw:layer="layout" svg:width="6.607cm" svg:height="2.286cm" svg:x="19.802cm" svg:y="5.632cm">
          <text:p text:style-name="P1">Un ou plusieurs fichiers (virgules ou retour chariot)</text:p>
          <draw:enhanced-geometry svg:viewBox="0 0 21600 21600" draw:mirror-horizontal="false" draw:type="line-callout-2" draw:modifiers="-12872.397094431 61787.1447310888 -7688.13559322034 26955.137735024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ccès au contexte Spring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On parle du “root application context”</text:p>
              </text:list-item>
              <text:list-item>
                <text:p>Utilitaire pour y accéder, ex. dans servlet :</text:p>
              </text:list-item>
            </text:list>
          </draw:text-box>
        </draw:frame>
        <draw:custom-shape draw:style-name="gr4" draw:text-style-name="P10" xml:id="id66" draw:id="id66" draw:layer="layout" svg:width="25.753cm" svg:height="10.443cm" svg:x="1.015cm" svg:y="9.115cm">
          <text:p text:style-name="P6"><text:span text:style-name="T172">public</text:span><text:span text:style-name="T173"> </text:span><text:span text:style-name="T172">class</text:span><text:span text:style-name="T173"> ListUsersServlet </text:span><text:span text:style-name="T172">extends</text:span><text:span text:style-name="T173"> HttpServlet {</text:span></text:p>
          <text:p text:style-name="P6"><text:span text:style-name="T173"/></text:p>
          <text:p text:style-name="P6"><text:span text:style-name="T173"><text:s text:c="2"/></text:span><text:span text:style-name="T172">private</text:span><text:span text:style-name="T173"> UserService </text:span><text:span text:style-name="T174">userService</text:span><text:span text:style-name="T173">;</text:span></text:p>
          <text:p text:style-name="P6"><text:span text:style-name="T173"/></text:p>
          <text:p text:style-name="P6"><text:span text:style-name="T175"><text:s text:c="2"/></text:span><text:span text:style-name="T175">@Override</text:span></text:p>
          <text:p text:style-name="P6"><text:span text:style-name="T172"><text:s text:c="2"/></text:span><text:span text:style-name="T172">public</text:span><text:span text:style-name="T173"> </text:span><text:span text:style-name="T172">void</text:span><text:span text:style-name="T173"> init() </text:span><text:span text:style-name="T172">throws</text:span><text:span text:style-name="T173"> ServletException {</text:span></text:p>
          <text:p text:style-name="P6"><text:span text:style-name="T173"><text:s text:c="4"/></text:span><text:span text:style-name="T173">ApplicationContext ctx = </text:span></text:p>
          <text:p text:style-name="P6"><text:span text:style-name="T173"><text:s text:c="6"/></text:span><text:span text:style-name="T173">WebApplicationContextUtils.</text:span><text:span text:style-name="T176">getRequiredWebApplicationContext</text:span><text:span text:style-name="T173">(</text:span></text:p>
          <text:p text:style-name="P6"><text:span text:style-name="T173"><text:s text:c="8"/></text:span><text:span text:style-name="T173">getServletContext()</text:span></text:p>
          <text:p text:style-name="P6"><text:span text:style-name="T173"><text:s text:c="4"/></text:span><text:span text:style-name="T173">);</text:span></text:p>
          <text:p text:style-name="P6"><text:span text:style-name="T174"><text:s text:c="4"/></text:span><text:span text:style-name="T174">userService</text:span><text:span text:style-name="T173"> = ctx.getBean(UserService.</text:span><text:span text:style-name="T172">class</text:span><text:span text:style-name="T173">);</text:span></text:p>
          <text:p text:style-name="P6"><text:span text:style-name="T173"><text:s text:c="2"/></text:span><text:span text:style-name="T173">}</text:span></text:p>
          <text:p text:style-name="P6"><text:span text:style-name="T177"><text:s text:c="2"/></text:span><text:span text:style-name="T177">(...) </text:span></text:p>
          <text:p text:style-name="P6"><text:span text:style-name="T177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Frameworks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a plupart des frameworks Web s'intégrent avec Spring</text:p>
              </text:list-item>
              <text:list-item>
                <text:p>Marche à suivre :</text:p>
                <text:list>
                  <text:list-item>
                    <text:p>Configuration de l'intégration</text:p>
                  </text:list-item>
                  <text:list-item>
                    <text:p>Ajout d'une propriété dans un contrôleur</text:p>
                  </text:list-item>
                  <text:list-item>
                    <text:p>Annoter la propriété avec l'annotation appropriée</text:p>
                    <text:list>
                      <text:list-item>
                        <text:p>ex. : @SpringBean pour Wick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Souvent nécessaire d'externaliser la configuration</text:p>
              </text:list-item>
              <text:list-item>
                <text:p>Principe</text:p>
                <text:list>
                  <text:list-item>
                    <text:p>Fichier properties géré par l'équipe de prod</text:p>
                  </text:list-item>
                  <text:list-item>
                    <text:p>Faire référence à ce fichier dans Spring</text:p>
                  </text:list-item>
                  <text:list-item>
                    <text:p>Syntaxe ${propertyName} dans la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24" xml:id="id67" draw:id="id67" draw:layer="layout" svg:width="25.753cm" svg:height="7.142cm" svg:x="1.014cm" svg:y="5.914cm">
          <text:p text:style-name="P6"><text:span text:style-name="T178">&lt;!-- ne surtout PAS utiliser ce DataSource en production ! --&gt;</text:span></text:p>
          <text:p text:style-name="P6"><text:span text:style-name="T179">&lt;</text:span><text:span text:style-name="T180">bean</text:span><text:span text:style-name="T181"> </text:span><text:span text:style-name="T182">id</text:span><text:span text:style-name="T183">=</text:span><text:span text:style-name="T184">"dataSource"</text:span><text:span text:style-name="T181"> </text:span><text:span text:style-name="T182">class</text:span><text:span text:style-name="T183">=</text:span><text:span text:style-name="T184">"o.s.jdbc.datasource.SingleConnectionDataSource"</text:span><text:span text:style-name="T179">&gt;</text:span></text:p>
          <text:p text:style-name="P6"><text:span text:style-name="T179"><text:s text:c="2"/></text:span><text:span text:style-name="T179">&lt;</text:span><text:span text:style-name="T180">property</text:span><text:span text:style-name="T181"> </text:span><text:span text:style-name="T182">name</text:span><text:span text:style-name="T183">=</text:span><text:span text:style-name="T184">"driverClassName"</text:span><text:span text:style-name="T181"> </text:span><text:span text:style-name="T182">value</text:span><text:span text:style-name="T183">=</text:span><text:span text:style-name="T184">"</text:span><text:span text:style-name="T185">${db.driver}</text:span><text:span text:style-name="T184">"</text:span><text:span text:style-name="T181"> </text:span><text:span text:style-name="T179">/&gt;</text:span></text:p>
          <text:p text:style-name="P6"><text:span text:style-name="T179"><text:s text:c="2"/></text:span><text:span text:style-name="T179">&lt;</text:span><text:span text:style-name="T180">property</text:span><text:span text:style-name="T181"> </text:span><text:span text:style-name="T182">name</text:span><text:span text:style-name="T183">=</text:span><text:span text:style-name="T184">"url"</text:span><text:span text:style-name="T181"> </text:span><text:span text:style-name="T182">value</text:span><text:span text:style-name="T183">=</text:span><text:span text:style-name="T184">"</text:span><text:span text:style-name="T185">${db.url}</text:span><text:span text:style-name="T184">"</text:span><text:span text:style-name="T181"> </text:span><text:span text:style-name="T179">/&gt;</text:span></text:p>
          <text:p text:style-name="P6"><text:span text:style-name="T179"><text:s text:c="2"/></text:span><text:span text:style-name="T179">&lt;</text:span><text:span text:style-name="T180">property</text:span><text:span text:style-name="T181"> </text:span><text:span text:style-name="T182">name</text:span><text:span text:style-name="T183">=</text:span><text:span text:style-name="T184">"username"</text:span><text:span text:style-name="T181"> </text:span><text:span text:style-name="T182">value</text:span><text:span text:style-name="T183">=</text:span><text:span text:style-name="T184">"</text:span><text:span text:style-name="T185">${db.username}</text:span><text:span text:style-name="T184">"</text:span><text:span text:style-name="T181"> </text:span><text:span text:style-name="T179">/&gt;</text:span></text:p>
          <text:p text:style-name="P6"><text:span text:style-name="T179"><text:s text:c="2"/></text:span><text:span text:style-name="T179">&lt;</text:span><text:span text:style-name="T180">property</text:span><text:span text:style-name="T181"> </text:span><text:span text:style-name="T182">name</text:span><text:span text:style-name="T183">=</text:span><text:span text:style-name="T184">"password"</text:span><text:span text:style-name="T181"> </text:span><text:span text:style-name="T182">value</text:span><text:span text:style-name="T183">=</text:span><text:span text:style-name="T184">"</text:span><text:span text:style-name="T185">${db.password}</text:span><text:span text:style-name="T184">"</text:span><text:span text:style-name="T181"> </text:span><text:span text:style-name="T179">/&gt;</text:span></text:p>
          <text:p text:style-name="P6"><text:span text:style-name="T179"><text:s text:c="2"/></text:span><text:span text:style-name="T179">&lt;</text:span><text:span text:style-name="T180">property</text:span><text:span text:style-name="T181"> </text:span><text:span text:style-name="T182">name</text:span><text:span text:style-name="T183">=</text:span><text:span text:style-name="T184">"suppressClose"</text:span><text:span text:style-name="T181"> </text:span><text:span text:style-name="T182">value</text:span><text:span text:style-name="T183">=</text:span><text:span text:style-name="T184">"true"</text:span><text:span text:style-name="T181"> </text:span><text:span text:style-name="T179">/&gt;</text:span><text:span text:style-name="T183"> </text:span></text:p>
          <text:p text:style-name="P6"><text:span text:style-name="T179">&lt;/</text:span><text:span text:style-name="T180">bean</text:span><text:span text:style-name="T179">&gt;</text:span></text:p>
          <text:p text:style-name="P6"><text:span text:style-name="T183"/></text:p>
          <text:p text:style-name="P6"><text:span text:style-name="T186">&lt;</text:span><text:span text:style-name="T187">context:property-placeholder</text:span><text:span text:style-name="T188"> </text:span></text:p>
          <text:p text:style-name="P6"><text:span text:style-name="T189"><text:s text:c="2"/></text:span><text:span text:style-name="T189">location</text:span><text:span text:style-name="T190">=</text:span><text:span text:style-name="T185">"file:./application-configuration.properties"</text:span><text:span text:style-name="T186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xml:id="id68" draw:id="id68" draw:layer="layout" svg:width="25.753cm" svg:height="3.389cm" svg:x="1.013cm" svg:y="15.013cm">
          <text:p text:style-name="P6"><text:span text:style-name="T191">db.driver=org.h2.Driver</text:span></text:p>
          <text:p text:style-name="P6"><text:span text:style-name="T191">db.url=jdbc:h2:tcp://localhost/mem:spring_workshop</text:span></text:p>
          <text:p text:style-name="P6"><text:span text:style-name="T191">db.username=sa</text:span></text:p>
          <text:p text:style-name="P6"><text:span text:style-name="T191">db.password=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5" xml:id="id69" draw:id="id69" draw:layer="layout" svg:width="11.416cm" svg:height="0.962cm" svg:x="0.762cm" svg:y="13.962cm">
          <draw:text-box>
            <text:p><text:span text:style-name="T116">application-configuration.proper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éfinir des groupes de bean</text:p>
              </text:list-item>
              <text:list-item>
                <text:p>Activer leur prise en compte à la création du context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fils, définition et activ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26" xml:id="id70" draw:id="id70" draw:layer="layout" svg:width="25.753cm" svg:height="7.548cm" svg:x="1.014cm" svg:y="4.814cm">
          <text:p text:style-name="P6"><text:span text:style-name="T192">&lt;</text:span><text:span text:style-name="T193">beans</text:span><text:span text:style-name="T177"> </text:span><text:span text:style-name="T194">profile</text:span><text:span text:style-name="T195">=</text:span><text:span text:style-name="T196">"in-memory-db"</text:span><text:span text:style-name="T192">&gt;</text:span></text:p>
          <text:p text:style-name="P6"><text:span text:style-name="T192"><text:s text:c="2"/></text:span><text:span text:style-name="T192">&lt;</text:span><text:span text:style-name="T193">jdbc:embedded-database</text:span><text:span text:style-name="T177"> </text:span><text:span text:style-name="T194">id</text:span><text:span text:style-name="T195">=</text:span><text:span text:style-name="T196">"dataSource"</text:span><text:span text:style-name="T177"> </text:span><text:span text:style-name="T194">type</text:span><text:span text:style-name="T195">=</text:span><text:span text:style-name="T196">"H2"</text:span><text:span text:style-name="T192">&gt;</text:span></text:p>
          <text:p text:style-name="P6"><text:span text:style-name="T192"><text:s text:c="4"/></text:span><text:span text:style-name="T192">&lt;</text:span><text:span text:style-name="T193">jdbc:script</text:span><text:span text:style-name="T177"> </text:span><text:span text:style-name="T194">location</text:span><text:span text:style-name="T195">=</text:span><text:span text:style-name="T196">"classpath:/create-tables.sql"</text:span><text:span text:style-name="T177"> </text:span><text:span text:style-name="T192">/&gt;</text:span></text:p>
          <text:p text:style-name="P6"><text:span text:style-name="T192"><text:s text:c="4"/></text:span><text:span text:style-name="T192">&lt;</text:span><text:span text:style-name="T193">jdbc:script</text:span><text:span text:style-name="T177"> </text:span><text:span text:style-name="T194">location</text:span><text:span text:style-name="T195">=</text:span><text:span text:style-name="T196">"classpath:/insert-data.sql"</text:span><text:span text:style-name="T177"> </text:span><text:span text:style-name="T192">/&gt;</text:span></text:p>
          <text:p text:style-name="P6"><text:span text:style-name="T192"><text:s text:c="2"/></text:span><text:span text:style-name="T192">&lt;/</text:span><text:span text:style-name="T193">jdbc:embedded-database</text:span><text:span text:style-name="T192">&gt;</text:span></text:p>
          <text:p text:style-name="P6"><text:span text:style-name="T192">&lt;/</text:span><text:span text:style-name="T193">beans</text:span><text:span text:style-name="T192">&gt;</text:span></text:p>
          <text:p text:style-name="P6"><text:span text:style-name="T195"/></text:p>
          <text:p text:style-name="P6"><text:span text:style-name="T192">&lt;</text:span><text:span text:style-name="T193">beans</text:span><text:span text:style-name="T177"> </text:span><text:span text:style-name="T194">profile</text:span><text:span text:style-name="T195">=</text:span><text:span text:style-name="T196">"standalone-db"</text:span><text:span text:style-name="T192">&gt;</text:span></text:p>
          <text:p text:style-name="P6"><text:span text:style-name="T191"><text:s text:c="2"/></text:span><text:span text:style-name="T191">(...)</text:span></text:p>
          <text:p text:style-name="P6"><text:span text:style-name="T192">&lt;/</text:span><text:span text:style-name="T193">beans</text:span><text:span text:style-name="T192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7" xml:id="id71" draw:id="id71" draw:layer="layout" svg:width="25.753cm" svg:height="1.119cm" svg:x="0.994cm" svg:y="13.613cm">
          <text:p text:style-name="P6"><text:span text:style-name="T197">-Dspring.profiles.active=in-memory-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6" xml:id="id72" draw:id="id72" draw:layer="layout" svg:width="25.753cm" svg:height="1.119cm" svg:x="0.993cm" svg:y="15.112cm">
          <text:p text:style-name="P6"><text:span text:style-name="T198">System.</text:span><text:span text:style-name="T23">setProperty</text:span><text:span text:style-name="T20">(</text:span><text:span text:style-name="T24">"spring.profiles.active"</text:span><text:span text:style-name="T20">, </text:span><text:span text:style-name="T24">"in-memory-db"</text:span><text:span text:style-name="T20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6" xml:id="id73" draw:id="id73" draw:layer="layout" svg:width="25.753cm" svg:height="1.119cm" svg:x="0.992cm" svg:y="16.611cm">
          <text:p text:style-name="P6"><text:span text:style-name="T22">@ActiveProfiles</text:span><text:span text:style-name="T20">(</text:span><text:span text:style-name="T24">"in-memory-db"</text:span><text:span text:style-name="T20">) </text:span><text:span text:style-name="T199">// dans</text:span><text:span text:style-name="T20"> </text:span><text:span text:style-name="T199">le TestContext framework</text:span><text:span text:style-name="T20">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Profils accessibles de puis Environment</text:p>
                <text:list>
                  <text:list-item>
                    <text:p>Lui-même injecté avec @Autowired</text:p>
                  </text:list-item>
                </text:list>
              </text:list-item>
              <text:list-item>
                <text:p>En configuration Java</text:p>
                <text:list>
                  <text:list-item>
                    <text:p>Permet de tester des valeurs de profils</text:p>
                  </text:list-item>
                  <text:list-item>
                    <text:p>Et d'instancier des grappes d'objets en conséquences</text:p>
                  </text:list-item>
                  <text:list-item>
                    <text:p>ex. : profil “standalone”, “app-server”, “prod”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26" draw:layer="layout" svg:width="25.753cm" svg:height="10.758cm" svg:x="1.014cm" svg:y="6.414cm">
          <text:p><text:span text:style-name="T175">@Configuration</text:span></text:p>
          <text:p><text:span text:style-name="T200">public</text:span><text:span text:style-name="T201"> </text:span><text:span text:style-name="T200">class</text:span><text:span text:style-name="T201"> ApplicationConfiguration { </text:span></text:p>
          <text:p><text:span text:style-name="T173"><text:tab/></text:span></text:p>
          <text:p><text:span text:style-name="T201"><text:tab/></text:span><text:span text:style-name="T202">@Autowired</text:span><text:span text:style-name="T201"> Environment </text:span><text:span text:style-name="T203">environment</text:span><text:span text:style-name="T201">;</text:span></text:p>
          <text:p><text:span text:style-name="T173"><text:tab/></text:span></text:p>
          <text:p><text:span text:style-name="T201"><text:tab/></text:span><text:span text:style-name="T202">@Bean</text:span><text:span text:style-name="T201"> </text:span><text:span text:style-name="T200">public</text:span><text:span text:style-name="T201"> ObjectMapper jsonMapper() {</text:span></text:p>
          <text:p><text:span text:style-name="T201"><text:tab/></text:span><text:span text:style-name="T201"><text:tab/></text:span><text:span text:style-name="T201">ObjectMapper </text:span><text:span text:style-name="T204">mapper</text:span><text:span text:style-name="T201"> = </text:span><text:span text:style-name="T200">new</text:span><text:span text:style-name="T201"> ObjectMapper();</text:span></text:p>
          <text:p><text:span text:style-name="T201"><text:tab/></text:span><text:span text:style-name="T201"><text:tab/></text:span><text:span text:style-name="T200">if</text:span><text:span text:style-name="T201">(</text:span><text:span text:style-name="T203">environment</text:span><text:span text:style-name="T201">.acceptsProfiles(</text:span><text:span text:style-name="T205">"debug"</text:span><text:span text:style-name="T201">)) {</text:span></text:p>
          <text:p><text:span text:style-name="T201"><text:tab/></text:span><text:span text:style-name="T201"><text:tab/></text:span><text:span text:style-name="T201"><text:tab/></text:span><text:span text:style-name="T204">mapper</text:span><text:span text:style-name="T201">.enable(SerializationFeature.</text:span><text:span text:style-name="T206">INDENT_OUTPUT</text:span><text:span text:style-name="T201">);</text:span></text:p>
          <text:p><text:span text:style-name="T173"><text:tab/></text:span><text:span text:style-name="T173"><text:tab/></text:span><text:span text:style-name="T173">}</text:span></text:p>
          <text:p><text:span text:style-name="T201"><text:tab/></text:span><text:span text:style-name="T201"><text:tab/></text:span><text:span text:style-name="T200">return</text:span><text:span text:style-name="T201"> </text:span><text:span text:style-name="T204">mapper</text:span><text:span text:style-name="T201">;</text:span></text:p>
          <text:p><text:span text:style-name="T173"><text:tab/></text:span><text:span text:style-name="T173">}</text:span></text:p>
          <text:p><text:span text:style-name="T173"><text:tab/></text:span></text:p>
          <text:p><text:span text:style-name="T173">}</text:span></text:p>
          <text:p><text:span text:style-name="T177"/></text:p>
          <text:p><text:span text:style-name="T177"/></text:p>
          <text:p><text:span text:style-name="T177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P web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du ContextLoaderListener</text:p>
              </text:list-item>
              <text:list-item>
                <text:p>Externalisation avec PropertyPlaceholder</text:p>
              </text:list-item>
              <text:list-item>
                <text:p>Définition et activation de profil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Spring Boo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But : rendre Spring plus accessible</text:p>
              </text:list-item>
              <text:list-item>
                <text:p>Principes</text:p>
                <text:list>
                  <text:list-item>
                    <text:p>“Convention over configuration”</text:p>
                  </text:list-item>
                  <text:list-item>
                    <text:p>Configuration automatique...</text:p>
                  </text:list-item>
                  <text:list-item>
                    <text:p>Mais surchargeable...</text:p>
                  </text:list-item>
                  <text:list-item>
                    <text:p>En fonction du classpath</text:p>
                  </text:list-item>
                </text:list>
              </text:list-item>
              <text:list-item>
                <text:p>Le moyen le plus simple d'utiliser Spring</text:p>
              </text:list-item>
              <text:list-item>
                <text:p>Focus sur la configuration Jav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mment commencer ?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Faire un projet Maven</text:p>
                <text:list>
                  <text:list-item>
                    <text:p>Marche aussi avec Gradle</text:p>
                  </text:list-item>
                </text:list>
              </text:list-item>
              <text:list-item>
                <text:p>Ajouter des dépendances Spring Boot</text:p>
              </text:list-item>
            </text:list>
          </draw:text-box>
        </draw:frame>
        <draw:custom-shape draw:style-name="gr4" draw:text-style-name="P28" draw:layer="layout" svg:width="25.753cm" svg:height="9.587cm" svg:x="1.014cm" svg:y="9.614cm">
          <text:p text:style-name="P6"><text:span text:style-name="T207">&lt;</text:span><text:span text:style-name="T208">project</text:span><text:span text:style-name="T207">&gt;</text:span></text:p>
          <text:p text:style-name="P6"><text:span text:style-name="T207"><text:s text:c="4"/></text:span><text:span text:style-name="T207">&lt;</text:span><text:span text:style-name="T208">parent</text:span><text:span text:style-name="T207">&gt;</text:span></text:p>
          <text:p text:style-name="P6"><text:span text:style-name="T207"><text:s text:c="8"/></text:span><text:span text:style-name="T207">&lt;</text:span><text:span text:style-name="T208">groupId</text:span><text:span text:style-name="T207">&gt;</text:span><text:span text:style-name="T209">org.springframework.boot</text:span><text:span text:style-name="T207">&lt;/</text:span><text:span text:style-name="T208">groupId</text:span><text:span text:style-name="T207">&gt;</text:span></text:p>
          <text:p text:style-name="P6"><text:span text:style-name="T207"><text:s text:c="8"/></text:span><text:span text:style-name="T207">&lt;</text:span><text:span text:style-name="T208">artifactId</text:span><text:span text:style-name="T207">&gt;</text:span><text:span text:style-name="T209">spring-boot-starter-parent</text:span><text:span text:style-name="T207">&lt;/</text:span><text:span text:style-name="T208">artifactId</text:span><text:span text:style-name="T207">&gt;</text:span></text:p>
          <text:p text:style-name="P6"><text:span text:style-name="T207"><text:s text:c="8"/></text:span><text:span text:style-name="T207">&lt;</text:span><text:span text:style-name="T208">version</text:span><text:span text:style-name="T207">&gt;</text:span><text:span text:style-name="T209">1.2.5.RELEASE</text:span><text:span text:style-name="T207">&lt;/</text:span><text:span text:style-name="T208">version</text:span><text:span text:style-name="T207">&gt;</text:span></text:p>
          <text:p text:style-name="P6"><text:span text:style-name="T207"><text:s text:c="4"/></text:span><text:span text:style-name="T207">&lt;/</text:span><text:span text:style-name="T208">parent</text:span><text:span text:style-name="T207">&gt;</text:span></text:p>
          <text:p text:style-name="P6"><text:span text:style-name="T210"><text:s text:c="4"/></text:span><text:span text:style-name="T210">(...)</text:span></text:p>
          <text:p text:style-name="P6"><text:span text:style-name="T209"><text:s text:c="4"/></text:span><text:span text:style-name="T207">&lt;</text:span><text:span text:style-name="T208">dependencies</text:span><text:span text:style-name="T207">&gt;</text:span></text:p>
          <text:p text:style-name="P6"><text:span text:style-name="T207"/></text:p>
          <text:p text:style-name="P6"><text:span text:style-name="T209"><text:s text:c="8"/></text:span><text:span text:style-name="T207">&lt;</text:span><text:span text:style-name="T208">dependency</text:span><text:span text:style-name="T207">&gt;</text:span></text:p>
          <text:p text:style-name="P6"><text:span text:style-name="T209"><text:s text:c="12"/></text:span><text:span text:style-name="T207">&lt;</text:span><text:span text:style-name="T208">groupId</text:span><text:span text:style-name="T207">&gt;</text:span><text:span text:style-name="T209">org.springframework.boot</text:span><text:span text:style-name="T207">&lt;/</text:span><text:span text:style-name="T208">groupId</text:span><text:span text:style-name="T207">&gt;</text:span></text:p>
          <text:p text:style-name="P6"><text:span text:style-name="T209"><text:s text:c="12"/></text:span><text:span text:style-name="T207">&lt;</text:span><text:span text:style-name="T208">artifactId</text:span><text:span text:style-name="T207">&gt;</text:span><text:span text:style-name="T209">spring-boot-starter-web</text:span><text:span text:style-name="T207">&lt;/</text:span><text:span text:style-name="T208">artifactId</text:span><text:span text:style-name="T207">&gt;</text:span></text:p>
          <text:p text:style-name="P6"><text:span text:style-name="T209"><text:s text:c="8"/></text:span><text:span text:style-name="T207">&lt;/</text:span><text:span text:style-name="T208">dependency</text:span><text:span text:style-name="T207">&gt;</text:span></text:p>
          <text:p text:style-name="P6"><text:span text:style-name="T207"/></text:p>
          <text:p text:style-name="P6"><text:span text:style-name="T207"><text:s text:c="4"/></text:span><text:span text:style-name="T207">&lt;/dependencies&gt;</text:span></text:p>
          <text:p text:style-name="P6"><text:span text:style-name="T207">&lt;/project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Dépendances “starters”</text:p>
          </draw:text-box>
        </draw:frame>
        <draw:custom-shape draw:style-name="gr4" draw:text-style-name="P28" draw:layer="layout" svg:width="19.17cm" svg:height="9.587cm" svg:x="1.014cm" svg:y="7.414cm">
          <text:p text:style-name="P6"><text:span text:style-name="T207">&lt;</text:span><text:span text:style-name="T208">project</text:span><text:span text:style-name="T207">&gt;</text:span></text:p>
          <text:p text:style-name="P6"><text:span text:style-name="T207"><text:s text:c="4"/></text:span><text:span text:style-name="T207">&lt;</text:span><text:span text:style-name="T208">parent</text:span><text:span text:style-name="T207">&gt;</text:span></text:p>
          <text:p text:style-name="P6"><text:span text:style-name="T207"><text:s text:c="8"/></text:span><text:span text:style-name="T207">&lt;</text:span><text:span text:style-name="T208">groupId</text:span><text:span text:style-name="T207">&gt;</text:span><text:span text:style-name="T209">org.springframework.boot</text:span><text:span text:style-name="T207">&lt;/</text:span><text:span text:style-name="T208">groupId</text:span><text:span text:style-name="T207">&gt;</text:span></text:p>
          <text:p text:style-name="P6"><text:span text:style-name="T207"><text:s text:c="8"/></text:span><text:span text:style-name="T207">&lt;</text:span><text:span text:style-name="T208">artifactId</text:span><text:span text:style-name="T207">&gt;</text:span><text:span text:style-name="T209">spring-boot-starter-parent</text:span><text:span text:style-name="T207">&lt;/</text:span><text:span text:style-name="T208">artifactId</text:span><text:span text:style-name="T207">&gt;</text:span></text:p>
          <text:p text:style-name="P6"><text:span text:style-name="T207"><text:s text:c="8"/></text:span><text:span text:style-name="T207">&lt;</text:span><text:span text:style-name="T208">version</text:span><text:span text:style-name="T207">&gt;</text:span><text:span text:style-name="T209">1.2.5.RELEASE</text:span><text:span text:style-name="T207">&lt;/</text:span><text:span text:style-name="T208">version</text:span><text:span text:style-name="T207">&gt;</text:span></text:p>
          <text:p text:style-name="P6"><text:span text:style-name="T207"><text:s text:c="4"/></text:span><text:span text:style-name="T207">&lt;/</text:span><text:span text:style-name="T208">parent</text:span><text:span text:style-name="T207">&gt;</text:span></text:p>
          <text:p text:style-name="P6"><text:span text:style-name="T210"><text:s text:c="4"/></text:span><text:span text:style-name="T210">(...)</text:span></text:p>
          <text:p text:style-name="P6"><text:span text:style-name="T209"><text:s text:c="4"/></text:span><text:span text:style-name="T207">&lt;</text:span><text:span text:style-name="T208">dependencies</text:span><text:span text:style-name="T207">&gt;</text:span></text:p>
          <text:p text:style-name="P6"><text:span text:style-name="T207"/></text:p>
          <text:p text:style-name="P6"><text:span text:style-name="T209"><text:s text:c="8"/></text:span><text:span text:style-name="T207">&lt;</text:span><text:span text:style-name="T208">dependency</text:span><text:span text:style-name="T207">&gt;</text:span></text:p>
          <text:p text:style-name="P6"><text:span text:style-name="T209"><text:s text:c="12"/></text:span><text:span text:style-name="T207">&lt;</text:span><text:span text:style-name="T208">groupId</text:span><text:span text:style-name="T207">&gt;</text:span><text:span text:style-name="T209">org.springframework.boot</text:span><text:span text:style-name="T207">&lt;/</text:span><text:span text:style-name="T208">groupId</text:span><text:span text:style-name="T207">&gt;</text:span></text:p>
          <text:p text:style-name="P6"><text:span text:style-name="T209"><text:s text:c="12"/></text:span><text:span text:style-name="T207">&lt;</text:span><text:span text:style-name="T208">artifactId</text:span><text:span text:style-name="T207">&gt;</text:span><text:span text:style-name="T209">spring-boot-starter-web</text:span><text:span text:style-name="T207">&lt;/</text:span><text:span text:style-name="T208">artifactId</text:span><text:span text:style-name="T207">&gt;</text:span></text:p>
          <text:p text:style-name="P6"><text:span text:style-name="T209"><text:s text:c="8"/></text:span><text:span text:style-name="T207">&lt;/</text:span><text:span text:style-name="T208">dependency</text:span><text:span text:style-name="T207">&gt;</text:span></text:p>
          <text:p text:style-name="P6"><text:span text:style-name="T207"/></text:p>
          <text:p text:style-name="P6"><text:span text:style-name="T207"><text:s text:c="4"/></text:span><text:span text:style-name="T207">&lt;/dependencies&gt;</text:span></text:p>
          <text:p text:style-name="P6"><text:span text:style-name="T207">&lt;/projec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607cm" svg:height="2.974cm" svg:x="19.698cm" svg:y="4.333cm">
          <text:p text:style-name="P1">Positionne des propriétés Maven</text:p>
          <text:p text:style-name="P1">(ex. : numéros de versions)</text:p>
          <draw:enhanced-geometry svg:viewBox="0 0 21600 21600" draw:mirror-horizontal="false" draw:type="line-callout-2" draw:modifiers="-24188.8619854722 30559.4621848739 -14304.1162227603 15715.9597726279 -813.922518159806 4015.0588235294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6.607cm" svg:height="3.781cm" svg:x="20.731cm" svg:y="9.272cm">
          <text:p text:style-name="P1">Le nécessaire pour le développement web avec Spring</text:p>
          <text:p text:style-name="P1">(Spring MVC, Jackson, etc)</text:p>
          <draw:enhanced-geometry svg:viewBox="0 0 21600 21600" draw:mirror-horizontal="false" draw:type="line-callout-2" draw:modifiers="-13810.5326876513 22890.745637229 -9855.32687651332 14455.8305994632 -813.922518159806 3164.0401903754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Lancer l'application</text:p>
          </draw:text-box>
        </draw:frame>
        <draw:custom-shape draw:style-name="gr4" draw:text-style-name="P26" draw:layer="layout" svg:width="25.753cm" svg:height="6.21cm" svg:x="1.014cm" svg:y="9.114cm">
          <text:p text:style-name="P6"><text:span text:style-name="T175">@SpringBootApplication</text:span></text:p>
          <text:p text:style-name="P6"><text:span text:style-name="T172">public</text:span><text:span text:style-name="T173"> </text:span><text:span text:style-name="T172">class</text:span><text:span text:style-name="T173"> Application {</text:span></text:p>
          <text:p text:style-name="P6"><text:span text:style-name="T175"/></text:p>
          <text:p text:style-name="P6"><text:span text:style-name="T173"><text:s text:c="4"/></text:span><text:span text:style-name="T172">public</text:span><text:span text:style-name="T173"> </text:span><text:span text:style-name="T172">static</text:span><text:span text:style-name="T173"> </text:span><text:span text:style-name="T172">void</text:span><text:span text:style-name="T173"> main(String[] </text:span><text:span text:style-name="T211">args</text:span><text:span text:style-name="T173">) {</text:span></text:p>
          <text:p text:style-name="P6"><text:span text:style-name="T173"><text:s text:c="8"/></text:span><text:span text:style-name="T173">SpringApplication.</text:span><text:span text:style-name="T176">run</text:span><text:span text:style-name="T173">(Application.</text:span><text:span text:style-name="T172">class</text:span><text:span text:style-name="T173">);</text:span></text:p>
          <text:p text:style-name="P6"><text:span text:style-name="T175"><text:s text:c="4"/></text:span><text:span text:style-name="T173">}</text:span></text:p>
          <text:p text:style-name="P6"><text:span text:style-name="T173"/></text:p>
          <text:p text:style-name="P6"><text:span text:style-name="T17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607cm" svg:height="2.248cm" svg:x="18.298cm" svg:y="7.051cm">
          <text:p text:style-name="P1">Ecrire une méthode main</text:p>
          <draw:enhanced-geometry svg:viewBox="0 0 21600 21600" draw:mirror-horizontal="false" draw:type="line-callout-2" draw:modifiers="-24188.8619854722 40424.36638506 -14304.1162227603 15715.9597726279 -813.922518159806 5311.1605157847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6.607cm" svg:height="2.131cm" svg:x="19.752cm" svg:y="15.206cm">
          <text:p text:style-name="P1">Démarre un conteneur web</text:p>
          <draw:enhanced-geometry svg:viewBox="0 0 21600 21600" draw:mirror-horizontal="false" draw:type="line-callout-2" draw:modifiers="-30046.4891041162 -21285.9287054409 -15055.9322033898 -1357.7142857142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Lancer l'application</text:p>
          </draw:text-box>
        </draw:frame>
        <draw:custom-shape draw:style-name="gr4" draw:text-style-name="P29" draw:layer="layout" svg:width="25.753cm" svg:height="6.21cm" svg:x="1.014cm" svg:y="12.614cm">
          <text:p text:style-name="P6"><text:span text:style-name="T212"/></text:p>
          <text:p text:style-name="P6"><text:span text:style-name="T212"><text:s text:c="2"/></text:span><text:span text:style-name="T212">. <text:s text:c="2"/>____ <text:s text:c="9"/>_ <text:s text:c="11"/>__ _ _</text:span></text:p>
          <text:p text:style-name="P6"><text:span text:style-name="T212"><text:s/></text:span><text:span text:style-name="T212">/\\ / ___'_ __ _ _(_)_ __ <text:s/>__ _ \ \ \ \</text:span></text:p>
          <text:p text:style-name="P6"><text:span text:style-name="T212">( ( )\___ | '_ | '_| | '_ \/ _` | \ \ \ \</text:span></text:p>
          <text:p text:style-name="P6"><text:span text:style-name="T212"><text:s/></text:span><text:span text:style-name="T212">\\/ <text:s/>___)| |_)| | | | | || (_| | <text:s/>) ) ) )</text:span></text:p>
          <text:p text:style-name="P6"><text:span text:style-name="T212"><text:s text:c="2"/></text:span><text:span text:style-name="T212">' <text:s/>|____| .__|_| |_|_| |_\__, | / / / /</text:span></text:p>
          <text:p text:style-name="P6"><text:span text:style-name="T212"><text:s/></text:span><text:span text:style-name="T212">=========|_|==============|___/=/_/_/_/</text:span></text:p>
          <text:p text:style-name="P6"><text:span text:style-name="T212"><text:s/></text:span><text:span text:style-name="T212">:: Spring Boot :: <text:s text:c="12"/>(v1.3.0.M5)</text:span></text:p>
          <text:p text:style-name="P6"><text:span text:style-name="T212"/></text:p>
          <text:p text:style-name="P6"><text:span text:style-name="T212">2015-08-21 10:59:32.492 <text:s/>INFO 9337 --- [main] com.zenika.Application <text:s text:c="18"/>: </text:span></text:p>
          <text:p text:style-name="P6"><text:span text:style-name="T212">2015-08-21 10:59:32.538 <text:s/>INFO 9337 --- [main] ationConfigEmbeddedWebApplicationContext : Refreshing ...</text:span></text:p>
          <text:p text:style-name="P6"><text:span text:style-name="T212"/></text:p>
          <text:p text:style-name="P6"><text:span text:style-name="T212">2015-08-21 10:59:37.734 <text:s/>INFO 9337 --- [main] s.b.c.e.t.TomcatEmbeddedServletContainer : Tomcat started on port(s): 8080 (http)</text:span></text:p>
          <text:p text:style-name="P6"><text:span text:style-name="T212">2015-08-21 10:59:37.741 <text:s/>INFO 9337 --- [main] com.zenika.Application <text:s text:c="18"/>: Started Application in 5.532 seconds (JVM running for 5.894)</text:span></text:p>
          <text:p text:style-name="P6"><text:span text:style-name="T21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0" draw:layer="layout" svg:width="25.753cm" svg:height="6.21cm" svg:x="1.014cm" svg:y="5.314cm">
          <text:p text:style-name="P6"><text:span text:style-name="T175">@SpringBootApplication</text:span></text:p>
          <text:p text:style-name="P6"><text:span text:style-name="T172">public</text:span><text:span text:style-name="T173"> </text:span><text:span text:style-name="T172">class</text:span><text:span text:style-name="T173"> Application {</text:span></text:p>
          <text:p text:style-name="P6"><text:span text:style-name="T175"/></text:p>
          <text:p text:style-name="P6"><text:span text:style-name="T173"><text:s text:c="4"/></text:span><text:span text:style-name="T172">public</text:span><text:span text:style-name="T173"> </text:span><text:span text:style-name="T172">static</text:span><text:span text:style-name="T173"> </text:span><text:span text:style-name="T172">void</text:span><text:span text:style-name="T173"> main(String[] </text:span><text:span text:style-name="T211">args</text:span><text:span text:style-name="T173">) {</text:span></text:p>
          <text:p text:style-name="P6"><text:span text:style-name="T173"><text:s text:c="8"/></text:span><text:span text:style-name="T173">SpringApplication.</text:span><text:span text:style-name="T176">run</text:span><text:span text:style-name="T173">(Application.</text:span><text:span text:style-name="T172">class</text:span><text:span text:style-name="T173">);</text:span></text:p>
          <text:p text:style-name="P6"><text:span text:style-name="T175"><text:s text:c="4"/></text:span><text:span text:style-name="T173">}</text:span></text:p>
          <text:p text:style-name="P6"><text:span text:style-name="T173"/></text:p>
          <text:p text:style-name="P6"><text:span text:style-name="T173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ackaging</text:p>
          </draw:text-box>
        </draw:frame>
        <draw:custom-shape draw:style-name="gr4" draw:text-style-name="P31" draw:layer="layout" svg:width="25.753cm" svg:height="6.21cm" svg:x="1.014cm" svg:y="12.614cm">
          <text:p text:style-name="P6"><text:span text:style-name="T213">$ </text:span><text:span text:style-name="T214">mvn clean package</text:span></text:p>
          <text:p text:style-name="P6"><text:span text:style-name="T213">... </text:span></text:p>
          <text:p text:style-name="P6"><text:span text:style-name="T213">$ </text:span><text:span text:style-name="T214">ls -alh target/</text:span></text:p>
          <text:p text:style-name="P6"><text:span text:style-name="T213">total 18M</text:span></text:p>
          <text:p text:style-name="P6"><text:span text:style-name="T213">drwxrwxr-x 6 acogoluegnes acogoluegnes 4,0K août <text:s/>21 11:11 .</text:span></text:p>
          <text:p text:style-name="P6"><text:span text:style-name="T213">drwxrwxr-x 5 acogoluegnes acogoluegnes 4,0K août <text:s/>21 11:11 ..</text:span></text:p>
          <text:p text:style-name="P6"><text:span text:style-name="T213">drwxrwxr-x 5 acogoluegnes acogoluegnes 4,0K août <text:s/>21 11:11 classes</text:span></text:p>
          <text:p text:style-name="P6"><text:span text:style-name="T213">drwxrwxr-x 3 acogoluegnes acogoluegnes 4,0K août <text:s/>21 11:11 generated-sources</text:span></text:p>
          <text:p text:style-name="P6"><text:span text:style-name="T213">drwxrwxr-x 2 acogoluegnes acogoluegnes 4,0K août <text:s/>21 11:11 maven-archiver</text:span></text:p>
          <text:p text:style-name="P6"><text:span text:style-name="T213">drwxrwxr-x 3 acogoluegnes acogoluegnes 4,0K août <text:s/>21 11:11 maven-status</text:span></text:p>
          <text:p text:style-name="P6"><text:span text:style-name="T214">-rw-rw-r-- 1 acogoluegnes acogoluegnes <text:s/>18M août <text:s/>21 11:11 spring-boot-solution-1.3.0.M4.jar</text:span></text:p>
          <text:p text:style-name="P6"><text:span text:style-name="T213">-rw-rw-r-- 1 acogoluegnes acogoluegnes 148K août <text:s/>21 11:11 spring-boot-solution-1.3.0.M4.jar.original</text:span></text:p>
          <text:p text:style-name="P6"><text:span text:style-name="T2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2" draw:layer="layout" svg:width="25.753cm" svg:height="6.252cm" svg:x="1.014cm" svg:y="5.314cm">
          <text:p text:style-name="P6"><text:span text:style-name="T48">&lt;!-- pom.xml --&gt;</text:span></text:p>
          <text:p text:style-name="P6"><text:span text:style-name="T215">&lt;</text:span><text:span text:style-name="T216">build</text:span><text:span text:style-name="T215">&gt;</text:span></text:p>
          <text:p text:style-name="P6"><text:span text:style-name="T217"><text:s text:c="4"/></text:span><text:span text:style-name="T215">&lt;</text:span><text:span text:style-name="T216">plugins</text:span><text:span text:style-name="T215">&gt;</text:span></text:p>
          <text:p text:style-name="P6"><text:span text:style-name="T217"><text:s text:c="8"/></text:span><text:span text:style-name="T215">&lt;</text:span><text:span text:style-name="T216">plugin</text:span><text:span text:style-name="T215">&gt;</text:span></text:p>
          <text:p text:style-name="P6"><text:span text:style-name="T217"><text:s text:c="12"/></text:span><text:span text:style-name="T215">&lt;</text:span><text:span text:style-name="T216">groupId</text:span><text:span text:style-name="T215">&gt;</text:span><text:span text:style-name="T217">org.springframework.boot</text:span><text:span text:style-name="T215">&lt;/</text:span><text:span text:style-name="T216">groupId</text:span><text:span text:style-name="T215">&gt;</text:span></text:p>
          <text:p text:style-name="P6"><text:span text:style-name="T217"><text:s text:c="12"/></text:span><text:span text:style-name="T215">&lt;</text:span><text:span text:style-name="T216">artifactId</text:span><text:span text:style-name="T215">&gt;</text:span><text:span text:style-name="T217">spring-boot-maven-plugin</text:span><text:span text:style-name="T215">&lt;/</text:span><text:span text:style-name="T216">artifactId</text:span><text:span text:style-name="T215">&gt;</text:span></text:p>
          <text:p text:style-name="P6"><text:span text:style-name="T217"><text:s text:c="9"/></text:span><text:span text:style-name="T215">&lt;/</text:span><text:span text:style-name="T216">plugin</text:span><text:span text:style-name="T215">&gt;</text:span></text:p>
          <text:p text:style-name="P6"><text:span text:style-name="T217"><text:s text:c="4"/></text:span><text:span text:style-name="T215">&lt;/</text:span><text:span text:style-name="T216">plugins</text:span><text:span text:style-name="T215">&gt;</text:span></text:p>
          <text:p text:style-name="P6"><text:span text:style-name="T215">&lt;/</text:span><text:span text:style-name="T216">build</text:span><text:span text:style-name="T215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607cm" svg:height="2.131cm" svg:x="21.431cm" svg:y="10.149cm">
          <text:p text:style-name="P1">JAR exécutable</text:p>
          <draw:enhanced-geometry svg:viewBox="0 0 21600 21600" draw:mirror-horizontal="false" draw:type="line-callout-2" draw:modifiers="-10659.4430992736 66704.6904315197 -7037.65133171913 19219.1369606004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JAR exécutable</text:p>
          </draw:text-box>
        </draw:frame>
        <draw:custom-shape draw:style-name="gr4" draw:text-style-name="P33" draw:layer="layout" svg:width="26.761cm" svg:height="7.169cm" svg:x="0.504cm" svg:y="6.514cm">
          <text:p text:style-name="P6"><text:span text:style-name="T218">$ </text:span><text:span text:style-name="T219">java -jar target/spring-boot-solution-1.3.0.M5.jar</text:span></text:p>
          <text:p text:style-name="P6"><text:span text:style-name="T218"><text:s text:c="2"/></text:span><text:span text:style-name="T218">. <text:s text:c="2"/>____ <text:s text:c="9"/>_ <text:s text:c="11"/>__ _ _</text:span></text:p>
          <text:p text:style-name="P6"><text:span text:style-name="T218"><text:s/></text:span><text:span text:style-name="T218">/\\ / ___'_ __ _ _(_)_ __ <text:s/>__ _ \ \ \ \</text:span></text:p>
          <text:p text:style-name="P6"><text:span text:style-name="T218">( ( )\___ | '_ | '_| | '_ \/ _` | \ \ \ \</text:span></text:p>
          <text:p text:style-name="P6"><text:span text:style-name="T218"><text:s/></text:span><text:span text:style-name="T218">\\/ <text:s/>___)| |_)| | | | | || (_| | <text:s/>) ) ) )</text:span></text:p>
          <text:p text:style-name="P6"><text:span text:style-name="T218"><text:s text:c="2"/></text:span><text:span text:style-name="T218">' <text:s/>|____| .__|_| |_|_| |_\__, | / / / /</text:span></text:p>
          <text:p text:style-name="P6"><text:span text:style-name="T218"><text:s/></text:span><text:span text:style-name="T218">=========|_|==============|___/=/_/_/_/</text:span></text:p>
          <text:p text:style-name="P6"><text:span text:style-name="T218"><text:s/></text:span><text:span text:style-name="T218">:: Spring Boot :: <text:s text:c="12"/>(v1.3.0.M5)</text:span></text:p>
          <text:p text:style-name="P6"><text:span text:style-name="T218"/></text:p>
          <text:p text:style-name="P6"><text:span text:style-name="T218">...</text:span></text:p>
          <text:p text:style-name="P6"><text:span text:style-name="T218"/></text:p>
          <text:p text:style-name="P6"><text:span text:style-name="T218">2015-08-21 11:17:00.340 <text:s/>INFO 9864 --- [main] Tomcat started on port(s): 8080 (http)</text:span></text:p>
          <text:p text:style-name="P6"><text:span text:style-name="T218">2015-08-21 11:17:00.348 <text:s/>INFO 9864 --- [main] Started Application in 7.31 seconds (JVM running for 7.845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@SpringBootApplic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3 annotations en 1</text:p>
                <text:list>
                  <text:list-item>
                    <text:p>@Configuration</text:p>
                  </text:list-item>
                  <text:list-item>
                    <text:p>@ComponentScan (scanne depuis la classe annotée)</text:p>
                  </text:list-item>
                  <text:list-item>
                    <text:p>@EnableAutoConfiguration</text:p>
                  </text:list-item>
                </text:list>
              </text:list-item>
            </text:list>
          </draw:text-box>
        </draw:frame>
        <draw:custom-shape draw:style-name="gr4" draw:text-style-name="P30" draw:layer="layout" svg:width="25.753cm" svg:height="6.21cm" svg:x="1.014cm" svg:y="12.714cm">
          <text:p text:style-name="P6"><text:span text:style-name="T175">@SpringBootApplication</text:span></text:p>
          <text:p text:style-name="P6"><text:span text:style-name="T172">public</text:span><text:span text:style-name="T173"> </text:span><text:span text:style-name="T172">class</text:span><text:span text:style-name="T173"> Application {</text:span></text:p>
          <text:p text:style-name="P6"><text:span text:style-name="T175"/></text:p>
          <text:p text:style-name="P6"><text:span text:style-name="T173"><text:s text:c="4"/></text:span><text:span text:style-name="T172">public</text:span><text:span text:style-name="T173"> </text:span><text:span text:style-name="T172">static</text:span><text:span text:style-name="T173"> </text:span><text:span text:style-name="T172">void</text:span><text:span text:style-name="T173"> main(String[] </text:span><text:span text:style-name="T211">args</text:span><text:span text:style-name="T173">) {</text:span></text:p>
          <text:p text:style-name="P6"><text:span text:style-name="T173"><text:s text:c="8"/></text:span><text:span text:style-name="T173">SpringApplication.</text:span><text:span text:style-name="T176">run</text:span><text:span text:style-name="T173">(Application.</text:span><text:span text:style-name="T172">class</text:span><text:span text:style-name="T173">);</text:span></text:p>
          <text:p text:style-name="P6"><text:span text:style-name="T175"><text:s text:c="4"/></text:span><text:span text:style-name="T173">}</text:span></text:p>
          <text:p text:style-name="P6"><text:span text:style-name="T173"/></text:p>
          <text:p text:style-name="P6"><text:span text:style-name="T173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@SpringBootApplic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er Spring dans Spring Boot ?</text:p>
                <text:list>
                  <text:list-item>
                    <text:p>Classes @Configuration</text:p>
                  </text:list-item>
                  <text:list-item>
                    <text:p>Dans l'arborescence de Application</text:p>
                  </text:list-item>
                  <text:list-item>
                    <text:p>Configurer comme d'habitude</text:p>
                  </text:list-item>
                </text:list>
              </text:list-item>
            </text:list>
          </draw:text-box>
        </draw:frame>
        <draw:custom-shape draw:style-name="gr4" draw:text-style-name="P30" draw:layer="layout" svg:width="25.753cm" svg:height="6.21cm" svg:x="1.014cm" svg:y="12.714cm">
          <text:p text:style-name="P6"><text:span text:style-name="T175">@SpringBootApplication</text:span></text:p>
          <text:p text:style-name="P6"><text:span text:style-name="T172">public</text:span><text:span text:style-name="T173"> </text:span><text:span text:style-name="T172">class</text:span><text:span text:style-name="T173"> Application {</text:span></text:p>
          <text:p text:style-name="P6"><text:span text:style-name="T175"/></text:p>
          <text:p text:style-name="P6"><text:span text:style-name="T173"><text:s text:c="4"/></text:span><text:span text:style-name="T172">public</text:span><text:span text:style-name="T173"> </text:span><text:span text:style-name="T172">static</text:span><text:span text:style-name="T173"> </text:span><text:span text:style-name="T172">void</text:span><text:span text:style-name="T173"> main(String[] </text:span><text:span text:style-name="T211">args</text:span><text:span text:style-name="T173">) {</text:span></text:p>
          <text:p text:style-name="P6"><text:span text:style-name="T173"><text:s text:c="8"/></text:span><text:span text:style-name="T173">SpringApplication.</text:span><text:span text:style-name="T176">run</text:span><text:span text:style-name="T173">(Application.</text:span><text:span text:style-name="T172">class</text:span><text:span text:style-name="T173">);</text:span></text:p>
          <text:p text:style-name="P6"><text:span text:style-name="T175"><text:s text:c="4"/></text:span><text:span text:style-name="T173">}</text:span></text:p>
          <text:p text:style-name="P6"><text:span text:style-name="T173"/></text:p>
          <text:p text:style-name="P6"><text:span text:style-name="T173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@EnableAutoconfigur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automatique</text:p>
              </text:list-item>
              <text:list-item>
                <text:p>Configuration</text:p>
                <text:list>
                  <text:list-item>
                    <text:p>Selon la présence de librairies sur le classpath</text:p>
                  </text:list-item>
                  <text:list-item>
                    <text:p>Selon la présence de beans Spring</text:p>
                  </text:list-item>
                </text:list>
              </text:list-item>
              <text:list-item>
                <text:p>Exemples</text:p>
                <text:list>
                  <text:list-item>
                    <text:p>Spring MVC présent =&gt; DispatcherServlet déclarée</text:p>
                  </text:list-item>
                  <text:list-item>
                    <text:p>H2 présent =&gt; DataSource embarqué déclaré</text:p>
                  </text:list-item>
                  <text:list-item>
                    <text:p>Bean DataSource =&gt; JdbcTemplate déclar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trôleur REST “hello world”</text:p>
          </draw:text-box>
        </draw:frame>
        <draw:custom-shape draw:style-name="gr4" draw:text-style-name="P34" draw:layer="layout" svg:width="25.753cm" svg:height="12.265cm" svg:x="1.014cm" svg:y="6.414cm">
          <text:p text:style-name="P6"><text:span text:style-name="T220">@SpringBootApplication</text:span></text:p>
          <text:p text:style-name="P6"><text:span text:style-name="T221">public</text:span><text:span text:style-name="T222"> </text:span><text:span text:style-name="T221">class</text:span><text:span text:style-name="T222"> Application {</text:span></text:p>
          <text:p text:style-name="P6"><text:span text:style-name="T220"/></text:p>
          <text:p text:style-name="P6"><text:span text:style-name="T222"><text:s text:c="4"/></text:span><text:span text:style-name="T221">public</text:span><text:span text:style-name="T222"> </text:span><text:span text:style-name="T221">static</text:span><text:span text:style-name="T222"> </text:span><text:span text:style-name="T221">void</text:span><text:span text:style-name="T222"> main(String[] </text:span><text:span text:style-name="T223">args</text:span><text:span text:style-name="T222">) {</text:span></text:p>
          <text:p text:style-name="P6"><text:span text:style-name="T222"><text:s text:c="8"/></text:span><text:span text:style-name="T222">SpringApplication.</text:span><text:span text:style-name="T224">run</text:span><text:span text:style-name="T222">(Application.</text:span><text:span text:style-name="T221">class</text:span><text:span text:style-name="T222">);</text:span></text:p>
          <text:p text:style-name="P6"><text:span text:style-name="T220"><text:s text:c="4"/></text:span><text:span text:style-name="T222">}</text:span></text:p>
          <text:p text:style-name="P6"><text:span text:style-name="T222"/></text:p>
          <text:p text:style-name="P6"><text:span text:style-name="T220"><text:s text:c="4"/></text:span><text:span text:style-name="T220">@RestController</text:span></text:p>
          <text:p text:style-name="P6"><text:span text:style-name="T222"><text:s text:c="4"/></text:span><text:span text:style-name="T221">public</text:span><text:span text:style-name="T222"> </text:span><text:span text:style-name="T221">static</text:span><text:span text:style-name="T222"> </text:span><text:span text:style-name="T221">class</text:span><text:span text:style-name="T222"> HelloController {</text:span></text:p>
          <text:p text:style-name="P6"><text:span text:style-name="T222"/></text:p>
          <text:p text:style-name="P6"><text:span text:style-name="T222"><text:s text:c="8"/></text:span><text:span text:style-name="T220">@RequestMapping</text:span><text:span text:style-name="T222">(</text:span><text:span text:style-name="T225">"/hello"</text:span><text:span text:style-name="T222">)</text:span></text:p>
          <text:p text:style-name="P6"><text:span text:style-name="T222"><text:s text:c="8"/></text:span><text:span text:style-name="T221">public</text:span><text:span text:style-name="T222"> String hello() {</text:span></text:p>
          <text:p text:style-name="P6"><text:span text:style-name="T222"><text:s text:c="12"/></text:span><text:span text:style-name="T221">return</text:span><text:span text:style-name="T222"> </text:span><text:span text:style-name="T225">"Hello world!"</text:span><text:span text:style-name="T222">;</text:span></text:p>
          <text:p text:style-name="P6"><text:span text:style-name="T222"><text:s text:c="8"/></text:span><text:span text:style-name="T222">}</text:span></text:p>
          <text:p text:style-name="P6"><text:span text:style-name="T222"/></text:p>
          <text:p text:style-name="P6"><text:span text:style-name="T222"><text:s text:c="4"/></text:span><text:span text:style-name="T222">}</text:span></text:p>
          <text:p text:style-name="P6"><text:span text:style-name="T222"/></text:p>
          <text:p text:style-name="P6"><text:span text:style-name="T222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607cm" svg:height="2.131cm" svg:x="20.409cm" svg:y="7.824cm">
          <text:p text:style-name="P1">Détecté par le component scan</text:p>
          <draw:enhanced-geometry svg:viewBox="0 0 21600 21600" draw:mirror-horizontal="false" draw:type="line-callout-2" draw:modifiers="-40415.0121065375 36807.1294559099 -13084.8668280872 29836.7729831144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draw:layer="layout" svg:width="8.784cm" svg:height="2.548cm" svg:x="19.077cm" svg:y="10.575cm">
          <text:p text:style-name="P1">Appelée sur une requête HTTP</text:p>
          <text:p text:style-name="P1"><text:span text:style-name="T226">http://localhost:8080</text:span><text:span text:style-name="T116">/hello</text:span></text:p>
          <draw:enhanced-geometry svg:viewBox="0 0 21600 21600" draw:mirror-horizontal="false" draw:type="line-callout-2" draw:modifiers="-16065.3841775754 24955.6688897607 -8131.04154809334 18905.2961945861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figuration externe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Fichiers application.properties</text:p>
              </text:list-item>
              <text:list-item>
                <text:p>Localisations, dans l'ordre de préférence :</text:p>
                <text:list>
                  <text:list-item>
                    <text:p>/config depuis le répertoire courant</text:p>
                  </text:list-item>
                  <text:list-item>
                    <text:p>Le répertoire courant</text:p>
                  </text:list-item>
                  <text:list-item>
                    <text:p>/config sur le classpath</text:p>
                  </text:list-item>
                  <text:list-item>
                    <text:p>Racine du classp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pplication.propertie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Qu'y trouve-t-on ?</text:p>
                <text:list>
                  <text:list-item>
                    <text:p>Les paramètres de l'auto-configuration</text:p>
                  </text:list-item>
                </text:list>
              </text:list-item>
              <text:list-item>
                <text:p>Par exemple, pour le conteneur web</text:p>
              </text:list-item>
            </text:list>
          </draw:text-box>
        </draw:frame>
        <draw:custom-shape draw:style-name="gr4" draw:text-style-name="P10" draw:layer="layout" svg:width="26.761cm" svg:height="2.494cm" svg:x="0.504cm" svg:y="10.714cm">
          <text:p text:style-name="P6"><text:span text:style-name="T173">server.port=9000</text:span></text:p>
          <text:p text:style-name="P6"><text:span text:style-name="T173">server.address=192.168.1.20</text:span></text:p>
          <text:p text:style-name="P6"><text:span text:style-name="T173">server.session.timeout=1800 # en seconde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figuration externe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Exemples de paramètres disponibles</text:p>
                <text:list>
                  <text:list-item>
                    <text:p>Connexion base de données</text:p>
                  </text:list-item>
                  <text:list-item>
                    <text:p>Paramètres pool de connexions</text:p>
                  </text:list-item>
                  <text:list-item>
                    <text:p>Log (niveau, format)</text:p>
                  </text:list-item>
                  <text:list-item>
                    <text:p>Configuration SSL</text:p>
                  </text:list-item>
                  <text:list-item>
                    <text:p>Initialisation de la base de données</text:p>
                  </text:list-item>
                  <text:list-item>
                    <text:p>Etc.</text:p>
                  </text:list-item>
                </text:list>
              </text:list-item>
              <text:list-item>
                <text:p>Documentation de référence pour les paramètres disponibl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Monitoring avec Actuato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Informations sur l'environnement</text:p>
                <text:list>
                  <text:list-item>
                    <text:p>Beans Spring, “health check”, etc</text:p>
                  </text:list-item>
                </text:list>
              </text:list-item>
              <text:list-item>
                <text:p>Exposés sur HTTP (“endpoints”)</text:p>
              </text:list-item>
              <text:list-item>
                <text:p>Pour la production et le développement</text:p>
                <text:list>
                  <text:list-item>
                    <text:p>Indications utiles sur l'application</text:p>
                  </text:list-item>
                </text:list>
              </text:list-item>
            </text:list>
          </draw:text-box>
        </draw:frame>
        <draw:custom-shape draw:style-name="gr4" draw:text-style-name="P26" draw:layer="layout" svg:width="25.753cm" svg:height="3.326cm" svg:x="1.014cm" svg:y="14.014cm">
          <text:p text:style-name="P6"><text:span text:style-name="T55">&lt;</text:span><text:span text:style-name="T56">dependency</text:span><text:span text:style-name="T55">&gt;</text:span></text:p>
          <text:p text:style-name="P6"><text:span text:style-name="T227"><text:s text:c="4"/></text:span><text:span text:style-name="T55">&lt;</text:span><text:span text:style-name="T56">groupId</text:span><text:span text:style-name="T55">&gt;</text:span><text:span text:style-name="T227">org.springframework.boot</text:span><text:span text:style-name="T55">&lt;/</text:span><text:span text:style-name="T56">groupId</text:span><text:span text:style-name="T55">&gt;</text:span></text:p>
          <text:p text:style-name="P6"><text:span text:style-name="T227"><text:s text:c="4"/></text:span><text:span text:style-name="T55">&lt;</text:span><text:span text:style-name="T56">artifactId</text:span><text:span text:style-name="T55">&gt;</text:span><text:span text:style-name="T227">spring-boot-starter-actuator</text:span><text:span text:style-name="T55">&lt;/</text:span><text:span text:style-name="T56">artifactId</text:span><text:span text:style-name="T55">&gt;</text:span></text:p>
          <text:p text:style-name="P6"><text:span text:style-name="T55">&lt;/</text:span><text:span text:style-name="T56">dependency</text:span><text:span text:style-name="T55">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/actuato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ccueil des endpoints</text:p>
              </text:list-item>
            </text:list>
          </draw:text-box>
        </draw:frame>
        <draw:custom-shape draw:style-name="gr4" draw:text-style-name="P26" draw:layer="layout" svg:width="25.753cm" svg:height="12.244cm" svg:x="1.114cm" svg:y="7.314cm">
          <text:p text:style-name="P6"><text:span text:style-name="T57">{</text:span></text:p>
          <text:p text:style-name="P6"><text:span text:style-name="T57"><text:s text:c="2"/></text:span><text:span text:style-name="T57">_links: {</text:span></text:p>
          <text:p text:style-name="P6"><text:span text:style-name="T57"><text:s text:c="4"/></text:span><text:span text:style-name="T57">self: {</text:span></text:p>
          <text:p text:style-name="P6"><text:span text:style-name="T57"><text:s text:c="4"/></text:span><text:span text:style-name="T57">href: "http://localhost:8080/actuator",</text:span></text:p>
          <text:p text:style-name="P6"><text:span text:style-name="T57"><text:s text:c="4"/></text:span><text:span text:style-name="T57">templated: false</text:span></text:p>
          <text:p text:style-name="P6"><text:span text:style-name="T57"><text:s text:c="2"/></text:span><text:span text:style-name="T57">},</text:span></text:p>
          <text:p text:style-name="P6"><text:span text:style-name="T57"><text:s text:c="2"/></text:span><text:span text:style-name="T57">autoconfig: {</text:span></text:p>
          <text:p text:style-name="P6"><text:span text:style-name="T57"><text:s text:c="4"/></text:span><text:span text:style-name="T57">href: "http://localhost:8080/autoconfig",</text:span></text:p>
          <text:p text:style-name="P6"><text:span text:style-name="T57"><text:s text:c="4"/></text:span><text:span text:style-name="T57">templated: false</text:span></text:p>
          <text:p text:style-name="P6"><text:span text:style-name="T57"><text:s text:c="2"/></text:span><text:span text:style-name="T57">},</text:span></text:p>
          <text:p text:style-name="P6"><text:span text:style-name="T57"><text:s text:c="2"/></text:span><text:span text:style-name="T57">beans: {</text:span></text:p>
          <text:p text:style-name="P6"><text:span text:style-name="T57"><text:s text:c="4"/></text:span><text:span text:style-name="T57">href: "http://localhost:8080/beans",</text:span></text:p>
          <text:p text:style-name="P6"><text:span text:style-name="T57"><text:s text:c="4"/></text:span><text:span text:style-name="T57">templated: false</text:span></text:p>
          <text:p text:style-name="P6"><text:span text:style-name="T57"><text:s text:c="2"/></text:span><text:span text:style-name="T57">},</text:span></text:p>
          <text:p text:style-name="P6"><text:span text:style-name="T57"><text:s text:c="2"/></text:span><text:span text:style-name="T57">... </text:span></text:p>
          <text:p text:style-name="P6"><text:span text:style-name="T5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/health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Ping des systèmes externes</text:p>
              </text:list-item>
            </text:list>
          </draw:text-box>
        </draw:frame>
        <draw:custom-shape draw:style-name="gr4" draw:text-style-name="P26" draw:layer="layout" svg:width="25.753cm" svg:height="12.244cm" svg:x="1.114cm" svg:y="7.314cm">
          <text:p text:style-name="P6"><text:span text:style-name="T57">{</text:span></text:p>
          <text:p text:style-name="P6"><text:span text:style-name="T57"><text:s text:c="2"/></text:span><text:span text:style-name="T57">status: "UP",</text:span></text:p>
          <text:p text:style-name="P6"><text:span text:style-name="T57"><text:s text:c="2"/></text:span><text:span text:style-name="T57">diskSpace: {</text:span></text:p>
          <text:p text:style-name="P6"><text:span text:style-name="T57"><text:s text:c="4"/></text:span><text:span text:style-name="T57">status: "UP",</text:span></text:p>
          <text:p text:style-name="P6"><text:span text:style-name="T57"><text:s text:c="4"/></text:span><text:span text:style-name="T57">total: 243905724416,</text:span></text:p>
          <text:p text:style-name="P6"><text:span text:style-name="T57"><text:s text:c="4"/></text:span><text:span text:style-name="T57">free: 110182084608,</text:span></text:p>
          <text:p text:style-name="P6"><text:span text:style-name="T57"><text:s text:c="4"/></text:span><text:span text:style-name="T57">threshold: 10485760</text:span></text:p>
          <text:p text:style-name="P6"><text:span text:style-name="T57"><text:s text:c="2"/></text:span><text:span text:style-name="T57">},</text:span></text:p>
          <text:p text:style-name="P6"><text:span text:style-name="T57"><text:s text:c="2"/></text:span><text:span text:style-name="T57">db: {</text:span></text:p>
          <text:p text:style-name="P6"><text:span text:style-name="T57"><text:s text:c="4"/></text:span><text:span text:style-name="T57">status: "UP",</text:span></text:p>
          <text:p text:style-name="P6"><text:span text:style-name="T57"><text:s text:c="4"/></text:span><text:span text:style-name="T57">database: "H2",</text:span></text:p>
          <text:p text:style-name="P6"><text:span text:style-name="T57"><text:s text:c="4"/></text:span><text:span text:style-name="T57">hello: 1</text:span></text:p>
          <text:p text:style-name="P6"><text:span text:style-name="T57"><text:s text:c="2"/></text:span><text:span text:style-name="T57">},</text:span></text:p>
          <text:p text:style-name="P6"><text:span text:style-name="T57"><text:s text:c="2"/></text:span><text:span text:style-name="T57">...</text:span></text:p>
          <text:p text:style-name="P6"><text:span text:style-name="T57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/bean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es beans Spring</text:p>
                <text:list>
                  <text:list-item>
                    <text:p>Pratique pour débugguer le component scan, l'auto-configuration</text:p>
                  </text:list-item>
                </text:list>
              </text:list-item>
            </text:list>
          </draw:text-box>
        </draw:frame>
        <draw:custom-shape draw:style-name="gr4" draw:text-style-name="P32" draw:layer="layout" svg:width="25.753cm" svg:height="10.19cm" svg:x="1.114cm" svg:y="9.314cm">
          <text:p text:style-name="P6"><text:span text:style-name="T54">{</text:span></text:p>
          <text:p text:style-name="P6"><text:span text:style-name="T54"><text:s text:c="2"/></text:span><text:span text:style-name="T54">content: [</text:span></text:p>
          <text:p text:style-name="P6"><text:span text:style-name="T54"><text:s text:c="4"/></text:span><text:span text:style-name="T54">{</text:span></text:p>
          <text:p text:style-name="P6"><text:span text:style-name="T54"><text:s text:c="6"/></text:span><text:span text:style-name="T54">context: "application",</text:span></text:p>
          <text:p text:style-name="P6"><text:span text:style-name="T54"><text:s text:c="6"/></text:span><text:span text:style-name="T54">parent: null,</text:span></text:p>
          <text:p text:style-name="P6"><text:span text:style-name="T54"><text:s text:c="6"/></text:span><text:span text:style-name="T54">beans: [</text:span></text:p>
          <text:p text:style-name="P6"><text:span text:style-name="T54"><text:s text:c="8"/></text:span><text:span text:style-name="T54">{</text:span></text:p>
          <text:p text:style-name="P6"><text:span text:style-name="T54"><text:s text:c="11"/></text:span><text:span text:style-name="T54">bean: "application",</text:span></text:p>
          <text:p text:style-name="P6"><text:span text:style-name="T54"><text:s text:c="11"/></text:span><text:span text:style-name="T54">scope: "singleton",</text:span></text:p>
          <text:p text:style-name="P6"><text:span text:style-name="T54"><text:s text:c="11"/></text:span><text:span text:style-name="T54">type: "com.zenika.Application$$EnhancerBySpringCGLIB$$faaf2c13",</text:span></text:p>
          <text:p text:style-name="P6"><text:span text:style-name="T54"><text:s text:c="11"/></text:span><text:span text:style-name="T54">resource: "null",</text:span></text:p>
          <text:p text:style-name="P6"><text:span text:style-name="T54"><text:s text:c="11"/></text:span><text:span text:style-name="T54">dependencies: [ ]</text:span></text:p>
          <text:p text:style-name="P6"><text:span text:style-name="T54"><text:s text:c="4"/></text:span><text:span text:style-name="T54">},</text:span></text:p>
          <text:p text:style-name="P6"><text:span text:style-name="T54"><text:s text:c="2"/></text:span><text:span text:style-name="T54">... </text:span></text:p>
          <text:p text:style-name="P6"><text:span text:style-name="T54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Méthode REST</text:p>
          </draw:text-box>
        </draw:frame>
        <draw:custom-shape draw:style-name="gr4" draw:text-style-name="P34" draw:layer="layout" svg:width="25.753cm" svg:height="12.265cm" svg:x="1.014cm" svg:y="6.414cm">
          <text:p text:style-name="P6"><text:span text:style-name="T220">@Controller</text:span></text:p>
          <text:p text:style-name="P6"><text:span text:style-name="T221">public</text:span><text:span text:style-name="T222"> </text:span><text:span text:style-name="T221">class</text:span><text:span text:style-name="T222"> UserController {</text:span></text:p>
          <text:p text:style-name="P6"><text:span text:style-name="T220"/></text:p>
          <text:p text:style-name="P6"><text:span text:style-name="T222"><text:s text:c="4"/></text:span><text:span text:style-name="T220">@Autowired</text:span></text:p>
          <text:p text:style-name="P6"><text:span text:style-name="T222"><text:s text:c="4"/></text:span><text:span text:style-name="T222">UserService </text:span><text:span text:style-name="T228">userService</text:span><text:span text:style-name="T222">;</text:span></text:p>
          <text:p text:style-name="P6"><text:span text:style-name="T220"/></text:p>
          <text:p text:style-name="P6"><text:span text:style-name="T222"><text:s text:c="4"/></text:span><text:span text:style-name="T220">@RequestMapping</text:span><text:span text:style-name="T222">(</text:span></text:p>
          <text:p text:style-name="P6"><text:span text:style-name="T222"><text:s text:c="8"/></text:span><text:span text:style-name="T222">value=</text:span><text:span text:style-name="T225">"/users"</text:span><text:span text:style-name="T222">,method= RequestMethod.</text:span><text:span text:style-name="T229">GET</text:span><text:span text:style-name="T222">,</text:span></text:p>
          <text:p text:style-name="P6"><text:span text:style-name="T222"><text:s text:c="8"/></text:span><text:span text:style-name="T222">produces = </text:span><text:span text:style-name="T225">"application/json"</text:span></text:p>
          <text:p text:style-name="P6"><text:span text:style-name="T225"><text:s text:c="4"/></text:span><text:span text:style-name="T222">)</text:span></text:p>
          <text:p text:style-name="P6"><text:span text:style-name="T222"><text:s text:c="4"/></text:span><text:span text:style-name="T220">@ResponseBody</text:span></text:p>
          <text:p text:style-name="P6"><text:span text:style-name="T222"><text:s text:c="4"/></text:span><text:span text:style-name="T221">public</text:span><text:span text:style-name="T222"> List&lt;User&gt; users() {</text:span></text:p>
          <text:p text:style-name="P6"><text:span text:style-name="T222"><text:s text:c="8"/></text:span><text:span text:style-name="T221">return</text:span><text:span text:style-name="T222"> </text:span><text:span text:style-name="T228">userService</text:span><text:span text:style-name="T222">.list();</text:span></text:p>
          <text:p text:style-name="P6"><text:span text:style-name="T220"><text:s text:c="4"/></text:span><text:span text:style-name="T220">}</text:span></text:p>
          <text:p text:style-name="P6"><text:span text:style-name="T220"/></text:p>
          <text:p text:style-name="P6"><text:span text:style-name="T22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draw:layer="layout" svg:width="6.607cm" svg:height="2.131cm" svg:x="17.909cm" svg:y="4.283cm">
          <text:p text:style-name="P1"><text:span text:style-name="T36">Détecté par le component scan</text:span></text:p>
          <draw:enhanced-geometry svg:viewBox="0 0 21600 21600" draw:mirror-horizontal="false" draw:type="line-callout-2" draw:modifiers="-41411.985472155 26037.5234521576 -18837.8934624697 9148.5928705440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8.784cm" svg:height="2.548cm" svg:x="17.018cm" svg:y="6.596cm">
          <text:p text:style-name="P1"><text:span text:style-name="T36">Injection de dépendances par annotations</text:span></text:p>
          <draw:enhanced-geometry svg:viewBox="0 0 21600 21600" draw:mirror-horizontal="false" draw:type="line-callout-2" draw:modifiers="-26293.7279453614 19879.7959984308 -9834.94593056346 14058.2189093762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7.39cm" svg:height="1.371cm" svg:x="18.772cm" svg:y="9.297cm">
          <text:p text:style-name="P1"><text:span text:style-name="T36">Mapping requête HTTP</text:span></text:p>
          <draw:enhanced-geometry svg:viewBox="0 0 21600 21600" draw:mirror-horizontal="false" draw:type="line-callout-2" draw:modifiers="-20910.2963063185 30668.221574344 -10862.8331754837 15680.4664723032 -724.773373021242 8706.12244897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7.768cm" svg:height="1.278cm" svg:x="18.902cm" svg:y="11.168cm">
          <text:p text:style-name="P1"><text:span text:style-name="T36">Format retourné : JSON</text:span></text:p>
          <draw:enhanced-geometry svg:viewBox="0 0 21600 21600" draw:mirror-horizontal="false" draw:type="line-callout-2" draw:modifiers="-13564.989059081 18273.0258014074 -3706.11404299138 16482.8772478499 -689.509589393744 9322.2830336200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8.784cm" svg:height="2.548cm" svg:x="18.796cm" svg:y="14.224cm">
          <text:p text:style-name="P1"><text:span text:style-name="T36">Sérialisation de l'objet retourné dans la réponse HTTP</text:span></text:p>
          <draw:enhanced-geometry svg:viewBox="0 0 21600 21600" draw:mirror-horizontal="false" draw:type="line-callout-2" draw:modifiers="-27282.140011383 -5516.51628089447 -10498.8047808765 -8660.33738721067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Méthode affichage HTML</text:p>
          </draw:text-box>
        </draw:frame>
        <draw:custom-shape draw:style-name="gr4" draw:text-style-name="P34" draw:layer="layout" svg:width="25.753cm" svg:height="12.265cm" svg:x="1.014cm" svg:y="6.414cm">
          <text:p text:style-name="P6"><text:span text:style-name="T220">@Controller</text:span></text:p>
          <text:p text:style-name="P6"><text:span text:style-name="T221">public</text:span><text:span text:style-name="T222"> </text:span><text:span text:style-name="T221">class</text:span><text:span text:style-name="T222"> UserController {</text:span></text:p>
          <text:p text:style-name="P6"><text:span text:style-name="T220"/></text:p>
          <text:p text:style-name="P6"><text:span text:style-name="T222"><text:s text:c="4"/></text:span><text:span text:style-name="T220">@Autowired</text:span></text:p>
          <text:p text:style-name="P6"><text:span text:style-name="T222"><text:s text:c="4"/></text:span><text:span text:style-name="T222">UserService </text:span><text:span text:style-name="T228">userService</text:span><text:span text:style-name="T222">;</text:span></text:p>
          <text:p text:style-name="P6"><text:span text:style-name="T220"/></text:p>
          <text:p text:style-name="P6"><text:span text:style-name="T222"><text:s text:c="4"/></text:span><text:span text:style-name="T31">@RequestMapping</text:span><text:span text:style-name="T30">(</text:span></text:p>
          <text:p text:style-name="P6"><text:span text:style-name="T30"><text:s text:c="7"/></text:span><text:span text:style-name="T30">value=</text:span><text:span text:style-name="T33">"/users"</text:span><text:span text:style-name="T30">,method= RequestMethod.</text:span><text:span text:style-name="T230">GET</text:span></text:p>
          <text:p text:style-name="P6"><text:span text:style-name="T230"><text:s text:c="4"/></text:span><text:span text:style-name="T9">)</text:span></text:p>
          <text:p text:style-name="P6"><text:span text:style-name="T222"><text:s text:c="4"/></text:span><text:span text:style-name="T221">public</text:span><text:span text:style-name="T222"> String users(Model </text:span><text:span text:style-name="T223">model</text:span><text:span text:style-name="T222">) {</text:span></text:p>
          <text:p text:style-name="P6"><text:span text:style-name="T222"><text:s text:c="8"/></text:span><text:span text:style-name="T223">model</text:span><text:span text:style-name="T222">.addAttribute(</text:span><text:span text:style-name="T225">"message"</text:span><text:span text:style-name="T222">,</text:span><text:span text:style-name="T225">"Hello Spring Boot!"</text:span><text:span text:style-name="T222">);</text:span></text:p>
          <text:p text:style-name="P6"><text:span text:style-name="T222"><text:s text:c="8"/></text:span><text:span text:style-name="T223">model</text:span><text:span text:style-name="T222">.addAttribute(</text:span><text:span text:style-name="T225">"users"</text:span><text:span text:style-name="T222">,</text:span><text:span text:style-name="T228">userService</text:span><text:span text:style-name="T222">.list());</text:span></text:p>
          <text:p text:style-name="P6"><text:span text:style-name="T222"><text:s text:c="8"/></text:span><text:span text:style-name="T221">return</text:span><text:span text:style-name="T222"> </text:span><text:span text:style-name="T225">"users"</text:span><text:span text:style-name="T222">;</text:span></text:p>
          <text:p text:style-name="P6"><text:span text:style-name="T222"><text:s text:c="4"/></text:span><text:span text:style-name="T222">}</text:span></text:p>
          <text:p text:style-name="P6"><text:span text:style-name="T220"/></text:p>
          <text:p text:style-name="P6"><text:span text:style-name="T22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draw:layer="layout" svg:width="6.607cm" svg:height="2.131cm" svg:x="17.909cm" svg:y="4.283cm">
          <text:p text:style-name="P1"><text:span text:style-name="T36">Détecté par le component scan</text:span></text:p>
          <draw:enhanced-geometry svg:viewBox="0 0 21600 21600" draw:mirror-horizontal="false" draw:type="line-callout-2" draw:modifiers="-41411.985472155 26037.5234521576 -18837.8934624697 9148.5928705440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8.784cm" svg:height="2.548cm" svg:x="17.018cm" svg:y="6.596cm">
          <text:p text:style-name="P1"><text:span text:style-name="T36">Injection de dépendances par annotations</text:span></text:p>
          <draw:enhanced-geometry svg:viewBox="0 0 21600 21600" draw:mirror-horizontal="false" draw:type="line-callout-2" draw:modifiers="-26293.7279453614 19879.7959984308 -9834.94593056346 14058.2189093762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7.39cm" svg:height="1.371cm" svg:x="18.772cm" svg:y="9.297cm">
          <text:p text:style-name="P1"><text:span text:style-name="T36">Mapping requête HTTP</text:span></text:p>
          <draw:enhanced-geometry svg:viewBox="0 0 21600 21600" draw:mirror-horizontal="false" draw:type="line-callout-2" draw:modifiers="-19212.3393316195 26511.9533527697 -10862.8331754837 15680.4664723032 -724.773373021242 8706.12244897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7.768cm" svg:height="1.532cm" svg:x="18.902cm" svg:y="11.168cm">
          <text:p text:style-name="P1"><text:span text:style-name="T36">Modèle passé à la vue pour le rendu</text:span></text:p>
          <draw:enhanced-geometry svg:viewBox="0 0 21600 21600" draw:mirror-horizontal="false" draw:type="line-callout-2" draw:modifiers="-12828.2146994465 23812.133072407 -3706.11404299138 16482.8772478499 -689.509589393744 7777.6908023483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8.784cm" svg:height="2.548cm" svg:x="18.134cm" svg:y="16.46cm">
          <text:p text:style-name="P1"><text:span text:style-name="T36">Objets chargés dans le modèle pour le rendu dans la vue</text:span></text:p>
          <draw:enhanced-geometry svg:viewBox="0 0 21600 21600" draw:mirror-horizontal="false" draw:type="line-callout-2" draw:modifiers="-11927.3306772908 -15498.7838367987 -10498.8047808765 -8660.33738721067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Rendu de la vue</text:p>
          </draw:text-box>
        </draw:frame>
        <draw:custom-shape draw:style-name="gr4" draw:text-style-name="P17" draw:layer="layout" svg:width="25.753cm" svg:height="12.265cm" svg:x="1.014cm" svg:y="7.914cm">
          <text:p text:style-name="P6"><text:span text:style-name="T231">&lt;div class="row"&gt;</text:span></text:p>
          <text:p text:style-name="P6"><text:span text:style-name="T231"><text:s text:c="2"/></text:span><text:span text:style-name="T231">&lt;h1&gt;</text:span><text:span text:style-name="T232">${message}</text:span><text:span text:style-name="T231">&lt;/h1&gt;</text:span></text:p>
          <text:p text:style-name="P6"><text:span text:style-name="T231"><text:s text:c="2"/></text:span><text:span text:style-name="T231">&lt;table class="table"&gt;</text:span></text:p>
          <text:p text:style-name="P6"><text:span text:style-name="T231"><text:s text:c="4"/></text:span><text:span text:style-name="T231">&lt;thead&gt;</text:span></text:p>
          <text:p text:style-name="P6"><text:span text:style-name="T231"><text:s text:c="6"/></text:span><text:span text:style-name="T231">&lt;tr&gt;</text:span></text:p>
          <text:p text:style-name="P6"><text:span text:style-name="T231"><text:s text:c="8"/></text:span><text:span text:style-name="T231">&lt;th&gt;ID&lt;/th&gt;</text:span></text:p>
          <text:p text:style-name="P6"><text:span text:style-name="T231"><text:s text:c="8"/></text:span><text:span text:style-name="T231">&lt;th&gt;Login&lt;/th&gt;</text:span></text:p>
          <text:p text:style-name="P6"><text:span text:style-name="T231"><text:s text:c="8"/></text:span><text:span text:style-name="T231">&lt;th&gt;Mot de passe&lt;/th&gt;</text:span></text:p>
          <text:p text:style-name="P6"><text:span text:style-name="T231"><text:s text:c="6"/></text:span><text:span text:style-name="T231">&lt;/tr&gt;</text:span></text:p>
          <text:p text:style-name="P6"><text:span text:style-name="T231"><text:s text:c="4"/></text:span><text:span text:style-name="T231">&lt;/thead&gt;</text:span></text:p>
          <text:p text:style-name="P6"><text:span text:style-name="T231"><text:s text:c="4"/></text:span><text:span text:style-name="T231">&lt;tbody&gt;</text:span></text:p>
          <text:p text:style-name="P6"><text:span text:style-name="T231"><text:s text:c="6"/></text:span><text:span text:style-name="T232">&lt;#list users as user&gt;</text:span></text:p>
          <text:p text:style-name="P6"><text:span text:style-name="T231"><text:s text:c="8"/></text:span><text:span text:style-name="T231">&lt;tr&gt;</text:span></text:p>
          <text:p text:style-name="P6"><text:span text:style-name="T231"><text:s text:c="10"/></text:span><text:span text:style-name="T231">&lt;td&gt;</text:span><text:span text:style-name="T232">${user.id}</text:span><text:span text:style-name="T231">&lt;/td&gt;</text:span></text:p>
          <text:p text:style-name="P6"><text:span text:style-name="T231"><text:s text:c="10"/></text:span><text:span text:style-name="T231">&lt;td&gt;</text:span><text:span text:style-name="T232">${user.login}</text:span><text:span text:style-name="T231">&lt;/td&gt;</text:span></text:p>
          <text:p text:style-name="P6"><text:span text:style-name="T231"><text:s text:c="10"/></text:span><text:span text:style-name="T231">&lt;td&gt;</text:span><text:span text:style-name="T232">${user.password}</text:span><text:span text:style-name="T231">&lt;/td&gt;</text:span></text:p>
          <text:p text:style-name="P6"><text:span text:style-name="T231"><text:s text:c="8"/></text:span><text:span text:style-name="T231">&lt;/tr&gt;</text:span></text:p>
          <text:p text:style-name="P6"><text:span text:style-name="T231"><text:s text:c="6"/></text:span><text:span text:style-name="T232">&lt;/#list&gt;</text:span></text:p>
          <text:p text:style-name="P6"><text:span text:style-name="T231"><text:s text:c="4"/></text:span><text:span text:style-name="T231">&lt;/tbody&gt;</text:span></text:p>
          <text:p text:style-name="P6"><text:span text:style-name="T231"><text:s text:c="2"/></text:span><text:span text:style-name="T231">&lt;/table&gt;</text:span></text:p>
          <text:p text:style-name="P6"><text:span text:style-name="T231">&lt;/div&gt;</text:span></text:p>
          <text:p text:style-name="P6"><text:span text:style-name="T23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draw:layer="layout" svg:width="6.607cm" svg:height="2.131cm" svg:x="20.825cm" svg:y="8.314cm">
          <text:p text:style-name="P1"><text:span text:style-name="T36">Référence aux objets chargés dans le modèle</text:span></text:p>
          <draw:enhanced-geometry svg:viewBox="0 0 21600 21600" draw:mirror-horizontal="false" draw:type="line-callout-2" draw:modifiers="-43072.5181598063 5450.65666041276 -18837.8934624697 9148.5928705440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1" draw:layer="layout" svg:width="7.768cm" svg:height="1.532cm" svg:x="18.902cm" svg:y="12.368cm">
          <text:p text:style-name="P1"><text:span text:style-name="T36">Itération</text:span></text:p>
          <draw:enhanced-geometry svg:viewBox="0 0 21600 21600" draw:mirror-horizontal="false" draw:type="line-callout-2" draw:modifiers="-26070.6912086498 32843.8356164383 -3706.11404299138 16482.8772478499 -689.509589393744 7777.6908023483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presentation:style-name="pr3" draw:layer="layout" svg:width="24.639cm" svg:height="12.18cm" svg:x="1.525cm" svg:y="4.914cm" presentation:class="outline" presentation:user-transformed="true">
          <draw:text-box>
            <text:list text:style-name="L3">
              <text:list-item>
                <text:p>Moteur de template Freemarker</text:p>
                <text:list>
                  <text:list-item>
                    <text:p>Autres options possible : JSP, Velocity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P spring-boot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ancement d'une application Spring Boot</text:p>
              </text:list-item>
              <text:list-item>
                <text:p>Contrôleur REST et HTML</text:p>
              </text:list-item>
              <text:list-item>
                <text:p>Configuration d'une application Spring Boot</text:p>
              </text:list-item>
              <text:list-item>
                <text:p>Utilisation de l'Actuator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onospace1" svg:font-family="Monospace" style:font-pitch="fixed"/>
    <style:font-face style:name="Courier New1" svg:font-family="'Courier New'" style:font-family-generic="modern" style:font-pitch="fixed"/>
    <style:font-face style:name="Monospace3" svg:font-family="Monospace" style:font-family-generic="roman" style:font-pitch="fixed"/>
    <style:font-face style:name="Arial2" svg:font-family="Arial" style:font-pitch="variable"/>
    <style:font-face style:name="Lohit Hindi1" svg:font-family="'Lohit Hindi'" style:font-pitch="variable"/>
    <style:font-face style:name="Monospace" svg:font-family="Monospace" style:font-pitch="variable"/>
    <style:font-face style:name="WenQuanYi Micro Hei1" svg:font-family="'WenQuanYi Micro He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onospace2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6" draw:display-name="Gradient 16" draw:style="linear" draw:start-color="#e6e6e6" draw:end-color="#fefefe" draw:start-intensity="100%" draw:end-intensity="100%" draw:angle="2250" draw:border="0%"/>
    <draw:gradient draw:name="Gradient_20_25" draw:display-name="Gradient 25" draw:style="linear" draw:start-color="#dc2300" draw:end-color="#fefefe" draw:start-intensity="100%" draw:end-intensity="100%" draw:angle="2250" draw:border="0%"/>
    <draw:gradient draw:name="Gradient_20_26" draw:display-name="Gradient 26" draw:style="linear" draw:start-color="#008000" draw:end-color="#fefefe" draw:start-intensity="100%" draw:end-intensity="100%" draw:angle="2250" draw:border="0%"/>
    <draw:gradient draw:name="Gradient_20_28" draw:display-name="Gradient 28" draw:style="linear" draw:start-color="#c5000b" draw:end-color="#fefefe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e6e6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none" fo:clip="rect(0cm, 0cm, 0cm, 0cm)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152cm" svg:stroke-color="#e6e6e6" draw:marker-start-width="0.427cm" draw:marker-end-width="0.427cm" draw:fill="none" draw:textarea-vertical-align="middle" fo:padding-top="0.075cm" fo:padding-bottom="0.075cm" fo:padding-left="0.075cm" fo:padding-right="0.07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7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8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0pt" fo:language="en" fo:country="GB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8.194cm" svg:height="3.80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9cm" svg:height="3.506cm" svg:x="1.4cm" svg:y="0.2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5" draw:layer="backgroundobjects" svg:x1="0cm" svg:y1="3.864cm" svg:x2="28cm" svg:y2="3.864cm">
        <text:p/>
      </draw:line>
      <draw:custom-shape draw:style-name="Mgr4" draw:text-style-name="MP7" draw:layer="backgroundobjects" svg:width="3.006cm" svg:height="0.44cm" svg:x="0.094cm" svg:y="20.109cm">
        <text:p text:style-name="MP6"><text:span text:style-name="MT2">© Zenika 2015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name="AutoShape 8" draw:style-name="Mgr5" draw:text-style-name="MP8" draw:layer="backgroundobjects" svg:width="4.123cm" svg:height="1.499cm" svg:x="23.277cm" svg:y="1.198cm">
        <text:p/>
        <draw:enhanced-geometry svg:viewBox="0 0 21600 21600" draw:path-stretchpoint-x="10800" draw:path-stretchpoint-y="10800" draw:text-areas="?f3 ?f4 ?f5 ?f6" draw:type="non-primitive" draw:modifiers="66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name="Picture 9" draw:style-name="Mgr6" draw:layer="backgroundobjects" svg:width="3.493cm" svg:height="1.124cm" svg:x="23.586cm" svg:y="1.392cm">
        <draw:image xlink:href="Pictures/10000000000000D30000004465AA418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16T21:06:04</meta:creation-date>
    <meta:generator>LibreOffice/4.2.8.2$Linux_X86_64 LibreOffice_project/420m0$Build-2</meta:generator>
    <dc:date>2015-10-26T13:28:50.480336931</dc:date>
    <meta:editing-duration>P2DT1H59M12S</meta:editing-duration>
    <meta:editing-cycles>331</meta:editing-cycles>
    <meta:document-statistic meta:object-count="564"/>
  </office:meta>
</office:document-meta>
</file>